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officeooo:paragraph-rsid="0278e82a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rsid="01658672" officeooo:paragraph-rsid="025e2c84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rsid="01658672" officeooo:paragraph-rsid="02816650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3577ea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7ffe7e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03baa4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5" style:family="paragraph" style:parent-style-name="Standard">
      <style:paragraph-properties fo:line-height="100%"/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3" fo:font-size="11pt" fo:language="nl" fo:country="NL" fo:font-weight="normal" officeooo:rsid="000cf346" officeooo:paragraph-rsid="002bb4d0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7" style:family="paragraph" style:parent-style-name="Standard">
      <style:text-properties officeooo:paragraph-rsid="02d51e68"/>
    </style:style>
    <style:style style:name="P18" style:family="paragraph" style:parent-style-name="Footnote">
      <style:text-properties officeooo:paragraph-rsid="01af3a40"/>
    </style:style>
    <style:style style:name="P19" style:family="paragraph" style:parent-style-name="Footnote">
      <style:text-properties officeooo:paragraph-rsid="01b753db"/>
    </style:style>
    <style:style style:name="P20" style:family="paragraph" style:parent-style-name="Footnote">
      <style:text-properties officeooo:paragraph-rsid="01c2dd13"/>
    </style:style>
    <style:style style:name="P21" style:family="paragraph" style:parent-style-name="Footnote">
      <style:text-properties officeooo:rsid="016fb856" officeooo:paragraph-rsid="017062b2"/>
    </style:style>
    <style:style style:name="P22" style:family="paragraph" style:parent-style-name="Footnote">
      <style:text-properties officeooo:rsid="016fb856" officeooo:paragraph-rsid="01748224"/>
    </style:style>
    <style:style style:name="P23" style:family="paragraph" style:parent-style-name="Footnote">
      <style:text-properties officeooo:paragraph-rsid="0232114b"/>
    </style:style>
    <style:style style:name="P24" style:family="paragraph" style:parent-style-name="Footnote">
      <style:text-properties officeooo:rsid="0270f8f4" officeooo:paragraph-rsid="0270f8f4"/>
    </style:style>
    <style:style style:name="P25" style:family="paragraph" style:parent-style-name="Footnote">
      <style:text-properties officeooo:paragraph-rsid="028ea086"/>
    </style:style>
    <style:style style:name="P26" style:family="paragraph" style:parent-style-name="Footnote">
      <style:text-properties officeooo:rsid="043ccc66" officeooo:paragraph-rsid="046b982c"/>
    </style:style>
    <style:style style:name="P27" style:family="paragraph" style:parent-style-name="Footnote">
      <style:text-properties officeooo:rsid="04965694" officeooo:paragraph-rsid="04965694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31d3cd6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2d227ec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200266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paragraph-rsid="0305bcb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rsid="0213df71" officeooo:paragraph-rsid="0213df7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font-style="normal" officeooo:paragraph-rsid="01de800b" style:font-size-asian="11pt" style:font-style-asian="normal" style:font-size-complex="11pt" style:font-style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78e82a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31e1d7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33dd6e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paragraph-rsid="00d87edf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36e151e" fo:background-color="transparent" style:language-asian="nl" style:country-asian="NL" style:font-weight-asian="normal" style:font-weight-complex="normal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54a53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78e82a"/>
    </style:style>
    <style:style style:name="P4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3dd6e0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37320e"/>
    </style:style>
    <style:style style:name="P4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0dbb5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6f8795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17166e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1a72c8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613c71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4c71a"/>
    </style:style>
    <style:style style:name="P5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3c6816"/>
    </style:style>
    <style:style style:name="P5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573e2"/>
    </style:style>
    <style:style style:name="P5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6ba2c"/>
    </style:style>
    <style:style style:name="P5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Ubuntu3" fo:font-size="11pt" officeooo:paragraph-rsid="0217166e" style:font-size-asian="11pt" style:font-size-complex="11pt"/>
    </style:style>
    <style:style style:name="P59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fo:font-weight="normal" officeooo:paragraph-rsid="0200266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6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font-style="normal" officeooo:paragraph-rsid="0217166e" style:font-size-asian="11pt" style:font-style-asian="normal" style:font-size-complex="11pt" style:font-style-complex="normal"/>
    </style:style>
    <style:style style:name="P6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officeooo:paragraph-rsid="0217166e"/>
    </style:style>
    <style:style style:name="P63" style:family="paragraph" style:parent-style-name="Standard" style:list-style-name="L2"/>
    <style:style style:name="P64" style:family="paragraph" style:parent-style-name="Standard" style:list-style-name="L2">
      <style:text-properties officeooo:paragraph-rsid="02c54a53"/>
    </style:style>
    <style:style style:name="P65" style:family="paragraph" style:parent-style-name="Standard" style:list-style-name="L2">
      <style:text-properties officeooo:paragraph-rsid="036c66ca"/>
    </style:style>
    <style:style style:name="P66" style:family="paragraph" style:parent-style-name="Standard" style:list-style-name="L2">
      <style:text-properties officeooo:paragraph-rsid="036437a5"/>
    </style:style>
    <style:style style:name="P67" style:family="paragraph" style:parent-style-name="Standard" style:list-style-name="L2">
      <style:text-properties officeooo:paragraph-rsid="0303d247"/>
    </style:style>
    <style:style style:name="P68" style:family="paragraph" style:parent-style-name="Standard" style:list-style-name="L2">
      <style:text-properties officeooo:paragraph-rsid="0278e82a"/>
    </style:style>
    <style:style style:name="P69" style:family="paragraph" style:parent-style-name="Standard" style:list-style-name="L2">
      <style:text-properties officeooo:paragraph-rsid="02f41054"/>
    </style:style>
    <style:style style:name="P70" style:family="paragraph" style:parent-style-name="Standard" style:list-style-name="L2">
      <style:text-properties officeooo:paragraph-rsid="036f8795"/>
    </style:style>
    <style:style style:name="P71" style:family="paragraph" style:parent-style-name="Standard" style:list-style-name="L2">
      <style:text-properties officeooo:paragraph-rsid="02c72d13"/>
    </style:style>
    <style:style style:name="P72" style:family="paragraph" style:parent-style-name="Standard" style:list-style-name="L2">
      <style:text-properties officeooo:paragraph-rsid="031bb0bb"/>
    </style:style>
    <style:style style:name="P73" style:family="paragraph" style:parent-style-name="Standard" style:list-style-name="L2">
      <style:text-properties officeooo:paragraph-rsid="02edc4f6"/>
    </style:style>
    <style:style style:name="P74" style:family="paragraph" style:parent-style-name="Standard" style:list-style-name="L2">
      <style:text-properties officeooo:paragraph-rsid="02fc6ae1"/>
    </style:style>
    <style:style style:name="P75" style:family="paragraph" style:parent-style-name="Standard" style:list-style-name="L2">
      <style:text-properties officeooo:paragraph-rsid="0354522f"/>
    </style:style>
    <style:style style:name="P76" style:family="paragraph" style:parent-style-name="Standard" style:list-style-name="L2">
      <style:text-properties officeooo:paragraph-rsid="02d684a1"/>
    </style:style>
    <style:style style:name="P77" style:family="paragraph" style:parent-style-name="Standard" style:list-style-name="L2">
      <style:text-properties officeooo:paragraph-rsid="02dbb24e"/>
    </style:style>
    <style:style style:name="P78" style:family="paragraph" style:parent-style-name="Standard" style:list-style-name="L2">
      <style:text-properties officeooo:paragraph-rsid="02dc9b34"/>
    </style:style>
    <style:style style:name="P79" style:family="paragraph" style:parent-style-name="Standard" style:list-style-name="L2">
      <style:text-properties officeooo:paragraph-rsid="02f34cf8"/>
    </style:style>
    <style:style style:name="P80" style:family="paragraph" style:parent-style-name="Standard" style:list-style-name="L2">
      <style:text-properties officeooo:paragraph-rsid="02b31ec0"/>
    </style:style>
    <style:style style:name="P81" style:family="paragraph" style:parent-style-name="Standard" style:list-style-name="L2">
      <style:text-properties officeooo:paragraph-rsid="02deb415"/>
    </style:style>
    <style:style style:name="P82" style:family="paragraph" style:parent-style-name="Standard" style:list-style-name="L2">
      <style:text-properties officeooo:paragraph-rsid="031c84d9"/>
    </style:style>
    <style:style style:name="P83" style:family="paragraph" style:parent-style-name="Standard" style:list-style-name="L2">
      <style:text-properties officeooo:paragraph-rsid="02b2b3f5"/>
    </style:style>
    <style:style style:name="P84" style:family="paragraph" style:parent-style-name="Standard" style:list-style-name="L2">
      <style:text-properties officeooo:paragraph-rsid="03613c71"/>
    </style:style>
    <style:style style:name="P85" style:family="paragraph" style:parent-style-name="Standard" style:list-style-name="L2">
      <style:text-properties style:font-name="Ubuntu3" fo:font-size="11pt" officeooo:rsid="01c83610" officeooo:paragraph-rsid="00caceeb" style:font-size-asian="11pt" style:font-size-complex="11pt"/>
    </style:style>
    <style:style style:name="P86" style:family="paragraph" style:parent-style-name="Standard" style:list-style-name="L2">
      <style:text-properties fo:color="#000000" style:font-name="Ubuntu3" fo:font-size="11pt" officeooo:paragraph-rsid="00805385" style:font-size-asian="11pt" style:font-size-complex="11pt"/>
    </style:style>
    <style:style style:name="P87" style:family="paragraph" style:parent-style-name="Standard" style:list-style-name="L2">
      <style:text-properties fo:color="#000000" style:font-name="Ubuntu3" fo:font-size="11pt" fo:font-style="normal" style:font-size-asian="11pt" style:font-style-asian="normal" style:font-size-complex="11pt" style:font-style-complex="normal"/>
    </style:style>
    <style:style style:name="P88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9" style:family="paragraph" style:parent-style-name="Standard" style:list-style-name="L3">
      <style:text-properties fo:color="#000000" style:font-name="Bitstream Vera Sans" fo:font-size="10pt" fo:language="nl" fo:country="NL" fo:font-style="normal" fo:font-weight="normal" officeooo:paragraph-rsid="035db86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0" style:family="paragraph" style:parent-style-name="Standard" style:list-style-name="L3"/>
    <style:style style:name="P91" style:family="paragraph" style:parent-style-name="Standard" style:list-style-name="L2">
      <style:text-properties fo:font-style="normal" officeooo:paragraph-rsid="02d752a8" style:font-style-asian="normal" style:font-style-complex="normal"/>
    </style:style>
    <style:style style:name="P92" style:family="paragraph" style:parent-style-name="Standard" style:list-style-name="L3">
      <style:text-properties style:font-name="Bitstream Vera Sans" fo:font-size="10pt" fo:language="nl" fo:country="NL" officeooo:paragraph-rsid="01528b86" fo:background-color="transparent" style:font-size-asian="10pt" style:language-asian="nl" style:country-asian="NL" style:font-name-complex="Bitstream Vera Sans" style:font-size-complex="10pt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Ubuntu" fo:font-size="8pt" fo:font-style="normal" style:text-underline-style="none" fo:font-weight="normal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1pt" officeooo:rsid="0016af72" style:font-size-asian="11pt" style:font-size-complex="11pt"/>
    </style:style>
    <style:style style:name="T3" style:family="text">
      <style:text-properties style:font-name="Ubuntu3" fo:font-size="11pt" officeooo:rsid="006eb62a" style:font-size-asian="11pt" style:font-size-complex="11pt"/>
    </style:style>
    <style:style style:name="T4" style:family="text">
      <style:text-properties style:font-name="Ubuntu3" fo:font-size="11pt" officeooo:rsid="00e9a617" style:font-size-asian="11pt" style:font-size-complex="11pt"/>
    </style:style>
    <style:style style:name="T5" style:family="text">
      <style:text-properties style:font-name="Ubuntu3" fo:font-size="11pt" officeooo:rsid="00ed7d91" style:font-size-asian="11pt" style:font-size-complex="11pt"/>
    </style:style>
    <style:style style:name="T6" style:family="text">
      <style:text-properties style:font-name="Ubuntu3" fo:font-size="11pt" officeooo:rsid="01bf4eea" style:font-size-asian="11pt" style:font-size-complex="11pt"/>
    </style:style>
    <style:style style:name="T7" style:family="text">
      <style:text-properties style:font-name="Ubuntu3" fo:font-size="11pt" officeooo:rsid="01c83610" style:font-size-asian="11pt" style:font-size-complex="11pt"/>
    </style:style>
    <style:style style:name="T8" style:family="text">
      <style:text-properties style:font-name="Ubuntu3" fo:font-size="11pt" officeooo:rsid="033dd6e0" style:font-size-asian="11pt" style:font-size-complex="11pt"/>
    </style:style>
    <style:style style:name="T9" style:family="text">
      <style:text-properties style:font-name="Ubuntu3" fo:font-size="11pt" officeooo:rsid="02a5fdc8" style:font-size-asian="11pt" style:font-size-complex="11pt"/>
    </style:style>
    <style:style style:name="T10" style:family="text">
      <style:text-properties style:font-name="Ubuntu3" fo:font-size="11pt" officeooo:rsid="0296600f" style:font-size-asian="11pt" style:font-size-complex="11pt"/>
    </style:style>
    <style:style style:name="T11" style:family="text">
      <style:text-properties style:font-name="Ubuntu3" fo:font-size="11pt" officeooo:rsid="0325957c" style:font-size-asian="11pt" style:font-size-complex="11pt"/>
    </style:style>
    <style:style style:name="T12" style:family="text">
      <style:text-properties style:font-name="Ubuntu3" fo:font-size="11pt" officeooo:rsid="01657261" style:font-size-asian="11pt" style:font-size-complex="11pt"/>
    </style:style>
    <style:style style:name="T13" style:family="text">
      <style:text-properties style:font-name="Ubuntu3" fo:font-size="11pt" officeooo:rsid="006f3e32" style:font-size-asian="11pt" style:font-size-complex="11pt"/>
    </style:style>
    <style:style style:name="T14" style:family="text">
      <style:text-properties style:font-name="Ubuntu3" fo:font-size="11pt" officeooo:rsid="02dbb24e" style:font-size-asian="11pt" style:font-size-complex="11pt"/>
    </style:style>
    <style:style style:name="T15" style:family="text">
      <style:text-properties style:font-name="Ubuntu3" fo:font-size="11pt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" style:family="text">
      <style:text-properties style:font-name="Ubuntu3" fo:font-size="11pt" fo:language="nl" fo:country="NL" fo:font-style="normal" style:text-underline-style="none" fo:font-weight="normal" officeooo:rsid="0206ba2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" style:family="text">
      <style:text-properties style:font-name="Ubuntu3"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18" style:family="text">
      <style:text-properties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9" style:family="text">
      <style:text-properties style:font-name="Ubuntu3" fo:font-size="11pt" fo:language="nl" fo:country="N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0" style:family="text">
      <style:text-properties style:font-name="Ubuntu3" fo:font-size="11pt" fo:language="nl" fo:country="NL" officeooo:rsid="019fe3c1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1" style:family="text">
      <style:text-properties style:font-name="Ubuntu3" fo:font-size="11pt" fo:language="nl" fo:country="NL" officeooo:rsid="02523531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" style:family="text">
      <style:text-properties style:font-name="Ubuntu3" fo:font-size="11pt" fo:language="nl" fo:country="NL" officeooo:rsid="02a178fd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3" style:family="text">
      <style:text-properties style:font-name="Ubuntu3" fo:font-size="11pt"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" style:family="text">
      <style:text-properties style:font-name="Ubuntu3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font-name="Ubuntu3" fo:font-size="11pt" fo:font-weight="normal" officeooo:rsid="033dd6e0" style:font-size-asian="11pt" style:font-weight-asian="normal" style:font-size-complex="11pt" style:font-weight-complex="normal"/>
    </style:style>
    <style:style style:name="T26" style:family="text">
      <style:text-properties style:font-name="Ubuntu3" fo:font-size="11pt" fo:font-weight="normal" officeooo:rsid="0325957c" style:font-size-asian="11pt" style:font-weight-asian="normal" style:font-size-complex="11pt" style:font-weight-complex="normal"/>
    </style:style>
    <style:style style:name="T27" style:family="text">
      <style:text-properties style:font-name="Ubuntu3" fo:font-size="11pt" officeooo:rsid="02907b8c"/>
    </style:style>
    <style:style style:name="T28" style:family="text">
      <style:text-properties style:font-name="Ubuntu3" fo:font-size="11pt" officeooo:rsid="03204a59"/>
    </style:style>
    <style:style style:name="T29" style:family="text">
      <style:text-properties style:font-name="Ubuntu3" fo:font-size="11pt" style:font-name-asian="DejaVu Sans1" style:font-size-asian="11pt" style:font-size-complex="11pt"/>
    </style:style>
    <style:style style:name="T30" style:family="text">
      <style:text-properties style:font-name="Ubuntu3" fo:font-size="11pt" officeooo:rsid="00b748f9" style:font-name-asian="DejaVu Sans1" style:font-size-asian="11pt" style:font-size-complex="11pt"/>
    </style:style>
    <style:style style:name="T31" style:family="text">
      <style:text-properties style:font-name="Ubuntu3" fo:font-size="10pt" style:font-size-asian="10pt" style:font-size-complex="10pt"/>
    </style:style>
    <style:style style:name="T32" style:family="text">
      <style:text-properties fo:language="nl" fo:country="NL" style:language-asian="nl" style:country-asian="NL"/>
    </style:style>
    <style:style style:name="T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f79a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d9dc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dd5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e364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3a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b18d9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832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210656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63264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style:text-line-through-style="none" style:text-line-through-typ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7bad96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cc8fd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c499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572a6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bddfbe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ac2e53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61efa3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d5b035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dd5987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5eeeb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f4105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f75708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3dd6e0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a5fdc8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96600f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25957c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7b7cd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7bad9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4b733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4dc02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ab7958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046a82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0602aa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3c1ad4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8a4a33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9d263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a1f663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9ee70c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d02d7d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1278f41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2ade21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2c1ac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2e773e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bddfbe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7718bb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83480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b2b3f5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aecdf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b9dabc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cf3135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96cf6b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99c63d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92661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a05905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ebbf55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3223c1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58881f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b748f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dbb24e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dfab35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e0d0bf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ff13e0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0ab03a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46a6e0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87ff3f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2b2c33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3dacca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3dd6e0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42168b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43ef00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a5fdc8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96600f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25957c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2e6b42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3d5197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bddfbe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ec8c6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edc4f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ef7e3e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2fc6ae1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54522f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559554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ed8888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305bcbd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normal" officeooo:rsid="00bddfbe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bold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2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bold" officeooo:rsid="02f75708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2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bold" officeooo:rsid="007bad96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2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bold" officeooo:rsid="022e773e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3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font-weight="bold" officeooo:rsid="02ff13e0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3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13df71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8bf67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153bda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55eeeb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a8ddf8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5572a6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327323a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3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923c7d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14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7b7cd9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bddfbe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3223c1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1046a82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da7c03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a05905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32b2c33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33dacca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dbb24e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4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a4b733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0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0a4dc02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1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96cf6b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2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337e3d6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3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b2b3f5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4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33989d1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155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a7dbb6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language-complex="nl" style:country-complex="NL" style:font-style-complex="normal"/>
    </style:style>
    <style:style style:name="T156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ef7e3e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language-complex="nl" style:country-complex="NL" style:font-style-complex="normal"/>
    </style:style>
    <style:style style:name="T157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333bc56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language-complex="nl" style:country-complex="NL" style:font-style-complex="normal"/>
    </style:style>
    <style:style style:name="T158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officeooo:rsid="02fc6ae1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language-complex="nl" style:country-complex="NL" style:font-style-complex="normal"/>
    </style:style>
    <style:style style:name="T159" style:family="text">
      <style:text-properties fo:color="#000000" style:text-line-through-style="none" style:text-line-through-type="none" style:font-name="Ubuntu3" fo:font-size="11pt" fo:language="nl" fo:country="NL" fo:font-style="normal" style:text-underline-style="none" fo:background-color="transparent" loext:char-shading-value="0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160" style:family="text">
      <style:text-properties fo:color="#000000" style:text-line-through-style="none" style:text-line-through-type="none" style:font-name="Ubuntu3" fo:font-size="11pt" fo:language="nl" fo:country="NL" fo:font-style="normal" fo:font-weight="normal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7bad96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926619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22d8801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1pt" fo:language="nl" fo:country="NL" fo:font-style="normal" fo:font-weight="normal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7bad9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193e281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aaf0a6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2fc8c51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1pt" fo:language="nl" fo:country="NL" fo:font-style="normal" fo:font-weight="normal" officeooo:rsid="00ed8888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font-size="11pt" fo:language="nl" fo:country="NL" fo:font-style="normal" fo:font-weight="bold" officeooo:rsid="007bad96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1pt" fo:language="nl" fo:country="NL" fo:font-style="normal" fo:font-weight="bold" officeooo:rsid="03355408" fo:background-color="transparent" loext:char-shading-value="0" style:font-name-asian="DejaVu Sans1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size-complex="11pt" style:font-weight-complex="normal"/>
    </style:style>
    <style:style style:name="T173" style:family="text">
      <style:text-properties fo:color="#000000" style:text-line-through-style="none" style:text-line-through-type="none" style:font-name="Ubuntu3" fo:font-size="11pt" fo:language="nl" fo:country="NL" fo:font-weight="normal" officeooo:rsid="02b31ec0" fo:background-color="transparent" loext:char-shading-value="0" style:font-size-asian="11pt" style:language-asian="nl" style:country-asian="NL" style:font-weight-asian="normal" style:font-size-complex="11pt" style:font-weight-complex="normal"/>
    </style:style>
    <style:style style:name="T174" style:family="text">
      <style:text-properties fo:color="#000000" style:text-line-through-style="none" style:text-line-through-type="none"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75" style:family="text">
      <style:text-properties fo:color="#000000" style:text-line-through-style="none" style:text-line-through-type="none" style:font-name="Ubuntu3" fo:font-size="11pt" fo:language="nl" fo:country="NL" fo:font-weight="normal" officeooo:rsid="0274b86e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176" style:family="text">
      <style:text-properties fo:color="#000000" style:text-line-through-style="none" style:text-line-through-type="none" style:font-name="Ubuntu3" fo:font-size="11pt" fo:language="nl" fo:country="NL" fo:font-weight="normal" officeooo:rsid="00bddfbe" fo:background-color="transparent" loext:char-shading-value="0" style:font-name-asian="DejaVu Sans1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177" style:family="text">
      <style:text-properties fo:color="#000000" style:text-line-through-style="none" style:text-line-through-type="none" style:font-name="Ubuntu3" fo:font-size="11pt" fo:language="nl" fo:country="NL" fo:font-weight="normal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78" style:family="text">
      <style:text-properties fo:color="#000000" style:text-line-through-style="none" style:text-line-through-type="none" style:font-name="Ubuntu3" fo:font-size="11pt" fo:language="nl" fo:country="NL" fo:font-weight="normal" officeooo:rsid="00cc2b1b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79" style:family="text">
      <style:text-properties fo:color="#000000" style:text-line-through-style="none" style:text-line-through-type="none" style:font-name="Ubuntu3" fo:font-size="11pt" fo:language="nl" fo:country="NL" fo:font-weight="normal" officeooo:rsid="00ce23dc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180" style:family="text">
      <style:text-properties fo:color="#000000" style:text-line-through-style="none" style:text-line-through-type="none" style:font-name="Ubuntu3" fo:font-size="11pt" fo:language="nl" fo:country="NL" fo:font-weight="normal" officeooo:rsid="02c02e8b" style:font-name-asian="DejaVu Sans1" style:font-size-asian="11pt" style:language-asian="nl" style:country-asian="NL" style:font-weight-asian="normal" style:font-name-complex="Bitstream Vera Sans" style:font-size-complex="11pt" style:language-complex="nl" style:country-complex="NL" style:font-weight-complex="normal"/>
    </style:style>
    <style:style style:name="T181" style:family="text">
      <style:text-properties fo:color="#000000" style:text-line-through-style="none" style:text-line-through-type="none" style:font-name="Ubuntu3" fo:font-size="11pt" fo:language="nl" fo:country="NL" fo:font-weight="normal" officeooo:rsid="02c9ba46" style:font-name-asian="DejaVu Sans1" style:font-size-asian="11pt" style:language-asian="nl" style:country-asian="NL" style:font-weight-asian="normal" style:font-name-complex="Bitstream Vera Sans" style:font-size-complex="11pt" style:language-complex="nl" style:country-complex="NL" style:font-weight-complex="normal"/>
    </style:style>
    <style:style style:name="T182" style:family="text">
      <style:text-properties fo:color="#000000" style:text-line-through-style="none" style:text-line-through-type="none" style:font-name="Ubuntu3" fo:font-size="11pt" fo:language="nl" fo:country="NL" fo:font-weight="normal" officeooo:rsid="02d2066d" style:font-name-asian="DejaVu Sans1" style:font-size-asian="11pt" style:language-asian="nl" style:country-asian="NL" style:font-weight-asian="normal" style:font-name-complex="Bitstream Vera Sans" style:font-size-complex="11pt" style:language-complex="nl" style:country-complex="NL" style:font-weight-complex="normal"/>
    </style:style>
    <style:style style:name="T183" style:family="text">
      <style:text-properties fo:color="#000000" style:text-line-through-style="none" style:text-line-through-type="none" style:font-name="Ubuntu3" fo:font-size="11pt" fo:language="nl" fo:country="NL" style:text-underline-style="none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84" style:family="text">
      <style:text-properties fo:color="#000000" style:text-line-through-style="none" style:text-line-through-type="none" style:font-name="Ubuntu3" fo:font-size="11pt" fo:language="nl" fo:country="NL" style:text-underline-style="none" fo:font-weight="normal" officeooo:rsid="00bddfbe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185" style:family="text">
      <style:text-properties fo:color="#000000" style:text-line-through-style="none" style:text-line-through-type="none" style:font-name="Ubuntu3" fo:font-size="11pt" fo:language="nl" fo:country="NL" officeooo:rsid="02b31ec0" fo:background-color="transparent" loext:char-shading-value="0" style:font-size-asian="11pt" style:language-asian="nl" style:country-asian="NL" style:font-size-complex="11pt"/>
    </style:style>
    <style:style style:name="T186" style:family="text">
      <style:text-properties fo:color="#000000" style:text-line-through-style="none" style:text-line-through-type="none" style:font-name="Ubuntu3" fo:font-size="11pt" fo:language="nl" fo:country="NL" officeooo:rsid="0336d01d" fo:background-color="transparent" loext:char-shading-value="0" style:font-size-asian="11pt" style:language-asian="nl" style:country-asian="NL" style:font-size-complex="11pt"/>
    </style:style>
    <style:style style:name="T187" style:family="text">
      <style:text-properties fo:color="#000000" style:text-line-through-style="none" style:text-line-through-type="none" style:font-name="Ubuntu3" fo:font-size="11pt" style:text-underline-style="none" style:font-size-asian="11pt" style:font-size-complex="11pt"/>
    </style:style>
    <style:style style:name="T188" style:family="text">
      <style:text-properties fo:color="#000000" style:text-line-through-style="none" style:text-line-through-type="none" style:font-name="Ubuntu3" fo:font-size="11pt" style:text-underline-style="none" officeooo:rsid="01492873" style:font-size-asian="11pt" style:font-size-complex="11pt"/>
    </style:style>
    <style:style style:name="T189" style:family="text">
      <style:text-properties fo:color="#000000" style:text-line-through-style="none" style:text-line-through-type="none" style:font-name="Ubuntu3" fo:font-size="11pt" style:text-underline-style="none" officeooo:rsid="01657261" style:font-size-asian="11pt" style:font-size-complex="11pt"/>
    </style:style>
    <style:style style:name="T190" style:family="text">
      <style:text-properties fo:color="#000000" style:text-line-through-style="none" style:text-line-through-type="none" style:font-name="Ubuntu3" fo:font-size="11pt" style:text-underline-style="none" officeooo:rsid="03632649" style:font-size-asian="11pt" style:font-size-complex="11pt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856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596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87529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language="nl" fo:country="NL" fo:font-style="normal" fo:font-weight="normal" officeooo:rsid="04268a7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language="nl" fo:country="NL" fo:font-style="normal" fo:font-weight="normal" officeooo:rsid="0412ef2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language="nl" fo:country="NL" fo:font-style="normal" fo:font-weight="normal" officeooo:rsid="04279af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language="nl" fo:country="NL" fo:font-style="normal" fo:font-weight="normal" officeooo:rsid="0481432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language="nl" fo:country="NL" fo:font-style="normal" fo:font-weight="normal" officeooo:rsid="049b9ed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language="nl" fo:country="NL" fo:font-style="normal" fo:font-weight="normal" officeooo:rsid="040e2b2e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fo:language="nl" fo:country="NL" fo:font-style="normal" style:text-underline-style="none" officeooo:rsid="02106567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2" style:family="text">
      <style:text-properties fo:color="#000000" style:text-line-through-style="none" style:text-line-through-type="none" fo:language="nl" fo:country="NL" fo:font-style="normal" style:text-underline-style="none" officeooo:rsid="0487529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3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fo:language="nl" fo:country="NL" fo:font-style="normal" fo:font-weight="normal" officeooo:rsid="03fa8df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fo:language="nl" fo:country="NL" fo:font-style="normal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 Mono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style:text-line-through-style="none" style:text-line-through-typ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fo:font-size="10pt" fo:language="nl" fo:country="NL" fo:font-style="normal" fo:font-weight="normal" officeooo:rsid="01add539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fo:font-size="10pt" fo:language="nl" fo:country="NL" fo:font-style="normal" fo:font-weight="normal" officeooo:rsid="010a019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fo:font-size="10pt" fo:language="nl" fo:country="NL" fo:font-style="normal" fo:font-weight="normal" officeooo:rsid="0115f0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fo:font-size="10pt" fo:language="nl" fo:country="NL" fo:font-style="normal" fo:font-weight="bold" officeooo:rsid="01add539" style:font-size-asian="10pt" style:language-asian="nl" style:country-asian="NL" style:font-style-asian="normal" style:font-weight-asian="bold" style:font-size-complex="10pt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Bitstream Vera Sans" fo:font-size="11pt" fo:language="nl" fo:country="NL" fo:font-style="normal" style:text-underline-style="none" fo:font-weight="normal" officeooo:rsid="033dd6e0" fo:background-color="transparent" loext:char-shading-value="0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16" style:family="text">
      <style:text-properties fo:color="#000000" style:text-line-through-style="none" style:text-line-through-type="none" fo:font-size="11pt" fo:language="nl" fo:country="NL" fo:font-style="normal" fo:font-weight="normal" officeooo:rsid="0325957c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17" style:family="text">
      <style:text-properties fo:color="#000000" style:text-line-through-style="none" style:text-line-through-type="none" fo:font-size="11pt" fo:language="nl" fo:country="NL" fo:font-style="normal" style:text-underline-style="none" officeooo:rsid="0325957c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18" style:family="text">
      <style:text-properties fo:color="#000000" style:text-line-through-style="none" style:text-line-through-type="none" fo:font-size="11pt" fo:language="nl" fo:country="NL" fo:font-style="normal" style:text-underline-style="none" officeooo:rsid="033dd6e0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19" style:family="text">
      <style:text-properties fo:color="#000000" style:text-line-through-style="none" style:text-line-through-type="none" fo:font-size="11pt" fo:language="nl" fo:country="NL" fo:font-style="normal" style:text-underline-style="none" officeooo:rsid="023223c1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20" style:family="text">
      <style:text-properties fo:color="#000000" style:text-line-through-style="none" style:text-line-through-type="none" fo:font-size="11pt" fo:language="nl" fo:country="NL" fo:font-style="normal" style:text-underline-style="none" officeooo:rsid="0325957c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21" style:family="text">
      <style:text-properties fo:color="#000000" style:text-line-through-style="none" style:text-line-through-type="none" fo:font-size="11pt" fo:language="nl" fo:country="NL" fo:font-style="normal" style:text-underline-style="none" officeooo:rsid="033dd6e0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22" style:family="text">
      <style:text-properties fo:color="#000000" style:text-line-through-style="none" style:text-line-through-type="none" fo:font-size="11pt" fo:language="nl" fo:country="NL" fo:font-style="normal" style:text-underline-style="none" officeooo:rsid="032e6b42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23" style:family="text">
      <style:text-properties fo:color="#000000" style:text-line-through-style="none" style:text-line-through-type="none" fo:font-size="11pt" fo:language="nl" fo:country="NL" fo:font-style="normal" style:text-underline-style="none" officeooo:rsid="033c6816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24" style:family="text">
      <style:text-properties fo:color="#000000" style:text-line-through-style="none" style:text-line-through-type="none" fo:font-size="11pt" fo:language="nl" fo:country="NL" fo:font-style="normal" style:text-underline-style="none" officeooo:rsid="033dacca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25" style:family="text">
      <style:text-properties fo:color="#000000" style:text-line-through-style="none" style:text-line-through-type="none" fo:font-size="11pt" fo:language="nl" fo:country="NL" fo:font-style="normal" style:text-underline-style="none" officeooo:rsid="0354522f" fo:background-color="transparent" loext:char-shading-value="0" style:font-name-asian="DejaVu Sans1" style:font-size-asian="11pt" style:language-asian="nl" style:country-asian="NL" style:font-style-asian="normal" style:font-name-complex="Bitstream Vera Sans" style:font-size-complex="11pt" style:language-complex="nl" style:country-complex="NL" style:font-style-complex="normal"/>
    </style:style>
    <style:style style:name="T226" style:family="text">
      <style:text-properties fo:color="#000000"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7" style:family="text">
      <style:text-properties fo:color="#000000" style:font-name="Ubuntu3" fo:font-size="11pt" fo:language="nl" fo:country="NL" fo:font-weight="normal" officeooo:rsid="004295b6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8" style:family="text">
      <style:text-properties fo:color="#000000" style:font-name="Ubuntu3" fo:font-size="11pt" fo:language="nl" fo:country="NL" fo:font-weight="normal" officeooo:rsid="0051ee42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29" style:family="text">
      <style:text-properties fo:color="#000000" style:font-name="Ubuntu3" fo:font-size="11pt" fo:language="nl" fo:country="NL" fo:font-weight="normal" officeooo:rsid="0053a6e0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0" style:family="text">
      <style:text-properties fo:color="#000000" style:font-name="Ubuntu3" fo:font-size="11pt" fo:language="nl" fo:country="NL" fo:font-weight="normal" officeooo:rsid="011cdded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1" style:family="text">
      <style:text-properties fo:color="#000000" style:font-name="Ubuntu3" fo:font-size="11pt" fo:language="nl" fo:country="NL" fo:font-weight="normal" officeooo:rsid="015b182b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2" style:family="text">
      <style:text-properties fo:color="#000000" style:font-name="Ubuntu3" fo:font-size="11pt" fo:language="nl" fo:country="NL" fo:font-weight="normal" officeooo:rsid="01658672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3" style:family="text">
      <style:text-properties fo:color="#000000" style:font-name="Ubuntu3" fo:font-size="11pt" fo:language="nl" fo:country="NL" fo:font-weight="normal" officeooo:rsid="016772de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4" style:family="text">
      <style:text-properties fo:color="#000000" style:font-name="Ubuntu3" fo:font-size="11pt" fo:language="nl" fo:country="NL" fo:font-weight="normal" officeooo:rsid="0169482e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5" style:family="text">
      <style:text-properties fo:color="#000000" style:font-name="Ubuntu3" fo:font-size="11pt" fo:language="nl" fo:country="NL" fo:font-weight="normal" officeooo:rsid="007b35f5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6" style:family="text">
      <style:text-properties fo:color="#000000" style:font-name="Ubuntu3" fo:font-size="11pt" fo:language="nl" fo:country="NL" fo:font-weight="normal" officeooo:rsid="01a5cf93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7" style:family="text">
      <style:text-properties fo:color="#000000" style:font-name="Ubuntu3" fo:font-size="11pt" fo:language="nl" fo:country="NL" fo:font-weight="normal" officeooo:rsid="0231141e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8" style:family="text">
      <style:text-properties fo:color="#000000" style:font-name="Ubuntu3" fo:font-size="11pt" fo:language="nl" fo:country="NL" fo:font-weight="normal" officeooo:rsid="02318818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39" style:family="text">
      <style:text-properties fo:color="#000000" style:font-name="Ubuntu3" fo:font-size="11pt" fo:language="nl" fo:country="NL" fo:font-weight="normal" officeooo:rsid="02404141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0" style:family="text">
      <style:text-properties fo:color="#000000" style:font-name="Ubuntu3" fo:font-size="11pt" fo:language="nl" fo:country="NL" fo:font-weight="normal" officeooo:rsid="027aa178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1" style:family="text">
      <style:text-properties fo:color="#000000" style:font-name="Ubuntu3" fo:font-size="11pt" fo:language="nl" fo:country="NL" fo:font-weight="normal" officeooo:rsid="02867679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2" style:family="text">
      <style:text-properties fo:color="#000000" style:font-name="Ubuntu3" fo:font-size="11pt" fo:language="nl" fo:country="NL" fo:font-weight="normal" officeooo:rsid="030bf914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3" style:family="text">
      <style:text-properties fo:color="#000000" style:font-name="Ubuntu3" fo:font-size="11pt" fo:language="nl" fo:country="NL" fo:font-weight="normal" officeooo:rsid="03577ead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4" style:family="text">
      <style:text-properties fo:color="#000000" style:font-name="Ubuntu3" fo:font-size="11pt" fo:language="nl" fo:country="NL" fo:font-weight="normal" officeooo:rsid="035ba3ac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245" style:family="text">
      <style:text-properties fo:color="#000000" style:font-name="Ubuntu3" fo:font-size="11pt" fo:language="nl" fo:country="NL" fo:font-weight="normal" fo:background-color="transparent" loext:char-shading-value="0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246" style:family="text">
      <style:text-properties fo:color="#000000" style:font-name="Ubuntu3" fo:font-size="11pt" fo:language="nl" fo:country="NL" fo:font-weight="normal" officeooo:rsid="00fd0bb2" fo:background-color="transparent" loext:char-shading-value="0" style:font-name-asian="Times New Roman" style:font-size-asian="11pt" style:language-asian="nl" style:country-asian="NL" style:font-weight-asian="normal" style:font-name-complex="Bitstream Vera Sans" style:font-size-complex="11pt" style:language-complex="ar" style:country-complex="SA" style:font-weight-complex="normal"/>
    </style:style>
    <style:style style:name="T247" style:family="text">
      <style:text-properties fo:color="#000000" style:font-name="Ubuntu3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248" style:family="text">
      <style:text-properties fo:color="#000000" style:font-name="Ubuntu3" fo:font-size="11pt" fo:language="nl" fo:country="NL" fo:font-weight="normal" officeooo:rsid="027aa178" style:font-size-asian="11pt" style:language-asian="nl" style:country-asian="NL" style:font-weight-asian="normal" style:font-size-complex="11pt" style:font-weight-complex="normal"/>
    </style:style>
    <style:style style:name="T249" style:family="text">
      <style:text-properties fo:color="#000000" style:font-name="Ubuntu3" fo:font-size="11pt" fo:language="nl" fo:country="NL" fo:font-weight="normal" officeooo:rsid="0213df71" style:font-size-asian="11pt" style:language-asian="nl" style:country-asian="NL" style:font-weight-asian="normal" style:font-name-complex="Bitstream Vera Sans" style:font-size-complex="11pt" style:font-weight-complex="normal"/>
    </style:style>
    <style:style style:name="T250" style:family="text">
      <style:text-properties fo:color="#000000" style:font-name="Ubuntu3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1" style:family="text">
      <style:text-properties fo:color="#000000" style:font-name="Ubuntu3" fo:font-size="11pt" fo:language="nl" fo:country="NL" fo:font-style="normal" style:text-underline-style="none" fo:font-weight="normal" officeooo:rsid="01089217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2" style:family="text">
      <style:text-properties fo:color="#000000" style:font-name="Ubuntu3" fo:font-size="11pt" fo:language="nl" fo:country="NL" fo:font-style="normal" style:text-underline-style="none" fo:font-weight="normal" officeooo:rsid="01328f65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3" style:family="text">
      <style:text-properties fo:color="#000000" style:font-name="Ubuntu3" fo:font-size="11pt" fo:language="nl" fo:country="NL" fo:font-style="normal" style:text-underline-style="none" fo:font-weight="normal" officeooo:rsid="019d9f02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4" style:family="text">
      <style:text-properties fo:color="#000000" style:font-name="Ubuntu3" fo:font-size="11pt" fo:language="nl" fo:country="NL" fo:font-style="normal" style:text-underline-style="none" fo:font-weight="normal" officeooo:rsid="019a1734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5" style:family="text">
      <style:text-properties fo:color="#000000" style:font-name="Ubuntu3" fo:font-size="11pt" fo:language="nl" fo:country="NL" fo:font-style="normal" style:text-underline-style="none" fo:font-weight="normal" officeooo:rsid="019ee70c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6" style:family="text">
      <style:text-properties fo:color="#000000" style:font-name="Ubuntu3" fo:font-size="11pt" fo:language="nl" fo:country="NL" fo:font-style="normal" style:text-underline-style="none" fo:font-weight="normal" officeooo:rsid="01a12201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7" style:family="text">
      <style:text-properties fo:color="#000000" style:font-name="Ubuntu3" fo:font-size="11pt" fo:language="nl" fo:country="NL" fo:font-style="normal" style:text-underline-style="none" fo:font-weight="normal" officeooo:rsid="0213df71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8" style:family="text">
      <style:text-properties fo:color="#000000" style:font-name="Ubuntu3" fo:font-size="11pt" fo:language="nl" fo:country="NL" fo:font-style="normal" style:text-underline-style="none" fo:font-weight="normal" officeooo:rsid="028c8676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59" style:family="text">
      <style:text-properties fo:color="#000000" style:font-name="Ubuntu3" fo:font-size="11pt" fo:language="nl" fo:country="NL" fo:font-style="normal" style:text-underline-style="none" fo:font-weight="normal" officeooo:rsid="02f8ae55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60" style:family="text">
      <style:text-properties fo:color="#000000" style:font-name="Ubuntu3" fo:font-size="11pt" fo:language="nl" fo:country="NL" fo:font-style="normal" style:text-underline-style="none" fo:font-weight="normal" officeooo:rsid="0331a726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61" style:family="text">
      <style:text-properties fo:color="#000000" style:font-name="Ubuntu3" fo:font-size="11pt" fo:language="nl" fo:country="NL" fo:font-style="normal" style:text-underline-style="none" fo:font-weight="normal" fo:background-color="transparent" loext:char-shading-value="0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T262" style:family="text">
      <style:text-properties fo:color="#000000" style:font-name="Ubuntu3" fo:font-size="11pt" fo:language="nl" fo:country="NL" fo:font-style="normal" style:text-underline-style="none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63" style:family="text">
      <style:text-properties fo:color="#000000" style:font-name="Ubuntu3" fo:font-size="11pt" fo:language="nl" fo:country="NL" fo:font-style="normal" style:text-underline-style="none" officeooo:rsid="01089217" fo:background-color="transparent" loext:char-shading-value="0" style:font-size-asian="11pt" style:language-asian="nl" style:country-asian="NL" style:font-style-asian="normal" style:font-name-complex="Bitstream Vera Sans" style:font-size-complex="11pt" style:font-style-complex="normal"/>
    </style:style>
    <style:style style:name="T264" style:family="text">
      <style:text-properties fo:color="#000000" style:font-name="Ubuntu3" fo:font-size="11pt" fo:language="nl" fo:country="NL" fo:font-style="normal" style:text-underline-style="none" fo:background-color="transparent" loext:char-shading-value="0" style:font-name-asian="Times New Roman" style:font-size-asian="11pt" style:language-asian="nl" style:country-asian="NL" style:font-style-asian="normal" style:font-name-complex="Bitstream Vera Sans" style:font-size-complex="11pt" style:language-complex="ar" style:country-complex="SA" style:font-style-complex="normal"/>
    </style:style>
    <style:style style:name="T265" style:family="text">
      <style:text-properties fo:color="#000000" style:font-name="Ubuntu3" fo:font-size="11pt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266" style:family="text">
      <style:text-properties fo:color="#000000" style:font-name="Ubuntu3" fo:font-size="11pt" fo:language="nl" fo:country="NL" fo:background-color="transparent" loext:char-shading-value="0" style:font-size-asian="11pt" style:language-asian="nl" style:country-asian="NL" style:font-name-complex="Bitstream Vera Sans" style:font-size-complex="11pt"/>
    </style:style>
    <style:style style:name="T267" style:family="text">
      <style:text-properties fo:color="#000000" style:font-name="Ubuntu3" fo:font-size="11pt" fo:language="nl" fo:country="NL" officeooo:rsid="01658672" fo:background-color="transparent" loext:char-shading-value="0" style:font-size-asian="11pt" style:language-asian="nl" style:country-asian="NL" style:font-name-complex="Bitstream Vera Sans" style:font-size-complex="11pt"/>
    </style:style>
    <style:style style:name="T268" style:family="text">
      <style:text-properties fo:color="#000000" style:font-name="Ubuntu3" fo:font-size="11pt" fo:language="nl" fo:country="NL" officeooo:rsid="027aa178" fo:background-color="transparent" loext:char-shading-value="0" style:font-size-asian="11pt" style:language-asian="nl" style:country-asian="NL" style:font-name-complex="Bitstream Vera Sans" style:font-size-complex="11pt"/>
    </style:style>
    <style:style style:name="T269" style:family="text">
      <style:text-properties fo:color="#000000" style:font-name="Ubuntu3" fo:font-size="11pt" fo:font-weight="normal" style:font-size-asian="11pt" style:font-weight-asian="normal" style:font-size-complex="11pt" style:font-weight-complex="normal"/>
    </style:style>
    <style:style style:name="T270" style:family="text">
      <style:text-properties fo:color="#000000" style:font-name="Ubuntu3" fo:font-size="11pt" fo:font-weight="normal" officeooo:rsid="0106d06e" style:font-size-asian="11pt" style:font-weight-asian="normal" style:font-size-complex="11pt" style:font-weight-complex="normal"/>
    </style:style>
    <style:style style:name="T271" style:family="text">
      <style:text-properties fo:color="#000000" style:font-name="Ubuntu3" fo:font-size="11pt" fo:font-weight="normal" officeooo:rsid="0154e886" style:font-size-asian="11pt" style:font-weight-asian="normal" style:font-size-complex="11pt" style:font-weight-complex="normal"/>
    </style:style>
    <style:style style:name="T272" style:family="text">
      <style:text-properties fo:color="#000000" style:font-name="Ubuntu3" fo:font-size="11pt" fo:font-weight="normal" officeooo:rsid="015ab146" style:font-size-asian="11pt" style:font-weight-asian="normal" style:font-size-complex="11pt" style:font-weight-complex="normal"/>
    </style:style>
    <style:style style:name="T273" style:family="text">
      <style:text-properties fo:color="#000000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274" style:family="text">
      <style:text-properties fo:color="#000000" style:font-name="Ubuntu3" fo:font-size="11pt" style:text-underline-style="none" fo:font-weight="normal" officeooo:rsid="013c1ad4" style:font-size-asian="11pt" style:font-weight-asian="normal" style:font-size-complex="11pt" style:font-weight-complex="normal"/>
    </style:style>
    <style:style style:name="T275" style:family="text">
      <style:text-properties fo:color="#000000" style:font-name="Ubuntu3" fo:font-size="11pt" style:text-underline-style="none" fo:font-weight="normal" officeooo:rsid="01d4a528" style:font-size-asian="11pt" style:font-weight-asian="normal" style:font-size-complex="11pt" style:font-weight-complex="normal"/>
    </style:style>
    <style:style style:name="T276" style:family="text">
      <style:text-properties fo:color="#000000" style:font-name="Ubuntu3" fo:font-size="11pt" style:text-underline-style="none" fo:font-weight="normal" officeooo:rsid="01d5a759" style:font-size-asian="11pt" style:font-weight-asian="normal" style:font-size-complex="11pt" style:font-weight-complex="normal"/>
    </style:style>
    <style:style style:name="T277" style:family="text">
      <style:text-properties fo:color="#000000" style:font-name="Ubuntu3" fo:font-size="11pt" style:text-underline-style="none" fo:font-weight="normal" officeooo:rsid="01d5ece3" style:font-size-asian="11pt" style:font-weight-asian="normal" style:font-size-complex="11pt" style:font-weight-complex="normal"/>
    </style:style>
    <style:style style:name="T278" style:family="text">
      <style:text-properties fo:color="#000000" style:font-name="Ubuntu3" fo:font-size="11pt" style:text-underline-style="none" fo:font-weight="normal" officeooo:rsid="028ea23d" style:font-size-asian="11pt" style:font-weight-asian="normal" style:font-size-complex="11pt" style:font-weight-complex="normal"/>
    </style:style>
    <style:style style:name="T279" style:family="text">
      <style:text-properties fo:color="#000000" style:font-name="Ubuntu3" fo:font-size="11pt" style:text-underline-style="none" fo:font-weight="normal" officeooo:rsid="0297a240" style:font-size-asian="11pt" style:font-weight-asian="normal" style:font-size-complex="11pt" style:font-weight-complex="normal"/>
    </style:style>
    <style:style style:name="T280" style:family="text">
      <style:text-properties fo:color="#000000" style:font-name="Ubuntu3" fo:font-size="11pt" style:text-underline-style="none" fo:font-weight="normal" officeooo:rsid="02b3e898" style:font-size-asian="11pt" style:font-weight-asian="normal" style:font-size-complex="11pt" style:font-weight-complex="normal"/>
    </style:style>
    <style:style style:name="T281" style:family="text">
      <style:text-properties fo:color="#000000" style:font-name="Ubuntu3" fo:font-size="11pt" style:text-underline-style="none" fo:font-weight="normal" officeooo:rsid="0303dd0d" style:font-size-asian="11pt" style:font-weight-asian="normal" style:font-size-complex="11pt" style:font-weight-complex="normal"/>
    </style:style>
    <style:style style:name="T282" style:family="text">
      <style:text-properties fo:color="#000000" style:font-name="Ubuntu3" fo:font-size="11pt" style:text-underline-style="none" fo:font-weight="normal" officeooo:rsid="030787cf" style:font-size-asian="11pt" style:font-weight-asian="normal" style:font-size-complex="11pt" style:font-weight-complex="normal"/>
    </style:style>
    <style:style style:name="T283" style:family="text">
      <style:text-properties fo:color="#000000" style:font-name="Ubuntu3" fo:font-size="11pt" style:text-underline-style="none" fo:font-weight="normal" officeooo:rsid="030eaa6c" style:font-size-asian="11pt" style:font-weight-asian="normal" style:font-size-complex="11pt" style:font-weight-complex="normal"/>
    </style:style>
    <style:style style:name="T284" style:family="text">
      <style:text-properties fo:color="#000000" style:font-name="Ubuntu3" fo:font-size="11pt" style:text-underline-style="none" fo:font-weight="normal" officeooo:rsid="0276b5dd" style:font-size-asian="11pt" style:font-weight-asian="normal" style:font-size-complex="11pt" style:font-weight-complex="normal"/>
    </style:style>
    <style:style style:name="T285" style:family="text">
      <style:text-properties fo:color="#000000" style:font-name="Ubuntu3" fo:font-size="11pt" style:text-underline-style="none" fo:font-weight="normal" officeooo:rsid="032262c4" style:font-size-asian="11pt" style:font-weight-asian="normal" style:font-size-complex="11pt" style:font-weight-complex="normal"/>
    </style:style>
    <style:style style:name="T286" style:family="text">
      <style:text-properties fo:color="#000000" style:font-name="Ubuntu3" fo:font-size="11pt" style:text-underline-style="none" fo:font-weight="normal" officeooo:rsid="0323fcaa" style:font-size-asian="11pt" style:font-weight-asian="normal" style:font-size-complex="11pt" style:font-weight-complex="normal"/>
    </style:style>
    <style:style style:name="T287" style:family="text">
      <style:text-properties fo:color="#000000" style:font-name="Ubuntu3" fo:font-size="11pt" style:text-underline-style="none" style:font-size-asian="11pt" style:font-size-complex="11pt"/>
    </style:style>
    <style:style style:name="T288" style:family="text">
      <style:text-properties fo:color="#000000" style:font-name="Ubuntu3" fo:font-size="11pt" style:text-underline-style="none" officeooo:rsid="028ea23d" style:font-size-asian="11pt" style:font-size-complex="11pt"/>
    </style:style>
    <style:style style:name="T289" style:family="text">
      <style:text-properties fo:color="#000000" style:font-name="Ubuntu3" fo:font-size="11pt" style:text-underline-style="none" officeooo:rsid="01f72f01" style:font-size-asian="11pt" style:font-size-complex="11pt"/>
    </style:style>
    <style:style style:name="T290" style:family="text">
      <style:text-properties fo:color="#000000" style:font-name="Ubuntu3" fo:font-size="11pt" style:text-underline-style="none" officeooo:rsid="0276b5dd" style:font-size-asian="11pt" style:font-size-complex="11pt"/>
    </style:style>
    <style:style style:name="T291" style:family="text">
      <style:text-properties fo:color="#000000" style:font-name="Ubuntu3" fo:font-size="11pt" style:text-underline-style="none" officeooo:rsid="01e3e58c" style:font-size-asian="11pt" style:font-size-complex="11pt"/>
    </style:style>
    <style:style style:name="T292" style:family="text">
      <style:text-properties fo:color="#000000" style:font-name="Ubuntu3" fo:font-size="11pt" style:text-underline-style="none" officeooo:rsid="0323fcaa" style:font-size-asian="11pt" style:font-size-complex="11pt"/>
    </style:style>
    <style:style style:name="T293" style:family="text">
      <style:text-properties fo:color="#000000" style:font-name="Ubuntu3" fo:font-size="11pt" style:font-size-asian="11pt" style:font-size-complex="11pt"/>
    </style:style>
    <style:style style:name="T294" style:family="text">
      <style:text-properties fo:color="#000000" style:font-name="Ubuntu3" fo:font-size="11pt" officeooo:rsid="004804ae" style:font-size-asian="11pt" style:font-size-complex="11pt"/>
    </style:style>
    <style:style style:name="T295" style:family="text">
      <style:text-properties fo:color="#000000" style:font-name="Ubuntu3" fo:font-size="11pt" officeooo:rsid="015ab146" style:font-size-asian="11pt" style:font-size-complex="11pt"/>
    </style:style>
    <style:style style:name="T296" style:family="text">
      <style:text-properties fo:color="#000000" style:font-name="Ubuntu3" fo:font-size="11pt" officeooo:rsid="01657261" style:font-size-asian="11pt" style:font-size-complex="11pt"/>
    </style:style>
    <style:style style:name="T297" style:family="text">
      <style:text-properties fo:color="#000000" style:font-name="Ubuntu3" fo:font-size="11pt" officeooo:rsid="0303d247" style:font-size-asian="11pt" style:font-size-complex="11pt"/>
    </style:style>
    <style:style style:name="T298" style:family="text">
      <style:text-properties fo:color="#000000" style:font-name="Ubuntu3" fo:font-size="12pt" style:font-size-asian="12pt" style:font-size-complex="12pt"/>
    </style:style>
    <style:style style:name="T299" style:family="text">
      <style:text-properties fo:color="#000000" style:font-name="Ubuntu3" fo:font-size="12pt" style:text-underline-style="none" officeooo:rsid="040e2b2e" style:font-size-asian="12pt" style:font-size-complex="12pt"/>
    </style:style>
    <style:style style:name="T300" style:family="text">
      <style:text-properties fo:color="#000000" style:font-name="Ubuntu3" fo:font-style="normal" officeooo:rsid="040e2b2e" style:font-size-asian="12pt" style:font-style-asian="normal" style:font-size-complex="12pt" style:font-style-complex="normal"/>
    </style:style>
    <style:style style:name="T301" style:family="text">
      <style:text-properties fo:color="#000000" style:font-size-asian="12pt" style:font-size-complex="12pt"/>
    </style:style>
    <style:style style:name="T302" style:family="text">
      <style:text-properties fo:color="#000000" officeooo:rsid="01d4a528" style:font-size-asian="12pt" style:font-size-complex="12pt"/>
    </style:style>
    <style:style style:name="T303" style:family="text">
      <style:text-properties style:text-line-through-style="none" style:text-line-through-type="none" style:font-name="Ubuntu3" fo:font-size="11pt" fo:font-style="normal" style:text-underline-style="none" style:font-size-asian="11pt" style:font-style-asian="normal" style:font-size-complex="11pt" style:font-style-complex="normal"/>
    </style:style>
    <style:style style:name="T304" style:family="text">
      <style:text-properties style:text-line-through-style="none" style:text-line-through-type="none" style:font-name="Ubuntu3" fo:font-size="11pt" fo:font-style="normal" style:text-underline-style="none" officeooo:rsid="00bddfbe" style:font-name-asian="DejaVu Sans1" style:font-size-asian="11pt" style:font-style-asian="normal" style:font-size-complex="11pt" style:font-style-complex="normal"/>
    </style:style>
    <style:style style:name="T305" style:family="text">
      <style:text-properties style:text-line-through-style="none" style:text-line-through-type="none" style:font-name="Ubuntu3" fo:font-size="11pt" fo:font-style="normal" style:text-underline-style="none" officeooo:rsid="02aecdf9" style:font-name-asian="DejaVu Sans1" style:font-size-asian="11pt" style:font-style-asian="normal" style:font-size-complex="11pt" style:font-style-complex="normal"/>
    </style:style>
    <style:style style:name="T306" style:family="text">
      <style:text-properties style:text-line-through-style="none" style:text-line-through-type="none" style:font-name="Ubuntu3" fo:font-size="11pt" fo:font-style="normal" style:text-underline-style="none" officeooo:rsid="02b0b215" style:font-name-asian="DejaVu Sans1" style:font-size-asian="11pt" style:font-style-asian="normal" style:font-size-complex="11pt" style:font-style-complex="normal"/>
    </style:style>
    <style:style style:name="T307" style:family="text">
      <style:text-properties style:text-line-through-style="none" style:text-line-through-type="none" style:font-name="Ubuntu3" fo:font-size="11pt" fo:font-style="normal" style:text-underline-style="none" officeooo:rsid="00ed8888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08" style:family="text">
      <style:text-properties style:text-line-through-style="none" style:text-line-through-type="none" style:font-name="Ubuntu3" fo:font-size="11pt" fo:font-style="normal" style:text-underline-style="none" officeooo:rsid="0305bcbd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09" style:family="text">
      <style:text-properties style:text-line-through-style="none" style:text-line-through-type="none" style:font-name="Ubuntu3" fo:font-size="11pt" fo:font-style="normal" style:text-underline-style="none" officeooo:rsid="00bddfbe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0" style:family="text">
      <style:text-properties style:text-line-through-style="none" style:text-line-through-type="none" style:font-name="Ubuntu3" fo:font-size="11pt" fo:font-style="normal" style:text-underline-style="none" officeooo:rsid="003afc1c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1" style:family="text">
      <style:text-properties style:text-line-through-style="none" style:text-line-through-type="none" style:font-name="Ubuntu3" fo:font-size="11pt" fo:font-style="normal" style:text-underline-style="none" officeooo:rsid="004c007f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2" style:family="text">
      <style:text-properties style:text-line-through-style="none" style:text-line-through-type="none" style:font-name="Ubuntu3" fo:font-size="11pt" fo:font-style="normal" style:text-underline-style="none" officeooo:rsid="00369e7c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3" style:family="text">
      <style:text-properties style:text-line-through-style="none" style:text-line-through-type="none" style:font-name="Ubuntu3" fo:font-size="11pt" fo:font-style="normal" style:text-underline-style="none" officeooo:rsid="00388549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4" style:family="text">
      <style:text-properties style:text-line-through-style="none" style:text-line-through-type="none" style:font-name="Ubuntu3" fo:font-size="11pt" fo:font-style="normal" style:text-underline-style="none" officeooo:rsid="0307d7e7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5" style:family="text">
      <style:text-properties style:text-line-through-style="none" style:text-line-through-type="none" style:font-name="Ubuntu3" fo:font-size="11pt" fo:font-style="normal" style:text-underline-style="none" officeooo:rsid="02a7dbb6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6" style:family="text">
      <style:text-properties style:text-line-through-style="none" style:text-line-through-type="none" style:font-name="Ubuntu3" fo:font-size="11pt" fo:font-style="normal" style:text-underline-style="none" officeooo:rsid="009aa339" style:font-name-asian="DejaVu Sans1" style:font-size-asian="11pt" style:font-style-asian="normal" style:font-name-complex="Bitstream Vera Sans" style:font-size-complex="11pt" style:language-complex="nl" style:country-complex="NL" style:font-style-complex="normal"/>
    </style:style>
    <style:style style:name="T317" style:family="text">
      <style:text-properties style:text-line-through-style="none" style:text-line-through-type="none" style:font-name="Ubuntu3" fo:font-size="11pt" fo:font-style="normal" style:text-underline-style="none" officeooo:rsid="00bddfbe" fo:background-color="transparent" loext:char-shading-value="0" style:font-name-asian="DejaVu Sans1" style:font-size-asian="11pt" style:font-style-asian="normal" style:font-size-complex="11pt" style:font-style-complex="normal"/>
    </style:style>
    <style:style style:name="T318" style:family="text">
      <style:text-properties style:text-line-through-style="none" style:text-line-through-type="none" style:font-name="Ubuntu3" fo:font-size="11pt" fo:font-style="normal" style:font-name-asian="DejaVu Sans1" style:font-size-asian="11pt" style:font-style-asian="normal" style:font-size-complex="11pt" style:font-style-complex="normal"/>
    </style:style>
    <style:style style:name="T319" style:family="text">
      <style:text-properties style:text-line-through-style="none" style:text-line-through-type="none" style:font-name="Ubuntu3" fo:font-size="11pt" fo:font-style="normal" officeooo:rsid="00ed8888" style:font-size-asian="11pt" style:font-style-asian="normal" style:font-size-complex="11pt" style:language-complex="nl" style:country-complex="NL" style:font-style-complex="normal"/>
    </style:style>
    <style:style style:name="T320" style:family="text">
      <style:text-properties style:text-line-through-style="none" style:text-line-through-type="none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321" style:family="text">
      <style:text-properties style:text-line-through-style="none" style:text-line-through-type="none" style:font-name="Ubuntu3" fo:font-size="11pt" style:text-underline-style="none" fo:font-weight="normal" officeooo:rsid="004a03b0" style:font-size-asian="11pt" style:font-weight-asian="normal" style:font-size-complex="11pt" style:font-weight-complex="normal"/>
    </style:style>
    <style:style style:name="T322" style:family="text">
      <style:text-properties style:text-line-through-style="none" style:text-line-through-type="none" style:font-name="Ubuntu3" fo:font-size="11pt" style:text-underline-style="none" fo:font-weight="normal" officeooo:rsid="0106d06e" style:font-size-asian="11pt" style:font-weight-asian="normal" style:font-size-complex="11pt" style:font-weight-complex="normal"/>
    </style:style>
    <style:style style:name="T323" style:family="text">
      <style:text-properties style:text-line-through-style="none" style:text-line-through-type="none" style:font-name="Ubuntu3" fo:font-size="11pt" style:text-underline-style="none" fo:font-weight="normal" officeooo:rsid="014d1b87" style:font-size-asian="11pt" style:font-weight-asian="normal" style:font-size-complex="11pt" style:font-weight-complex="normal"/>
    </style:style>
    <style:style style:name="T324" style:family="text">
      <style:text-properties style:text-line-through-style="none" style:text-line-through-type="none" style:font-name="Ubuntu3" fo:font-size="11pt" style:text-underline-style="none" fo:font-weight="normal" officeooo:rsid="0150f6c9" style:font-size-asian="11pt" style:font-weight-asian="normal" style:font-size-complex="11pt" style:font-weight-complex="normal"/>
    </style:style>
    <style:style style:name="T325" style:family="text">
      <style:text-properties style:text-line-through-style="none" style:text-line-through-type="none" style:font-name="Ubuntu3" fo:font-size="11pt" style:text-underline-style="none" fo:font-weight="normal" officeooo:rsid="0154e886" style:font-size-asian="11pt" style:font-weight-asian="normal" style:font-size-complex="11pt" style:font-weight-complex="normal"/>
    </style:style>
    <style:style style:name="T326" style:family="text">
      <style:text-properties style:text-line-through-style="none" style:text-line-through-type="none" style:font-name="Ubuntu3" fo:font-size="11pt" style:text-underline-style="none" fo:font-weight="normal" officeooo:rsid="0157197e" style:font-size-asian="11pt" style:font-weight-asian="normal" style:font-size-complex="11pt" style:font-weight-complex="normal"/>
    </style:style>
    <style:style style:name="T327" style:family="text">
      <style:text-properties style:text-line-through-style="none" style:text-line-through-type="none" style:font-name="Ubuntu3" fo:font-size="11pt" style:text-underline-style="none" fo:font-weight="normal" officeooo:rsid="015874c7" style:font-size-asian="11pt" style:font-weight-asian="normal" style:font-size-complex="11pt" style:font-weight-complex="normal"/>
    </style:style>
    <style:style style:name="T328" style:family="text">
      <style:text-properties style:text-line-through-style="none" style:text-line-through-type="none" style:font-name="Ubuntu3" fo:font-size="11pt" style:text-underline-style="none" fo:font-weight="normal" officeooo:rsid="00bddfbe" style:font-size-asian="11pt" style:font-weight-asian="normal" style:font-size-complex="11pt" style:font-weight-complex="normal"/>
    </style:style>
    <style:style style:name="T329" style:family="text">
      <style:text-properties style:text-line-through-style="none" style:text-line-through-type="none" style:font-name="Ubuntu3" fo:font-size="11pt" style:text-underline-style="none" fo:font-weight="normal" officeooo:rsid="0055eeeb" style:font-size-asian="11pt" style:font-weight-asian="normal" style:font-size-complex="11pt" style:font-weight-complex="normal"/>
    </style:style>
    <style:style style:name="T330" style:family="text">
      <style:text-properties style:text-line-through-style="none" style:text-line-through-type="none" style:font-name="Ubuntu3" fo:font-size="11pt" style:text-underline-style="none" fo:font-weight="normal" officeooo:rsid="0271fbd4" style:font-size-asian="11pt" style:font-weight-asian="normal" style:font-size-complex="11pt" style:font-weight-complex="normal"/>
    </style:style>
    <style:style style:name="T331" style:family="text">
      <style:text-properties style:text-line-through-style="none" style:text-line-through-type="none" style:font-name="Ubuntu3" fo:font-size="11pt" style:text-underline-style="none" fo:font-weight="normal" officeooo:rsid="0034442f" style:font-size-asian="11pt" style:font-weight-asian="normal" style:font-size-complex="11pt" style:font-weight-complex="normal"/>
    </style:style>
    <style:style style:name="T332" style:family="text">
      <style:text-properties style:text-line-through-style="none" style:text-line-through-type="none" style:font-name="Ubuntu3" fo:font-size="11pt" style:text-underline-style="none" fo:font-weight="normal" officeooo:rsid="037938d5" style:font-size-asian="11pt" style:font-weight-asian="normal" style:font-size-complex="11pt" style:font-weight-complex="normal"/>
    </style:style>
    <style:style style:name="T333" style:family="text">
      <style:text-properties style:text-line-through-style="none" style:text-line-through-type="none" style:font-name="Ubuntu3" fo:font-size="11pt" style:text-underline-style="none" fo:font-weight="normal" officeooo:rsid="03791efc" style:font-size-asian="11pt" style:font-weight-asian="normal" style:font-size-complex="11pt" style:font-weight-complex="normal"/>
    </style:style>
    <style:style style:name="T334" style:family="text">
      <style:text-properties style:text-line-through-style="none" style:text-line-through-type="none" style:font-name="Ubuntu3" fo:font-size="11pt" style:text-underline-style="none" fo:font-weight="normal" style:font-name-asian="DejaVu Sans1" style:font-size-asian="11pt" style:font-weight-asian="normal" style:font-size-complex="11pt" style:font-weight-complex="normal"/>
    </style:style>
    <style:style style:name="T335" style:family="text">
      <style:text-properties style:text-line-through-style="none" style:text-line-through-type="none" style:font-name="Ubuntu3" fo:font-size="11pt" style:text-underline-style="none" style:font-size-asian="11pt" style:font-size-complex="11pt"/>
    </style:style>
    <style:style style:name="T336" style:family="text">
      <style:text-properties style:text-line-through-style="none" style:text-line-through-type="none" style:font-name="Ubuntu3" fo:font-size="11pt" style:text-underline-style="none" officeooo:rsid="014d1b87" style:font-size-asian="11pt" style:font-size-complex="11pt"/>
    </style:style>
    <style:style style:name="T337" style:family="text">
      <style:text-properties style:text-line-through-style="none" style:text-line-through-type="none" style:font-name="Ubuntu3" fo:font-size="11pt" style:text-underline-style="none" officeooo:rsid="015874c7" style:font-size-asian="11pt" style:font-size-complex="11pt"/>
    </style:style>
    <style:style style:name="T338" style:family="text">
      <style:text-properties style:text-line-through-style="none" style:text-line-through-type="none" style:font-name="Ubuntu3" fo:font-size="11pt" style:text-underline-style="none" officeooo:rsid="00bddfbe" style:font-size-asian="11pt" style:font-size-complex="11pt"/>
    </style:style>
    <style:style style:name="T339" style:family="text">
      <style:text-properties style:text-line-through-style="none" style:text-line-through-type="none" style:font-name="Ubuntu3" fo:font-size="11pt" style:text-underline-style="none" officeooo:rsid="0055eeeb" style:font-size-asian="11pt" style:font-size-complex="11pt"/>
    </style:style>
    <style:style style:name="T340" style:family="text">
      <style:text-properties style:text-line-through-style="none" style:text-line-through-type="none" style:font-name="Ubuntu3" fo:font-size="11pt" style:text-underline-style="none" officeooo:rsid="0015c265" style:font-size-asian="11pt" style:font-size-complex="11pt"/>
    </style:style>
    <style:style style:name="T341" style:family="text">
      <style:text-properties style:text-line-through-style="none" style:text-line-through-type="none" style:font-name="Ubuntu3" fo:font-size="11pt" style:text-underline-style="none" style:font-name-asian="DejaVu Sans1" style:font-size-asian="11pt" style:font-size-complex="11pt"/>
    </style:style>
    <style:style style:name="T342" style:family="text">
      <style:text-properties style:text-line-through-style="none" style:text-line-through-type="none" style:font-name="Ubuntu3" fo:font-size="11pt" style:font-size-asian="11pt" style:font-size-complex="11pt"/>
    </style:style>
    <style:style style:name="T343" style:family="text">
      <style:text-properties style:text-line-through-style="none" style:text-line-through-type="none" style:font-name="Ubuntu3" fo:font-size="11pt" officeooo:rsid="029e02ad" style:font-size-asian="11pt" style:font-size-complex="11pt"/>
    </style:style>
    <style:style style:name="T344" style:family="text">
      <style:text-properties style:text-line-through-style="none" style:text-line-through-type="none" style:font-name="Ubuntu3" fo:font-size="11pt" officeooo:rsid="02b0b215" style:font-size-asian="11pt" style:font-size-complex="11pt"/>
    </style:style>
    <style:style style:name="T345" style:family="text">
      <style:text-properties style:text-line-through-style="none" style:text-line-through-type="none" style:font-name="Ubuntu3" fo:font-size="11pt" style:font-name-asian="DejaVu Sans1" style:font-size-asian="11pt" style:font-size-complex="11pt"/>
    </style:style>
    <style:style style:name="T346" style:family="text">
      <style:text-properties style:text-line-through-style="none" style:text-line-through-type="none" style:font-name="Ubuntu3" fo:font-size="11pt" officeooo:rsid="00bddfbe" style:font-name-asian="DejaVu Sans1" style:font-size-asian="11pt" style:font-size-complex="11pt"/>
    </style:style>
    <style:style style:name="T347" style:family="text">
      <style:text-properties style:text-line-through-style="none" style:text-line-through-type="none" style:font-name="Ubuntu3" fo:font-size="11pt" officeooo:rsid="01dd9f0f" style:font-name-asian="DejaVu Sans1" style:font-size-asian="11pt" style:font-size-complex="11pt"/>
    </style:style>
    <style:style style:name="T348" style:family="text">
      <style:text-properties style:text-line-through-style="none" style:text-line-through-type="none" style:font-name="Ubuntu3" fo:font-size="11pt" officeooo:rsid="03103dbb" style:font-name-asian="DejaVu Sans1" style:font-size-asian="11pt" style:font-size-complex="11pt"/>
    </style:style>
    <style:style style:name="T349" style:family="text">
      <style:text-properties style:text-line-through-style="none" style:text-line-through-type="none" style:font-name="Ubuntu3" fo:font-size="11pt" officeooo:rsid="01d86680" style:font-name-asian="DejaVu Sans1" style:font-size-asian="11pt" style:font-size-complex="11pt"/>
    </style:style>
    <style:style style:name="T350" style:family="text">
      <style:text-properties style:text-line-through-style="none" style:text-line-through-type="none" style:font-name="Ubuntu3" fo:font-size="11pt" officeooo:rsid="03144680" style:font-name-asian="DejaVu Sans1" style:font-size-asian="11pt" style:font-size-complex="11pt"/>
    </style:style>
    <style:style style:name="T351" style:family="text">
      <style:text-properties style:text-line-through-style="none" style:text-line-through-type="none" style:font-name="Ubuntu3" fo:font-size="11pt" officeooo:rsid="01bf4eea" style:font-name-asian="DejaVu Sans1" style:font-size-asian="11pt" style:font-size-complex="11pt"/>
    </style:style>
    <style:style style:name="T352" style:family="text">
      <style:text-properties style:text-line-through-style="none" style:text-line-through-type="none" style:font-name="Ubuntu3" fo:font-size="11pt" officeooo:rsid="01d9a48f" style:font-name-asian="DejaVu Sans1" style:font-size-asian="11pt" style:font-size-complex="11pt"/>
    </style:style>
    <style:style style:name="T353" style:family="text">
      <style:text-properties style:text-line-through-style="none" style:text-line-through-type="none" style:font-name="Ubuntu3" fo:font-size="11pt" officeooo:rsid="02999c21" style:font-name-asian="DejaVu Sans1" style:font-size-asian="11pt" style:font-size-complex="11pt"/>
    </style:style>
    <style:style style:name="T354" style:family="text">
      <style:text-properties style:text-line-through-style="none" style:text-line-through-type="none" style:font-name="Ubuntu3" fo:font-size="11pt" officeooo:rsid="012b589c" style:font-name-asian="DejaVu Sans1" style:font-size-asian="11pt" style:font-size-complex="11pt"/>
    </style:style>
    <style:style style:name="T355" style:family="text">
      <style:text-properties style:text-line-through-style="none" style:text-line-through-type="none" style:font-name="Ubuntu3" fo:font-size="11pt" officeooo:rsid="00cc2b1b" style:font-name-asian="DejaVu Sans1" style:font-size-asian="11pt" style:font-size-complex="11pt"/>
    </style:style>
    <style:style style:name="T356" style:family="text">
      <style:text-properties style:text-line-through-style="none" style:text-line-through-type="none" style:font-name="Ubuntu3" fo:font-size="11pt" officeooo:rsid="00e5e7fd" style:font-name-asian="DejaVu Sans1" style:font-size-asian="11pt" style:font-size-complex="11pt"/>
    </style:style>
    <style:style style:name="T357" style:family="text">
      <style:text-properties style:text-line-through-style="none" style:text-line-through-type="none" style:font-name="Ubuntu3" fo:font-size="11pt" officeooo:rsid="010bc767" style:font-name-asian="DejaVu Sans1" style:font-size-asian="11pt" style:font-size-complex="11pt"/>
    </style:style>
    <style:style style:name="T358" style:family="text">
      <style:text-properties style:text-line-through-style="none" style:text-line-through-type="none" style:font-name="Ubuntu3" fo:font-size="11pt" officeooo:rsid="0109dc63" style:font-name-asian="DejaVu Sans1" style:font-size-asian="11pt" style:font-size-complex="11pt"/>
    </style:style>
    <style:style style:name="T359" style:family="text">
      <style:text-properties style:text-line-through-style="none" style:text-line-through-type="none" style:font-name="Ubuntu3" fo:font-size="11pt" officeooo:rsid="010c2cc9" style:font-name-asian="DejaVu Sans1" style:font-size-asian="11pt" style:font-size-complex="11pt"/>
    </style:style>
    <style:style style:name="T360" style:family="text">
      <style:text-properties style:text-line-through-style="none" style:text-line-through-type="none" style:font-name="Ubuntu3" fo:font-size="11pt" officeooo:rsid="01112d89" style:font-name-asian="DejaVu Sans1" style:font-size-asian="11pt" style:font-size-complex="11pt"/>
    </style:style>
    <style:style style:name="T361" style:family="text">
      <style:text-properties style:text-line-through-style="none" style:text-line-through-type="none" style:font-name="Ubuntu3" fo:font-size="11pt" officeooo:rsid="010e6b48" style:font-name-asian="DejaVu Sans1" style:font-size-asian="11pt" style:font-size-complex="11pt"/>
    </style:style>
    <style:style style:name="T362" style:family="text">
      <style:text-properties style:text-line-through-style="none" style:text-line-through-type="none" style:font-name="Ubuntu3" fo:font-size="11pt" officeooo:rsid="010f89e2" style:font-name-asian="DejaVu Sans1" style:font-size-asian="11pt" style:font-size-complex="11pt"/>
    </style:style>
    <style:style style:name="T363" style:family="text">
      <style:text-properties style:text-line-through-style="none" style:text-line-through-type="none" style:font-name="Ubuntu3" fo:font-size="11pt" officeooo:rsid="010e6f9f" style:font-name-asian="DejaVu Sans1" style:font-size-asian="11pt" style:font-size-complex="11pt"/>
    </style:style>
    <style:style style:name="T364" style:family="text">
      <style:text-properties style:text-line-through-style="none" style:text-line-through-type="none" style:font-name="Ubuntu3" fo:font-size="11pt" officeooo:rsid="02aecdf9" style:font-name-asian="DejaVu Sans1" style:font-size-asian="11pt" style:font-size-complex="11pt"/>
    </style:style>
    <style:style style:name="T365" style:family="text">
      <style:text-properties style:text-line-through-style="none" style:text-line-through-type="none" style:font-name="Ubuntu3" fo:font-size="11pt" officeooo:rsid="02b0b215" style:font-name-asian="DejaVu Sans1" style:font-size-asian="11pt" style:font-size-complex="11pt"/>
    </style:style>
    <style:style style:name="T366" style:family="text">
      <style:text-properties style:text-line-through-style="none" style:text-line-through-type="none" style:font-name="Ubuntu3" fo:font-size="11pt" officeooo:rsid="0132673c" style:font-name-asian="DejaVu Sans1" style:font-size-asian="11pt" style:font-size-complex="11pt"/>
    </style:style>
    <style:style style:name="T367" style:family="text">
      <style:text-properties style:text-line-through-style="none" style:text-line-through-type="none" style:font-name="Ubuntu3" fo:font-size="11pt" officeooo:rsid="029e02ad" style:font-name-asian="DejaVu Sans1" style:font-size-asian="11pt" style:font-size-complex="11pt"/>
    </style:style>
    <style:style style:name="T368" style:family="text">
      <style:text-properties style:text-line-through-style="none" style:text-line-through-type="none" style:font-name="Ubuntu3" fo:font-size="11pt" officeooo:rsid="02f5845e" style:font-name-asian="DejaVu Sans1" style:font-size-asian="11pt" style:font-size-complex="11pt"/>
    </style:style>
    <style:style style:name="T369" style:family="text">
      <style:text-properties style:text-line-through-style="none" style:text-line-through-type="none" style:font-name="Ubuntu3" fo:font-size="11pt" officeooo:rsid="02f6c0c3" style:font-name-asian="DejaVu Sans1" style:font-size-asian="11pt" style:font-size-complex="11pt"/>
    </style:style>
    <style:style style:name="T370" style:family="text">
      <style:text-properties style:text-line-through-style="none" style:text-line-through-type="none" style:font-name="Ubuntu3" fo:font-size="11pt" officeooo:rsid="00b748f9" style:font-name-asian="DejaVu Sans1" style:font-size-asian="11pt" style:font-size-complex="11pt"/>
    </style:style>
    <style:style style:name="T371" style:family="text">
      <style:text-properties style:text-line-through-style="none" style:text-line-through-type="none" style:font-name="Ubuntu3" fo:font-size="11pt" officeooo:rsid="01234111" style:font-name-asian="DejaVu Sans1" style:font-size-asian="11pt" style:font-size-complex="11pt"/>
    </style:style>
    <style:style style:name="T372" style:family="text">
      <style:text-properties style:text-line-through-style="none" style:text-line-through-type="none" style:font-name="Ubuntu3" fo:font-size="11pt" officeooo:rsid="032b2c33" style:font-name-asian="DejaVu Sans1" style:font-size-asian="11pt" style:font-size-complex="11pt"/>
    </style:style>
    <style:style style:name="T373" style:family="text">
      <style:text-properties style:text-line-through-style="none" style:text-line-through-type="none" style:font-name="Ubuntu3" fo:font-size="11pt" officeooo:rsid="001696eb" style:font-name-asian="DejaVu Sans1" style:font-size-asian="11pt" style:font-size-complex="11pt"/>
    </style:style>
    <style:style style:name="T374" style:family="text">
      <style:text-properties style:text-line-through-style="none" style:text-line-through-type="none" style:font-name="Ubuntu3" fo:font-size="11pt" officeooo:rsid="0087ff3f" style:font-name-asian="DejaVu Sans1" style:font-size-asian="11pt" style:font-size-complex="11pt"/>
    </style:style>
    <style:style style:name="T375" style:family="text">
      <style:text-properties style:text-line-through-style="none" style:text-line-through-type="none" style:font-name="Ubuntu3" fo:font-size="11pt" officeooo:rsid="02a5fdc8" style:font-name-asian="DejaVu Sans1" style:font-size-asian="11pt" style:font-size-complex="11pt"/>
    </style:style>
    <style:style style:name="T376" style:family="text">
      <style:text-properties style:text-line-through-style="none" style:text-line-through-type="none" style:font-name="Ubuntu3" fo:font-size="11pt" officeooo:rsid="0296600f" style:font-name-asian="DejaVu Sans1" style:font-size-asian="11pt" style:font-size-complex="11pt"/>
    </style:style>
    <style:style style:name="T377" style:family="text">
      <style:text-properties style:text-line-through-style="none" style:text-line-through-type="none" style:font-name="Ubuntu3" fo:font-size="11pt" officeooo:rsid="0327323a" style:font-name-asian="DejaVu Sans1" style:font-size-asian="11pt" style:font-size-complex="11pt"/>
    </style:style>
    <style:style style:name="T378" style:family="text">
      <style:text-properties style:text-line-through-style="none" style:text-line-through-type="none" style:font-name="Ubuntu3" fo:font-size="11pt" officeooo:rsid="02923c7d" style:font-name-asian="DejaVu Sans1" style:font-size-asian="11pt" style:font-size-complex="11pt"/>
    </style:style>
    <style:style style:name="T379" style:family="text">
      <style:text-properties style:text-line-through-style="none" style:text-line-through-type="none" style:font-name="Ubuntu3" fo:font-size="11pt" fo:font-weight="normal" officeooo:rsid="0087ff3f" style:font-name-asian="DejaVu Sans1" style:font-size-asian="11pt" style:font-weight-asian="normal" style:font-size-complex="11pt" style:font-weight-complex="normal"/>
    </style:style>
    <style:style style:name="T380" style:family="text">
      <style:text-properties style:text-line-through-style="none" style:text-line-through-type="none" style:font-name="Ubuntu3" fo:font-size="11pt" fo:font-weight="normal" officeooo:rsid="023223c1" style:font-name-asian="DejaVu Sans1" style:font-size-asian="11pt" style:font-weight-asian="normal" style:font-size-complex="11pt" style:font-weight-complex="normal"/>
    </style:style>
    <style:style style:name="T381" style:family="text">
      <style:text-properties style:text-line-through-style="none" style:text-line-through-type="none" style:font-name="Ubuntu3" fo:font-size="11pt" fo:font-weight="normal" officeooo:rsid="032b2c33" style:font-name-asian="DejaVu Sans1" style:font-size-asian="11pt" style:font-weight-asian="normal" style:font-size-complex="11pt" style:font-weight-complex="normal"/>
    </style:style>
    <style:style style:name="T382" style:family="text">
      <style:text-properties style:text-line-through-style="none" style:text-line-through-type="none" style:font-name="Ubuntu3" fo:font-size="11pt" fo:font-weight="normal" officeooo:rsid="033dd6e0" style:font-name-asian="DejaVu Sans1" style:font-size-asian="11pt" style:font-weight-asian="normal" style:font-size-complex="11pt" style:font-weight-complex="normal"/>
    </style:style>
    <style:style style:name="T383" style:family="text">
      <style:text-properties style:text-line-through-style="none" style:text-line-through-type="none" style:font-name="Ubuntu3" fo:font-size="11pt" fo:font-weight="normal" officeooo:rsid="001696eb" style:font-name-asian="DejaVu Sans1" style:font-size-asian="11pt" style:font-weight-asian="normal" style:font-size-complex="11pt" style:font-weight-complex="normal"/>
    </style:style>
    <style:style style:name="T384" style:family="text">
      <style:text-properties style:text-line-through-style="none" style:text-line-through-type="none" style:font-name="Ubuntu3" fo:font-size="11pt" fo:font-weight="normal" officeooo:rsid="0325957c" style:font-name-asian="DejaVu Sans1" style:font-size-asian="11pt" style:font-weight-asian="normal" style:font-size-complex="11pt" style:font-weight-complex="normal"/>
    </style:style>
    <style:style style:name="T385" style:family="text">
      <style:text-properties style:text-line-through-style="none" style:text-line-through-type="none" style:font-name="Ubuntu3" fo:font-size="11pt" fo:language="nl" fo:country="NL" fo:font-style="normal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86" style:family="text">
      <style:text-properties style:text-line-through-style="none" style:text-line-through-type="none" style:font-name="Ubuntu3" fo:font-size="12pt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387" style:family="text">
      <style:text-properties style:text-line-through-style="none" style:text-line-through-type="none" style:font-name="Ubuntu3" fo:font-size="12pt" fo:font-style="normal" style:text-underline-style="none" officeooo:rsid="040e2b2e" style:font-size-asian="12pt" style:font-style-asian="normal" style:font-size-complex="12pt" style:language-complex="nl" style:country-complex="NL" style:font-style-complex="normal"/>
    </style:style>
    <style:style style:name="T388" style:family="text">
      <style:text-properties style:text-line-through-style="none" style:text-line-through-type="none" style:font-name="Ubuntu3" fo:font-size="12pt" fo:font-style="normal" style:text-underline-style="none" officeooo:rsid="043856b7" style:font-size-asian="12pt" style:font-style-asian="normal" style:font-size-complex="12pt" style:language-complex="nl" style:country-complex="NL" style:font-style-complex="normal"/>
    </style:style>
    <style:style style:name="T389" style:family="text">
      <style:text-properties style:text-line-through-style="none" style:text-line-through-type="none" style:font-name="Ubuntu3" fo:font-size="12pt" fo:font-style="normal" style:text-underline-style="none" officeooo:rsid="04559647" style:font-size-asian="12pt" style:font-style-asian="normal" style:font-size-complex="12pt" style:language-complex="nl" style:country-complex="NL" style:font-style-complex="normal"/>
    </style:style>
    <style:style style:name="T390" style:family="text">
      <style:text-properties style:text-line-through-style="none" style:text-line-through-type="none" style:font-name="Ubuntu3" fo:font-size="12pt" fo:font-style="normal" style:text-underline-style="none" officeooo:rsid="0487529e" style:font-size-asian="12pt" style:font-style-asian="normal" style:font-size-complex="12pt" style:language-complex="nl" style:country-complex="NL" style:font-style-complex="normal"/>
    </style:style>
    <style:style style:name="T391" style:family="text">
      <style:text-properties style:text-line-through-style="none" style:text-line-through-type="none" style:font-name="Ubuntu3" fo:font-style="normal" officeooo:rsid="040e2b2e" style:font-size-asian="12pt" style:font-style-asian="normal" style:font-size-complex="12pt" style:language-complex="nl" style:country-complex="NL" style:font-style-complex="normal"/>
    </style:style>
    <style:style style:name="T392" style:family="text">
      <style:text-properties style:text-line-through-style="none" style:text-line-through-type="none" style:font-name="Ubuntu3" fo:font-style="normal" officeooo:rsid="04268a7d" style:font-size-asian="12pt" style:font-style-asian="normal" style:font-size-complex="12pt" style:language-complex="nl" style:country-complex="NL" style:font-style-complex="normal"/>
    </style:style>
    <style:style style:name="T393" style:family="text">
      <style:text-properties style:text-line-through-style="none" style:text-line-through-type="none" style:font-name="Ubuntu3" fo:font-style="normal" officeooo:rsid="0412ef21" style:font-size-asian="12pt" style:font-style-asian="normal" style:font-size-complex="12pt" style:language-complex="nl" style:country-complex="NL" style:font-style-complex="normal"/>
    </style:style>
    <style:style style:name="T394" style:family="text">
      <style:text-properties style:text-line-through-style="none" style:text-line-through-type="none" style:font-name="Ubuntu3" fo:font-style="normal" officeooo:rsid="04279afb" style:font-size-asian="12pt" style:font-style-asian="normal" style:font-size-complex="12pt" style:language-complex="nl" style:country-complex="NL" style:font-style-complex="normal"/>
    </style:style>
    <style:style style:name="T395" style:family="text">
      <style:text-properties style:text-line-through-style="none" style:text-line-through-type="none" style:font-name="Ubuntu3" fo:font-style="normal" officeooo:rsid="04814324" style:font-size-asian="12pt" style:font-style-asian="normal" style:font-size-complex="12pt" style:language-complex="nl" style:country-complex="NL" style:font-style-complex="normal"/>
    </style:style>
    <style:style style:name="T396" style:family="text">
      <style:text-properties style:text-line-through-style="none" style:text-line-through-type="none" style:font-name="Ubuntu3" fo:font-style="normal" officeooo:rsid="049b9edb" style:font-size-asian="12pt" style:font-style-asian="normal" style:font-size-complex="12pt" style:language-complex="nl" style:country-complex="NL" style:font-style-complex="normal"/>
    </style:style>
    <style:style style:name="T397" style:family="text">
      <style:text-properties style:text-line-through-style="none" style:text-line-through-type="none" fo:font-size="10pt" fo:language="nl" fo:country="NL" fo:font-style="normal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style:text-line-through-style="none" style:text-line-through-type="none" fo:font-size="11pt" style:font-name-asian="DejaVu Sans1" style:font-size-asian="11pt" style:font-size-complex="11pt"/>
    </style:style>
    <style:style style:name="T399" style:family="text">
      <style:text-properties style:text-line-through-style="none" style:text-line-through-type="none" fo:font-size="11pt" officeooo:rsid="0325957c" style:font-name-asian="DejaVu Sans1" style:font-size-asian="11pt" style:font-size-complex="11pt"/>
    </style:style>
    <style:style style:name="T400" style:family="text">
      <style:text-properties style:text-line-through-style="none" style:text-line-through-type="none" fo:font-size="11pt" officeooo:rsid="0296600f" style:font-name-asian="DejaVu Sans1" style:font-size-asian="11pt" style:font-size-complex="11pt"/>
    </style:style>
    <style:style style:name="T401" style:family="text">
      <style:text-properties style:text-line-through-style="none" style:text-line-through-type="none" fo:font-size="11pt" officeooo:rsid="01d86680" style:font-name-asian="DejaVu Sans1" style:font-size-asian="11pt" style:font-size-complex="11pt"/>
    </style:style>
    <style:style style:name="T402" style:family="text">
      <style:text-properties style:text-line-through-style="none" style:text-line-through-type="none" fo:font-size="11pt" officeooo:rsid="023223c1" style:font-name-asian="DejaVu Sans1" style:font-size-asian="11pt" style:font-size-complex="11pt"/>
    </style:style>
    <style:style style:name="T403" style:family="text">
      <style:text-properties style:text-line-through-style="none" style:text-line-through-type="none" fo:font-size="11pt" officeooo:rsid="033dd6e0" style:font-name-asian="DejaVu Sans1" style:font-size-asian="11pt" style:font-size-complex="11pt"/>
    </style:style>
    <style:style style:name="T404" style:family="text">
      <style:text-properties style:text-line-through-style="none" style:text-line-through-type="none" fo:font-size="11pt" officeooo:rsid="00bddfbe" style:font-name-asian="DejaVu Sans1" style:font-size-asian="11pt" style:font-size-complex="11pt"/>
    </style:style>
    <style:style style:name="T405" style:family="text">
      <style:text-properties style:text-line-through-style="none" style:text-line-through-type="none" fo:font-size="11pt" officeooo:rsid="0325957c" style:font-size-asian="11pt" style:font-size-complex="11pt"/>
    </style:style>
    <style:style style:name="T406" style:family="text">
      <style:text-properties style:text-line-through-style="none" style:text-line-through-type="none" style:font-name="Bitstream Vera Sans" fo:font-size="11pt" fo:font-weight="normal" officeooo:rsid="033dd6e0" style:font-name-asian="DejaVu Sans1" style:font-size-asian="11pt" style:font-weight-asian="normal" style:font-size-complex="11pt" style:font-weight-complex="normal"/>
    </style:style>
    <style:style style:name="T407" style:family="text">
      <style:text-properties style:text-line-through-style="none" style:text-line-through-type="none" fo:font-style="normal" style:text-underline-style="none" officeooo:rsid="00bddfbe" style:font-name-asian="DejaVu Sans1" style:font-style-asian="normal" style:language-complex="nl" style:country-complex="NL" style:font-style-complex="normal"/>
    </style:style>
    <style:style style:name="T408" style:family="text">
      <style:text-properties style:text-line-through-style="none" style:text-line-through-type="none" fo:font-style="normal" style:text-underline-style="none" officeooo:rsid="0305bcbd" style:font-name-asian="DejaVu Sans1" style:font-style-asian="normal" style:language-complex="nl" style:country-complex="NL" style:font-style-complex="normal"/>
    </style:style>
    <style:style style:name="T409" style:family="text">
      <style:text-properties style:text-line-through-style="none" style:text-line-through-type="none" fo:font-style="normal" style:text-underline-style="none" officeooo:rsid="00ed8888" style:font-name-asian="DejaVu Sans1" style:font-style-asian="normal" style:language-complex="nl" style:country-complex="NL" style:font-style-complex="normal"/>
    </style:style>
    <style:style style:name="T410" style:family="text">
      <style:text-properties style:text-line-through-style="none" style:text-line-through-type="none" fo:font-style="normal" style:text-underline-style="none" officeooo:rsid="030657e5" style:font-name-asian="DejaVu Sans1" style:font-style-asian="normal" style:language-complex="nl" style:country-complex="NL" style:font-style-complex="normal"/>
    </style:style>
    <style:style style:name="T411" style:family="text">
      <style:text-properties style:text-line-through-style="none" style:text-line-through-type="none" fo:font-style="normal" style:text-underline-style="none" officeooo:rsid="00df737b" style:font-name-asian="DejaVu Sans1" style:font-style-asian="normal" style:language-complex="nl" style:country-complex="NL" style:font-style-complex="normal"/>
    </style:style>
    <style:style style:name="T412" style:family="text">
      <style:text-properties style:text-line-through-style="none" style:text-line-through-type="none" fo:font-style="normal" style:text-underline-style="none" officeooo:rsid="00321d4c" style:font-name-asian="DejaVu Sans1" style:font-style-asian="normal" style:language-complex="nl" style:country-complex="NL" style:font-style-complex="normal"/>
    </style:style>
    <style:style style:name="T413" style:family="text">
      <style:text-properties style:text-line-through-style="none" style:text-line-through-type="none" fo:font-style="normal" style:text-underline-style="none" officeooo:rsid="0487529e" style:font-size-asian="12pt" style:font-style-asian="normal" style:font-size-complex="12pt" style:language-complex="nl" style:country-complex="NL" style:font-style-complex="normal"/>
    </style:style>
    <style:style style:name="T414" style:family="text">
      <style:text-properties style:text-line-through-style="none" style:text-line-through-type="none" fo:font-style="normal" officeooo:rsid="00fb8ff6" style:font-size-asian="12pt" style:font-style-asian="normal" style:font-size-complex="12pt" style:language-complex="nl" style:country-complex="NL" style:font-style-complex="normal"/>
    </style:style>
    <style:style style:name="T415" style:family="text">
      <style:text-properties style:text-line-through-style="none" style:text-line-through-type="none" fo:font-style="normal" officeooo:rsid="00369e7c" style:font-size-asian="12pt" style:font-style-asian="normal" style:font-size-complex="12pt" style:language-complex="nl" style:country-complex="NL" style:font-style-complex="normal"/>
    </style:style>
    <style:style style:name="T416" style:family="text">
      <style:text-properties style:text-line-through-style="none" style:text-line-through-type="none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417" style:family="text">
      <style:text-properties style:text-line-through-style="none" style:text-line-through-type="none" fo:font-style="normal" officeooo:rsid="0441738f" style:font-size-asian="12pt" style:font-style-asian="normal" style:font-size-complex="12pt" style:language-complex="nl" style:country-complex="NL" style:font-style-complex="normal"/>
    </style:style>
    <style:style style:name="T418" style:family="text">
      <style:text-properties fo:color="#808080" style:font-name="Ubuntu3" fo:font-size="11pt" fo:language="nl" fo:country="NL" fo:font-weight="normal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419" style:family="text">
      <style:text-properties fo:font-size="10pt" officeooo:rsid="01aca6c8" style:font-size-asian="10pt" style:font-size-complex="10pt"/>
    </style:style>
    <style:style style:name="T420" style:family="text">
      <style:text-properties fo:font-size="10pt" fo:font-weight="normal" style:font-size-asian="10pt" style:font-weight-asian="normal" style:font-size-complex="10pt" style:font-weight-complex="normal"/>
    </style:style>
    <style:style style:name="T421" style:family="text">
      <style:text-properties officeooo:rsid="01aca6c8"/>
    </style:style>
    <style:style style:name="T422" style:family="text">
      <style:text-properties officeooo:rsid="016ea4c2"/>
    </style:style>
    <style:style style:name="T423" style:family="text">
      <style:text-properties officeooo:rsid="0232114b"/>
    </style:style>
    <style:style style:name="T424" style:family="text">
      <style:text-properties fo:color="#666666" style:font-name="Ubuntu3" fo:font-size="11pt" fo:language="nl" fo:country="NL" fo:font-weight="bold" fo:background-color="transparent" loext:char-shading-value="0" style:font-size-asian="11pt" style:language-asian="nl" style:country-asian="NL" style:font-weight-asian="bold" style:font-name-complex="Bitstream Vera Sans" style:font-size-complex="11pt" style:font-weight-complex="bold"/>
    </style:style>
    <style:style style:name="T425" style:family="text">
      <style:text-properties fo:color="#666666" style:font-name="Ubuntu3" fo:font-size="11pt" fo:font-weight="bold" style:font-size-asian="11pt" style:font-weight-asian="bold" style:font-size-complex="11pt" style:font-weight-complex="bold"/>
    </style:style>
    <style:style style:name="T426" style:family="text">
      <style:text-properties fo:color="#666666" style:text-line-through-style="none" style:text-line-through-type="none" style:font-name="Ubuntu3" fo:font-size="11pt" fo:language="nl" fo:country="NL" fo:font-style="normal" style:text-underline-style="none" fo:font-weight="bold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427" style:family="text">
      <style:text-properties fo:color="#666666" style:text-line-through-style="none" style:text-line-through-type="none" style:font-name="Ubuntu3" fo:font-size="11pt" fo:language="nl" fo:country="NL" fo:font-style="normal" style:text-underline-style="none" fo:font-weight="bold" officeooo:rsid="0213df71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428" style:family="text">
      <style:text-properties fo:color="#666666" style:text-line-through-style="none" style:text-line-through-type="none" style:font-name="Ubuntu3" fo:font-size="11pt" fo:language="nl" fo:country="NL" fo:font-style="normal" style:text-underline-style="none" fo:font-weight="bold" officeooo:rsid="021a72c8" fo:background-color="transparent" loext:char-shading-value="0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429" style:family="text">
      <style:text-properties fo:color="#666666" style:text-line-through-style="none" style:text-line-through-type="none" style:font-name="Ubuntu3" fo:font-size="11pt" style:text-underline-style="none" fo:font-weight="bold" style:font-size-asian="11pt" style:font-weight-asian="bold" style:font-size-complex="11pt" style:font-weight-complex="bold"/>
    </style:style>
    <style:style style:name="T430" style:family="text">
      <style:text-properties fo:font-size="11pt" style:font-size-asian="11pt" style:font-size-complex="11pt"/>
    </style:style>
    <style:style style:name="T431" style:family="text">
      <style:text-properties fo:font-size="11pt" officeooo:rsid="0325957c" style:font-size-asian="11pt" style:font-size-complex="11pt"/>
    </style:style>
    <style:style style:name="T432" style:family="text">
      <style:text-properties fo:font-size="11pt" officeooo:rsid="033dd6e0" style:font-size-asian="11pt" style:font-size-complex="11pt"/>
    </style:style>
    <style:style style:name="T433" style:family="text">
      <style:text-properties officeooo:rsid="043d32d0"/>
    </style:style>
    <style:style style:name="T434" style:family="text">
      <style:text-properties officeooo:rsid="046ed8ac"/>
    </style:style>
    <style:style style:name="T435" style:family="text">
      <style:text-properties officeooo:rsid="049b9edb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36" form:id="control36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38" form:id="control38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Keuzevak 1" form:control-implementation="ooo:com.sun.star.form.component.CheckBox" xml:id="control44" form:id="control44" form:label="Keuzevak" form:tab-index="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46" form:id="control46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Strong_20_Emphasis"><text:span text:style-name="T424">NOTE</text:span></text:span><text:span text:style-name="Strong_20_Emphasis"><text:span text:style-name="T226"><text:tab/></text:span></text:span><text:span text:style-name="Strong_20_Emphasis"><text:span text:style-name="T243">C</text:span></text:span><text:span text:style-name="Strong_20_Emphasis"><text:span text:style-name="T226">hecklist voor </text:span></text:span><text:span text:style-name="Strong_20_Emphasis"><text:span text:style-name="T235">het</text:span></text:span><text:span text:style-name="Strong_20_Emphasis"><text:span text:style-name="T226"> install</text:span></text:span><text:span text:style-name="Strong_20_Emphasis"><text:span text:style-name="T235">eren</text:span></text:span><text:span text:style-name="Strong_20_Emphasis"><text:span text:style-name="T226"> van </text:span></text:span><text:reference-mark-start text:name="Versie"/><text:span text:style-name="Strong_20_Emphasis"><text:span text:style-name="T242">X</text:span></text:span><text:span text:style-name="Strong_20_Emphasis"><text:span text:style-name="T241">u</text:span></text:span><text:span text:style-name="Strong_20_Emphasis"><text:span text:style-name="T229">buntu 1</text:span></text:span><text:span text:style-name="Strong_20_Emphasis"><text:span text:style-name="T237">4</text:span></text:span><text:span text:style-name="Strong_20_Emphasis"><text:span text:style-name="T229">.0</text:span></text:span><text:span text:style-name="Strong_20_Emphasis"><text:span text:style-name="T237">4 </text:span></text:span><text:span text:style-name="Strong_20_Emphasis"><text:span text:style-name="T238">LTS</text:span></text:span><text:reference-mark-end text:name="Versie"/><text:span text:style-name="Strong_20_Emphasis"><text:span text:style-name="T229"><text:note text:id="ftn1" text:note-class="footnote"><text:note-citation>1</text:note-citation><text:note-body><text:p text:style-name="P23"><text:span text:style-name="T422">Codenaam: </text:span>Trusty Tahr<text:line-break/><text:span text:style-name="T423">LTS = Long-Term Support; langetermijnondersteuning, wordt vanaf uitgave drie jaar ondersteund.</text:span></text:p></text:note-body></text:note></text:span></text:span><text:span text:style-name="Strong_20_Emphasis"><text:span text:style-name="T229"> </text:span></text:span><text:reference-mark-start text:name="Editie"/><text:span text:style-name="Strong_20_Emphasis"><text:span text:style-name="T231">desktop</text:span></text:span><text:reference-mark-end text:name="Editie"/><text:span text:style-name="Strong_20_Emphasis"><text:span text:style-name="T226"> <text:tab/></text:span></text:span><text:reference-mark-start text:name="Bitbreedtes"/><text:span text:style-name="Strong_20_Emphasis"><text:span text:style-name="T236">64-bit of 32-bit</text:span></text:span><text:reference-mark-end text:name="Bitbreedtes"/><text:span text:style-name="Strong_20_Emphasis"><text:span text:style-name="T239"> <text:line-break/><text:tab/><text:tab/><text:tab/></text:span></text:span><text:span text:style-name="Strong_20_Emphasis"><text:span text:style-name="T243">algemeen.</text:span></text:span></text:p>
      <text:p text:style-name="P9"><text:span text:style-name="Strong_20_Emphasis"><text:span text:style-name="T226"><text:tab/><text:tab/><text:tab/></text:span></text:span></text:p>
      <text:p text:style-name="P9"><text:span text:style-name="Strong_20_Emphasis"><text:span text:style-name="T226"><text:tab/><text:tab/><text:tab/></text:span></text:span><text:span text:style-name="T226">Gebruik </text:span><text:span text:style-name="T244">ook </text:span><text:span text:style-name="T227">C</text:span><text:span text:style-name="T226">hecklist </text:span><text:span text:style-name="T228">i</text:span><text:span text:style-name="T226">nstall</text:span><text:span text:style-name="T231">atie</text:span><text:span text:style-name="T226"> </text:span><text:span text:style-name="T226"><text:reference-ref text:reference-format="text" text:ref-name="Versie">Xubuntu 14.04 LTS</text:reference-ref></text:span><text:span text:style-name="T226"> </text:span><text:span text:style-name="T226"><text:reference-ref text:reference-format="text" text:ref-name="Editie">desktop</text:reference-ref></text:span><text:span text:style-name="T231"> </text:span><text:span text:style-name="Definition"><text:span text:style-name="T20">&lt;</text:span></text:span><text:span text:style-name="Definition"><text:span text:style-name="T21">c</text:span></text:span><text:span text:style-name="Definition"><text:span text:style-name="T20">omputernaam&gt;</text:span></text:span><text:span text:style-name="T226">.</text:span></text:p>
      <text:p text:style-name="P8"><text:span text:style-name="Strong_20_Emphasis"><text:span text:style-name="T49"/></text:span></text:p>
      <text:p text:style-name="P17"><text:span text:style-name="Strong_20_Emphasis"><text:span text:style-name="T426">TIP</text:span></text:span><text:span text:style-name="T126"> <text:s/><text:tab/><text:tab/></text:span><text:span text:style-name="T49">Kijk op</text:span><text:span text:style-name="T226"> </text:span><text:a xlink:type="simple" xlink:href="http://karelzimmer.nl/" text:style-name="Internet_20_link" text:visited-style-name="Visited_20_Internet_20_Link"><text:span text:style-name="Internet_20_link"><text:span text:style-name="T18">karelzimmer.nl</text:span></text:span></text:a><text:span text:style-name="T226"> voor </text:span><text:span text:style-name="T51">downloads </text:span><text:span text:style-name="T56">en </text:span><text:span text:style-name="T57">onder</text:span><text:span text:style-name="T56"> </text:span><text:a xlink:type="simple" xlink:href="http://karelzimmer.nl/site/html/linux.html" text:style-name="Internet_20_link" text:visited-style-name="Visited_20_Internet_20_Link"><text:span text:style-name="Internet_20_link"><text:span text:style-name="T385">Linux</text:span></text:span></text:a><text:span text:style-name="T56"> voor</text:span><text:span text:style-name="T51"> </text:span><text:span text:style-name="T49">checklists </text:span><text:span text:style-name="T52">en</text:span><text:span text:style-name="T49"> scripts.</text:span></text:p>
      <text:p text:style-name="P15"/>
      <text:p text:style-name="P15"/>
      <text:p text:style-name="P15"/>
      <text:p text:style-name="P10"><text:span text:style-name="Definition"><text:span text:style-name="T23">&lt;opstartmenu&gt;</text:span></text:span><text:span text:style-name="Definition"><text:span text:style-name="T226"><text:tab/><text:tab/></text:span></text:span><text:span text:style-name="Definition"><text:span text:style-name="T226"><draw:control text:anchor-type="as-char" svg:y="-0.429cm" draw:z-index="38" draw:style-name="gr2" draw:text-style-name="P94" svg:width="4.901cm" svg:height="0.6cm" draw:control="control39"/></text:span></text:span><text:span text:style-name="Definition"><text:span text:style-name="T226"><text:tab/></text:span></text:span><text:span text:style-name="Definition"><text:span text:style-name="T240">(</text:span></text:span><text:span text:style-name="T226">toets om opstartmedium te kiezen, bijv. </text:span><text:span text:style-name="T232">F</text:span><text:span text:style-name="T233">1</text:span><text:span text:style-name="T232">2</text:span><text:span text:style-name="T240">)</text:span></text:p>
      <text:p text:style-name="P11"><text:span text:style-name="Definition"><text:span text:style-name="T23">&lt;instellingen&gt;</text:span></text:span><text:span text:style-name="T226"><text:tab/></text:span><text:span text:style-name="T418"> <text:tab/></text:span><text:span text:style-name="T418"><draw:control text:anchor-type="as-char" svg:y="-0.429cm" draw:z-index="39" draw:style-name="gr2" draw:text-style-name="P94" svg:width="4.901cm" svg:height="0.6cm" draw:control="control40"/></text:span><text:span text:style-name="Definition"><text:span text:style-name="T226"><text:tab/></text:span></text:span><text:span text:style-name="Definition"><text:span text:style-name="T240">(</text:span></text:span><text:span text:style-name="T226">toets om in het BIOS</text:span><text:span text:style-name="T226"><text:note text:id="ftn2" text:note-class="footnote"><text:note-citation>2</text:note-citation><text:note-body><text:p text:style-name="P21">Basic Input Output System <text:line-break/>(set basisinstructies voor de communicatie tussen het besturingssysteem en de hardware)</text:p></text:note-body></text:note></text:span><text:span text:style-name="T226">/</text:span><text:span text:style-name="T234">UEFI</text:span><text:span text:style-name="T234"><text:note text:id="ftn3" text:note-class="footnote"><text:note-citation>3</text:note-citation><text:note-body><text:p text:style-name="P22">Unified Extensible Firmware Interface<text:line-break/>(software-interface tussen het besturingssysteem en de firmware <text:s/>van het platform)</text:p></text:note-body></text:note></text:span><text:span text:style-name="T226"> te komen, bijv. </text:span><text:span text:style-name="T266">F</text:span><text:span text:style-name="T267">2</text:span><text:span text:style-name="T268">)</text:span></text:p>
      <text:p text:style-name="P11"><text:span text:style-name="Definition"><text:span text:style-name="T23">&lt;gebruiker&gt;</text:span></text:span><text:span text:style-name="Definition"><text:span text:style-name="T17"><text:tab/><text:tab/></text:span></text:span><text:span text:style-name="Definition"><text:span text:style-name="T418"> <text:tab/></text:span></text:span><text:span text:style-name="Definition"><text:span text:style-name="T418"><draw:control text:anchor-type="as-char" svg:y="-0.429cm" draw:z-index="40" draw:style-name="gr2" draw:text-style-name="P94" svg:width="4.901cm" svg:height="0.6cm" draw:control="control41"/></text:span></text:span><text:span text:style-name="Definition"><text:span text:style-name="T226"><text:tab/></text:span></text:span><text:span text:style-name="Definition"><text:span text:style-name="T240">(</text:span></text:span><text:span text:style-name="T226">volledige naam van de gebruiker, b</text:span><text:span text:style-name="T230">ij</text:span><text:span text:style-name="T226">v. </text:span><text:span text:style-name="User_20_Entry"><text:span text:style-name="T247">Jan Hek</text:span></text:span><text:span text:style-name="User_20_Entry"><text:span text:style-name="T248">)</text:span></text:span></text:p>
      <text:p text:style-name="P11"><text:span text:style-name="Definition"><text:span text:style-name="T23">&lt;gebruikersnaam&gt;<text:tab/></text:span></text:span><text:span text:style-name="Definition"><text:span text:style-name="T23"><draw:control text:anchor-type="as-char" svg:y="-0.429cm" draw:z-index="41" draw:style-name="gr2" draw:text-style-name="P94" svg:width="4.901cm" svg:height="0.6cm" draw:control="control42"/></text:span></text:span><text:span text:style-name="Definition"><text:span text:style-name="T226"><text:tab/></text:span></text:span><text:span text:style-name="Definition"><text:span text:style-name="T240">(</text:span></text:span><text:span text:style-name="T226">korte naam van de gebruiker, bijv. </text:span><text:span text:style-name="User_20_Entry"><text:span text:style-name="T247">jan</text:span></text:span><text:span text:style-name="User_20_Entry"><text:span text:style-name="T248">)</text:span></text:span></text:p>
      <text:p text:style-name="P11"><text:span text:style-name="Definition"><text:span text:style-name="T19">&lt;computernaam&gt;</text:span></text:span><text:span text:style-name="T226"><text:tab/></text:span><text:span text:style-name="T226"><draw:control text:anchor-type="as-char" svg:y="-0.429cm" draw:z-index="42" draw:style-name="gr2" draw:text-style-name="P94" svg:width="4.901cm" svg:height="0.6cm" draw:control="control43"/></text:span><text:span text:style-name="Definition"><text:span text:style-name="T226"><text:tab/></text:span></text:span><text:span text:style-name="Definition"><text:span text:style-name="T240">(</text:span></text:span><text:span text:style-name="T226">naam van de computer, moet uniek zijn</text:span><text:span text:style-name="T240">)</text:span></text:p>
      <text:p text:style-name="P6"/>
      <text:p text:style-name="P5"/>
      <text:p text:style-name="P4"/>
      <text:list xml:id="list4149628845078262870" text:style-name="L1">
        <text:list-item>
          <text:p text:style-name="P29">Installatie voorbereiden <text:span text:style-name="Emphasis"><text:span text:style-name="T27">als op (</text:span></text:span><text:span text:style-name="Emphasis"><text:span text:style-name="T28">Xu</text:span></text:span><text:span text:style-name="Emphasis"><text:span text:style-name="T27">buntu) Linux anders zie Checklist migratie</text:span></text:span></text:p>
        </text:list-item>
      </text:list>
      <text:list xml:id="list7175279735049412975" text:style-name="L2">
        <text:list-item>
          <text:list>
            <text:list-header>
              <text:p text:style-name="P63"><text:span text:style-name="Strong_20_Emphasis"><text:span text:style-name="T250"/></text:span></text:p>
            </text:list-header>
            <text:list-item>
              <text:p text:style-name="P64"><text:span text:style-name="T54"><draw:control text:anchor-type="as-char" draw:z-index="0" draw:style-name="gr1" draw:text-style-name="P93" svg:width="0.35cm" svg:height="0.35cm" draw:control="control1"/></text:span><text:span text:style-name="T54"><text:tab/></text:span><text:span text:style-name="T1">Aanmelden als </text:span><text:span text:style-name="Definition"><text:span text:style-name="T1">&lt;gebruiker&gt;</text:span></text:span><text:span text:style-name="T1"> </text:span><text:span text:style-name="T7">of Beheerder (beheerdersrechten nodig).</text:span></text:p>
              <text:p text:style-name="P85"/>
            </text:list-item>
            <text:list-item>
              <text:p text:style-name="P65"><text:span text:style-name="Strong_20_Emphasis"><text:span text:style-name="T54"><draw:control text:anchor-type="as-char" draw:z-index="1" draw:style-name="gr1" draw:text-style-name="P93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273">V</text:span></text:span><text:span text:style-name="Strong_20_Emphasis"><text:span text:style-name="T275">erzamel </text:span></text:span><text:span text:style-name="Strong_20_Emphasis"><text:span text:style-name="T282">de </text:span></text:span><text:span text:style-name="Strong_20_Emphasis"><text:span text:style-name="T277">toegevoegde pakketbronnen en </text:span></text:span><text:span text:style-name="Strong_20_Emphasis"><text:span text:style-name="T276">geïnstalleerde </text:span></text:span><text:span text:style-name="Strong_20_Emphasis"><text:span text:style-name="T281">software</text:span></text:span><text:span text:style-name="Strong_20_Emphasis"><text:span text:style-name="T275">,<text:line-break/><text:tab/><text:tab/></text:span></text:span><text:span text:style-name="Strong_20_Emphasis"><text:span text:style-name="T280">en maak een </text:span></text:span><text:span text:style-name="Strong_20_Emphasis"><text:span text:style-name="T274">back-up</text:span></text:span><text:span text:style-name="Strong_20_Emphasis"><text:span text:style-name="T280">.<text:line-break/><text:tab/><text:tab/></text:span></text:span><text:span text:style-name="Strong_20_Emphasis"><text:span text:style-name="T285">Klik op het Xubuntu-logo </text:span></text:span><text:span text:style-name="Strong_20_Emphasis"><text:span text:style-name="T279">links </text:span></text:span><text:span text:style-name="Strong_20_Emphasis"><text:span text:style-name="T283">boven op</text:span></text:span><text:span text:style-name="Strong_20_Emphasis"><text:span text:style-name="T279"> het scherm </text:span></text:span><text:span text:style-name="Strong_20_Emphasis"><text:span text:style-name="T286">(menu) </text:span></text:span><text:span text:style-name="Strong_20_Emphasis"><text:span text:style-name="T285">en klik op</text:span></text:span><text:span text:style-name="Strong_20_Emphasis"><text:span text:style-name="T278"> </text:span></text:span><text:span text:style-name="Strong_20_Emphasis"><text:span text:style-name="T288">Terminal<text:line-break/></text:span></text:span><text:span text:style-name="Strong_20_Emphasis"><text:span text:style-name="T292"><text:tab/><text:tab/></text:span></text:span><text:span text:style-name="Strong_20_Emphasis"><text:span text:style-name="T288">Emulator</text:span></text:span><text:span text:style-name="T287">.</text:span><text:span text:style-name="T289"><text:line-break/><text:tab/><text:tab/></text:span><text:span text:style-name="Strong_20_Emphasis"><text:span text:style-name="T284">T</text:span></text:span><text:span text:style-name="T289">yp over, of kopieer en plak, gevolgd door [Enter] </text:span><text:span text:style-name="T290">de volgende opdrachtregels</text:span><text:span text:style-name="T291">:<text:line-break/></text:span><text:span text:style-name="T287"><text:line-break/><text:tab/><text:tab/></text:span><text:span text:style-name="User_20_Entry"><text:span text:style-name="T301">wget karelzimmer.nl/s;. s<text:tab/><text:tab/><text:tab/></text:span></text:span><text:span text:style-name="T287"><text:tab/><text:tab/></text:span><text:span text:style-name="User_20_Entry"><text:span text:style-name="T299">(</text:span></text:span><text:span text:style-name="User_20_Entry"><text:span text:style-name="T191">scripts </text:span></text:span><text:span text:style-name="User_20_Entry"><text:span text:style-name="T192">downloaden </text:span></text:span><text:span text:style-name="User_20_Entry"><text:span text:style-name="T193">en starter plaatsen</text:span></text:span><text:span text:style-name="User_20_Entry"><text:span text:style-name="T299">)</text:span></text:span><text:span text:style-name="User_20_Entry"><text:span text:style-name="T301"><text:line-break/><text:line-break/><text:tab/><text:tab/></text:span></text:span><text:span text:style-name="User_20_Entry"><text:span text:style-name="T302">lsinstall<text:tab/></text:span></text:span><text:span text:style-name="User_20_Entry"><text:span text:style-name="T301"><text:tab/><text:tab/><text:tab/><text:tab/><text:tab/><text:tab/><text:tab/><text:tab/><text:tab/><text:tab/></text:span></text:span><text:span text:style-name="User_20_Entry"><text:span text:style-name="T299">(</text:span></text:span><text:span text:style-name="User_20_Entry"><text:span text:style-name="T193">of starter </text:span></text:span><text:span text:style-name="Strong_20_Emphasis"><text:span text:style-name="T202">Start installatie</text:span></text:span><text:span text:style-name="User_20_Entry"><text:span text:style-name="T193"><text:note text:id="ftn4" text:note-class="footnote"><text:note-citation>4</text:note-citation><text:note-body><text:p text:style-name="P27">deze starter staat op het Bureaublad en in de Persoonlijke map (gekopieerd vanuit map bin), <text:span text:style-name="T435">of gebruik script start-installatie</text:span>.</text:p></text:note-body></text:note></text:span></text:span><text:span text:style-name="User_20_Entry"><text:span text:style-name="T299">)</text:span></text:span></text:p>
              <text:p text:style-name="P66"><text:span text:style-name="User_20_Entry"><text:span text:style-name="T298"/></text:span></text:p>
              <text:p text:style-name="P65"><text:span text:style-name="User_20_Entry"><text:span text:style-name="T301"><text:tab/><text:tab/>backup<text:tab/><text:tab/><text:tab/><text:tab/><text:tab/><text:tab/><text:tab/><text:tab/><text:tab/><text:tab/><text:tab/><text:tab/></text:span></text:span><text:span text:style-name="T300">(</text:span><text:span text:style-name="T194">ov</text:span><text:span text:style-name="T195">erslaan als </text:span><text:span text:style-name="T196">uitgevoerd met </text:span><text:span text:style-name="T197">de </text:span><text:span text:style-name="T198">starter</text:span><text:span text:style-name="T300">)</text:span></text:p>
              <text:p text:style-name="P67"><text:span text:style-name="User_20_Entry"><text:span text:style-name="T293"><text:line-break/><text:tab/><text:tab/>Volg de aanwijzingen van </text:span></text:span><text:span text:style-name="User_20_Entry"><text:span text:style-name="T297">d</text:span></text:span><text:span text:style-name="User_20_Entry"><text:span text:style-name="T293">e script</text:span></text:span><text:span text:style-name="User_20_Entry"><text:span text:style-name="T297">s</text:span></text:span><text:span text:style-name="User_20_Entry"><text:span text:style-name="T293">.</text:span></text:span></text:p>
            </text:list-item>
          </text:list>
        </text:list-item>
        <text:list-item>
          <text:p text:style-name="P59">Besturingssysteem installeren</text:p>
          <text:p text:style-name="P30"/>
          <text:list>
            <text:list-item>
              <text:p text:style-name="P45"><text:span text:style-name="T54"><draw:control text:anchor-type="as-char" draw:z-index="2" draw:style-name="gr1" draw:text-style-name="P93" svg:width="0.35cm" svg:height="0.35cm" draw:control="control3"/></text:span><text:span text:style-name="T54"><text:tab/></text:span><text:span text:style-name="T293">Start de computer op vanaf </text:span><text:span text:style-name="T294">een</text:span><text:span text:style-name="T293"> </text:span><text:span text:style-name="T293"><text:reference-ref text:reference-format="text" text:ref-name="Versie">Xubuntu 14.04 LTS</text:reference-ref></text:span><text:span text:style-name="T187"> </text:span><text:span text:style-name="T187"><text:reference-ref text:reference-format="text" text:ref-name="Editie">desktop</text:reference-ref></text:span><text:span text:style-name="T187"><text:note text:id="ftn5" text:note-class="footnote"><text:note-citation>1</text:note-citation><text:note-body><text:p text:style-name="P25"><text:span text:style-name="T421">Downloaden vanaf </text:span><text:a xlink:type="simple" xlink:href="https://help.ubuntu.com/community/Lubuntu/GetLubuntu" text:style-name="Internet_20_link" text:visited-style-name="Visited_20_Internet_20_Link"><text:span text:style-name="T419">https://help.ubuntu.com/community/Lubuntu/GetLubuntu</text:span></text:a><text:span text:style-name="T421">.</text:span></text:p></text:note-body></text:note></text:span><text:span text:style-name="T187"> </text:span><text:span text:style-name="T187"><text:reference-ref text:reference-format="text" text:ref-name="Bitbreedtes">64-bit of 32-bit</text:reference-ref></text:span><text:span text:style-name="Strong_20_Emphasis"><text:span text:style-name="T24"><text:note text:id="ftn6" text:note-class="footnote"><text:note-citation>2</text:note-citation><text:note-body><text:p text:style-name="P18"><text:span text:style-name="Strong_20_Emphasis"><text:span text:style-name="T33">Controleer </text:span></text:span><text:span text:style-name="Strong_20_Emphasis"><text:span text:style-name="T33"><text:reference-ref text:reference-format="text" text:ref-name="Bitbreedtes">64-bit of 32-bit</text:reference-ref></text:span></text:span><text:span text:style-name="Strong_20_Emphasis"><text:span text:style-name="T33"> hardware via:<text:line-break/>– </text:span></text:span><text:span text:style-name="Strong_20_Emphasis"><text:span text:style-name="T40">Linux:<text:tab/><text:tab/></text:span></text:span><text:span text:style-name="Strong_20_Emphasis"><text:span text:style-name="T39">Terminalvenster: </text:span></text:span><text:span text:style-name="User_20_Entry"><text:span text:style-name="T209">grep -wc lm /proc/cpuinfo</text:span></text:span><text:span text:style-name="User_20_Entry"><text:span text:style-name="T48"><text:line-break/><text:tab/><text:tab/><text:tab/><text:tab/></text:span></text:span><text:span text:style-name="Strong_20_Emphasis"><text:span text:style-name="T33">Uitkomst: </text:span></text:span><text:span text:style-name="User_20_Entry"><text:span text:style-name="T47">0</text:span></text:span><text:span text:style-name="Strong_20_Emphasis"><text:span text:style-name="T33"> = 32-bit, </text:span></text:span><text:span text:style-name="User_20_Entry"><text:span text:style-name="T47">1</text:span></text:span><text:span text:style-name="Strong_20_Emphasis"><text:span text:style-name="T33"> = 64-bit single-core, </text:span></text:span><text:span text:style-name="User_20_Entry"><text:span text:style-name="T47">2</text:span></text:span><text:span text:style-name="Strong_20_Emphasis"><text:span text:style-name="T33"> = 64-bit dual-core, etc.<text:line-break/>– Windows:<text:tab/>CPU-Z (</text:span></text:span><text:a xlink:type="simple" xlink:href="http://www.cpuid.com/" text:style-name="Internet_20_link" text:visited-style-name="Visited_20_Internet_20_Link"><text:span text:style-name="Internet_20_link"><text:span text:style-name="T397">http://www.cpuid.com/</text:span></text:span></text:a><text:span text:style-name="Strong_20_Emphasis"><text:span text:style-name="T33">)<text:line-break/>Of probeer eerst een 64-bit USB-stick </text:span></text:span><text:span text:style-name="Strong_20_Emphasis"><text:span text:style-name="T34">of </text:span></text:span><text:span text:style-name="Strong_20_Emphasis"><text:span text:style-name="T34"><text:reference-ref text:reference-format="text" text:ref-name="CDVD">DVD</text:reference-ref></text:span></text:span><text:span text:style-name="Strong_20_Emphasis"><text:span text:style-name="T33">, als geen 64-bit hardware dan mislukt het opstarten.</text:span></text:span></text:p></text:note-body></text:note></text:span></text:span><text:span text:style-name="T187"> Live</text:span><text:span text:style-name="T187"><text:note text:id="ftn7" text:note-class="footnote"><text:note-citation>3</text:note-citation><text:note-body><text:p text:style-name="P19">Een Live <text:span text:style-name="Strong_20_Emphasis"><text:span text:style-name="T33">USB-stick </text:span></text:span><text:span text:style-name="Strong_20_Emphasis"><text:span text:style-name="T34">of </text:span></text:span><text:span text:style-name="Strong_20_Emphasis"><text:span text:style-name="T34"><text:reference-ref text:reference-format="text" text:ref-name="CDVD">DVD</text:reference-ref></text:span></text:span><text:span text:style-name="T31"> bet</text:span>ekent dat u kunt opstarten vanaf de <text:span text:style-name="Strong_20_Emphasis"><text:span text:style-name="T33">USB-stick </text:span></text:span><text:span text:style-name="Strong_20_Emphasis"><text:span text:style-name="T34">of </text:span></text:span><text:span text:style-name="Strong_20_Emphasis"><text:span text:style-name="T34"><text:reference-ref text:reference-format="text" text:ref-name="CDVD">DVD</text:reference-ref></text:span></text:span> en u met Ubuntu kunt werken zonder deze te installeren.</text:p></text:note-body></text:note></text:span><text:span text:style-name="T187"> <text:line-break/><text:tab/><text:tab/>USB-stic</text:span><text:span text:style-name="T188">k</text:span><text:span text:style-name="T187"><text:note text:id="ftn8" text:note-class="footnote"><text:note-citation>4</text:note-citation><text:note-body><text:p text:style-name="P20"><text:span text:style-name="Strong_20_Emphasis"><text:span text:style-name="T33">Maak een opstartbare USB-stick aan via:<text:line-break/></text:span></text:span><text:span text:style-name="Strong_20_Emphasis"><text:span text:style-name="T36">– Linux:<text:tab/><text:tab/></text:span></text:span><text:span text:style-name="Strong_20_Emphasis"><text:span text:style-name="T201">Terminalvenster</text:span></text:span><text:span text:style-name="Strong_20_Emphasis"><text:span text:style-name="T44"> (</text:span></text:span><text:span text:style-name="Strong_20_Emphasis"><text:span text:style-name="T37">als root</text:span></text:span><text:span text:style-name="Strong_20_Emphasis"><text:span text:style-name="T43"> </text:span></text:span><text:span text:style-name="Strong_20_Emphasis"><text:span text:style-name="T44">of met sudo): </text:span></text:span><text:span text:style-name="User_20_Entry"><text:span text:style-name="T210">cp </text:span></text:span><text:span text:style-name="User_20_Entry"><text:span text:style-name="T211">&lt;</text:span></text:span><text:span text:style-name="User_20_Entry"><text:span text:style-name="T212">v</text:span></text:span><text:span text:style-name="User_20_Entry"><text:span text:style-name="T211">ersie&gt;</text:span></text:span><text:span text:style-name="User_20_Entry"><text:span text:style-name="T210">.iso /dev/sd</text:span></text:span><text:span text:style-name="User_20_Entry"><text:span text:style-name="T214">X</text:span></text:span><text:span text:style-name="User_20_Entry"><text:span text:style-name="T210">;sync </text:span></text:span><text:span text:style-name="Strong_20_Emphasis"><text:span text:style-name="T38">(</text:span></text:span><text:span text:style-name="Strong_20_Emphasis"><text:span text:style-name="T207">X</text:span></text:span><text:span text:style-name="Strong_20_Emphasis"><text:span text:style-name="T38"> zie </text:span></text:span><text:span text:style-name="User_20_Entry"><text:span text:style-name="T208">fdisk -l</text:span></text:span><text:span text:style-name="Strong_20_Emphasis"><text:span text:style-name="T38">)<text:line-break/>– Ubuntu: <text:tab/></text:span></text:span><text:span text:style-name="Strong_20_Emphasis"><text:span text:style-name="T41">o</text:span></text:span><text:span text:style-name="Strong_20_Emphasis"><text:span text:style-name="T38">pen de Snelzoeker, zoek </text:span></text:span><text:span text:style-name="User_20_Entry"><text:span text:style-name="T208">ops</text:span></text:span><text:span text:style-name="Strong_20_Emphasis"><text:span text:style-name="T38"> en klik op </text:span></text:span><text:span text:style-name="Strong_20_Emphasis"><text:span text:style-name="T46">Opstartschijf aanmaken</text:span></text:span><text:span text:style-name="Strong_20_Emphasis"><text:span text:style-name="T38"> <text:line-break/>– Windows:<text:tab/></text:span></text:span><text:span text:style-name="Strong_20_Emphasis"><text:span text:style-name="T42">Win32 Disk Imager</text:span></text:span><text:span text:style-name="Strong_20_Emphasis"><text:span text:style-name="T38"> (</text:span></text:span><text:a xlink:type="simple" xlink:href="http://sourceforge.net/projects/win32diskimager" text:style-name="Internet_20_link" text:visited-style-name="Visited_20_Internet_20_Link"><text:span text:style-name="Strong_20_Emphasis"><text:span text:style-name="T420">http://sourceforge.net/projects/win32diskimager</text:span></text:span></text:a><text:span text:style-name="Strong_20_Emphasis"><text:span text:style-name="T42">) </text:span></text:span><text:span text:style-name="Strong_20_Emphasis"><text:span text:style-name="T38"><text:line-break/></text:span></text:span><text:span text:style-name="Strong_20_Emphasis"><text:span text:style-name="T33">Gebruik als “invoer” een </text:span></text:span><text:span text:style-name="Strong_20_Emphasis"><text:span text:style-name="T33"><text:reference-ref text:reference-format="text" text:ref-name="Versie">Xubuntu 14.04 LTS</text:reference-ref></text:span></text:span><text:span text:style-name="Strong_20_Emphasis"><text:span text:style-name="T33"> </text:span></text:span><text:span text:style-name="Strong_20_Emphasis"><text:span text:style-name="T33"><text:reference-ref text:reference-format="text" text:ref-name="Editie">desktop</text:reference-ref></text:span></text:span><text:span text:style-name="Strong_20_Emphasis"><text:span text:style-name="T33"> </text:span></text:span><text:span text:style-name="Strong_20_Emphasis"><text:span text:style-name="T33"><text:reference-ref text:reference-format="text" text:ref-name="Bitbreedtes">64-bit of 32-bit</text:reference-ref></text:span></text:span><text:span text:style-name="Strong_20_Emphasis"><text:span text:style-name="T33"> </text:span></text:span><text:span text:style-name="Strong_20_Emphasis"><text:span text:style-name="T35">beeld</text:span></text:span><text:span text:style-name="Strong_20_Emphasis"><text:span text:style-name="T33">bestand </text:span></text:span><text:span text:style-name="Strong_20_Emphasis"><text:span text:style-name="T35">(.iso) </text:span></text:span><text:span text:style-name="Strong_20_Emphasis"><text:span text:style-name="T33">of </text:span></text:span><text:span text:style-name="Strong_20_Emphasis"><text:span text:style-name="T33"><text:reference-ref text:reference-format="text" text:ref-name="CDVD">DVD</text:reference-ref></text:span></text:span><text:span text:style-name="Strong_20_Emphasis"><text:span text:style-name="T33">, en als “uitvoer” een USB-stick van minimaal </text:span></text:span><text:span text:style-name="Strong_20_Emphasis"><text:span text:style-name="T45">2</text:span></text:span><text:span text:style-name="Strong_20_Emphasis"><text:span text:style-name="T33"> GB.</text:span></text:span></text:p></text:note-body></text:note></text:span><text:span text:style-name="T187"> </text:span><text:span text:style-name="T188">of </text:span><text:reference-mark-start text:name="CDVD"/><text:span text:style-name="T190">DVD</text:span><text:reference-mark-end text:name="CDVD"/><text:span text:style-name="T187">. </text:span><text:span text:style-name="T189">Opstartmenu</text:span><text:span text:style-name="T189"><text:note text:id="ftn9" text:note-class="footnote"><text:note-citation>5</text:note-citation><text:note-body><text:p text:style-name="P24">Engels: boot menu</text:p></text:note-body></text:note></text:span><text:span text:style-name="T189"> </text:span><text:span text:style-name="T187">via </text:span><text:span text:style-name="Definition"><text:span text:style-name="T1">&lt;</text:span></text:span><text:span text:style-name="Definition"><text:span text:style-name="T12">opstartmenu</text:span></text:span><text:span text:style-name="Definition"><text:span text:style-name="T1">&gt;</text:span></text:span><text:span text:style-name="T293">, </text:span><text:span text:style-name="T296">instellingen</text:span><text:span text:style-name="T296"><text:note text:id="ftn10" text:note-class="footnote"><text:note-citation>6</text:note-citation><text:note-body><text:p text:style-name="P24">Engels: setup</text:p></text:note-body></text:note></text:span><text:span text:style-name="T293"> via </text:span><text:span text:style-name="Definition"><text:span text:style-name="T1">&lt;</text:span></text:span><text:span text:style-name="Definition"><text:span text:style-name="T12">instellingen</text:span></text:span><text:span text:style-name="Definition"><text:span text:style-name="T1">&gt;</text:span></text:span><text:span text:style-name="T293">.</text:span></text:p>
              <text:p text:style-name="P86"/>
            </text:list-item>
            <text:list-item>
              <text:p text:style-name="P46"><text:span text:style-name="Strong_20_Emphasis"><text:span text:style-name="T54"><draw:control text:anchor-type="as-char" draw:z-index="3" draw:style-name="gr1" draw:text-style-name="P93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49">Kies </text:span></text:span><text:span text:style-name="Strong_20_Emphasis"><text:span text:style-name="T131">Nederlands</text:span></text:span><text:span text:style-name="Strong_20_Emphasis"><text:span text:style-name="T49"> en klik op </text:span></text:span><text:span text:style-name="Strong_20_Emphasis"><text:span text:style-name="T137">Verder</text:span></text:span><text:span text:style-name="Strong_20_Emphasis"><text:span text:style-name="T53"> of </text:span></text:span><text:span text:style-name="Strong_20_Emphasis"><text:span text:style-name="T133">Lu</text:span></text:span><text:span text:style-name="Strong_20_Emphasis"><text:span text:style-name="T131">buntu installeren</text:span></text:span><text:span text:style-name="Strong_20_Emphasis"><text:span text:style-name="T49">. </text:span></text:span></text:p>
            </text:list-item>
            <text:list-item>
              <text:p text:style-name="P68"><text:span text:style-name="Emphasis"><text:span text:style-name="T54"><draw:control text:anchor-type="as-char" draw:z-index="4" draw:style-name="gr1" draw:text-style-name="P93" svg:width="0.35cm" svg:height="0.35cm" draw:control="control5"/></text:span></text:span><text:span text:style-name="Emphasis"><text:span text:style-name="T54"><text:tab/></text:span></text:span><text:span text:style-name="Emphasis"><text:span text:style-name="T174">Indien mogelijk:</text:span></text:span><text:span text:style-name="Strong_20_Emphasis"><text:span text:style-name="T49"> <text:tab/>Maak verbinding met het draadloze netwerk.<text:line-break/><text:tab/><text:tab/></text:span></text:span><text:span text:style-name="Emphasis"><text:span text:style-name="T183">Indien nodig:</text:span></text:span><text:span text:style-name="Strong_20_Emphasis"><text:span text:style-name="T49"> <text:tab/><text:tab/>Sluit de computer bedraad aan op het netwerk.</text:span></text:span></text:p>
            </text:list-item>
            <text:list-item>
              <text:p text:style-name="P68"><text:span text:style-name="Strong_20_Emphasis"><text:span text:style-name="T54"><draw:control text:anchor-type="as-char" draw:z-index="5" draw:style-name="gr1" draw:text-style-name="P93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49">Vink aan </text:span></text:span><text:span text:style-name="Strong_20_Emphasis"><text:span text:style-name="T131">Updates downloaden tijdens </text:span></text:span><text:span text:style-name="Strong_20_Emphasis"><text:span text:style-name="T134">de</text:span></text:span><text:span text:style-name="Strong_20_Emphasis"><text:span text:style-name="T131"> install</text:span></text:span><text:span text:style-name="Strong_20_Emphasis"><text:span text:style-name="T134">atie</text:span></text:span><text:span text:style-name="T131"> en </text:span><text:span text:style-name="T49">klik op </text:span><text:span text:style-name="Strong_20_Emphasis"><text:span text:style-name="T131">Verder</text:span></text:span><text:span text:style-name="Strong_20_Emphasis"><text:span text:style-name="T49">.</text:span></text:span></text:p>
            </text:list-item>
            <text:list-item>
              <text:p text:style-name="P69"><text:span text:style-name="Strong_20_Emphasis"><text:span text:style-name="T54"><draw:control text:anchor-type="as-char" draw:z-index="6" draw:style-name="gr1" draw:text-style-name="P93" svg:width="0.35cm" svg:height="0.35cm" draw:control="control7"/></text:span></text:span><text:span text:style-name="Strong_20_Emphasis"><text:span text:style-name="T54"><text:tab/></text:span></text:span><text:span text:style-name="Strong_20_Emphasis"><text:span text:style-name="T320">Kies </text:span></text:span><text:span text:style-name="Strong_20_Emphasis"><text:span text:style-name="T329">het gewenste </text:span></text:span><text:span text:style-name="Strong_20_Emphasis"><text:span text:style-name="T339">Installatie type</text:span></text:span><text:span text:style-name="T329"> </text:span><text:span text:style-name="T59">en klik op </text:span><text:span text:style-name="Strong_20_Emphasis"><text:span text:style-name="T135">Verder</text:span></text:span><text:span text:style-name="Strong_20_Emphasis"><text:span text:style-name="T59">.</text:span></text:span></text:p>
            </text:list-item>
            <text:list-item>
              <text:p text:style-name="P69"><text:span text:style-name="Strong_20_Emphasis"><text:span text:style-name="T59"><draw:control text:anchor-type="as-char" draw:z-index="35" draw:style-name="gr1" draw:text-style-name="P93" svg:width="0.35cm" svg:height="0.35cm" draw:control="control36"/></text:span></text:span><text:span text:style-name="Strong_20_Emphasis"><text:span text:style-name="T59"><text:tab/></text:span></text:span><text:span text:style-name="Strong_20_Emphasis"><text:span text:style-name="T60">Kies gewenste schijf – verdeel eventueel de </text:span></text:span><text:span text:style-name="Strong_20_Emphasis"><text:span text:style-name="T1">ruimte</text:span></text:span><text:span text:style-name="Strong_20_Emphasis"><text:span text:style-name="T60"> – </text:span></text:span><text:span text:style-name="T330">en k</text:span><text:span text:style-name="Strong_20_Emphasis"><text:span text:style-name="T320">lik op </text:span></text:span><text:span text:style-name="Strong_20_Emphasis"><text:span text:style-name="T339">I</text:span></text:span><text:span text:style-name="Strong_20_Emphasis"><text:span text:style-name="T340">nstalle</text:span></text:span><text:span text:style-name="Strong_20_Emphasis"><text:span text:style-name="T339">e</text:span></text:span><text:span text:style-name="Strong_20_Emphasis"><text:span text:style-name="T340">r </text:span></text:span><text:span text:style-name="Strong_20_Emphasis"><text:span text:style-name="T339">nu</text:span></text:span><text:span text:style-name="Strong_20_Emphasis"><text:span text:style-name="T320">.</text:span></text:span></text:p>
              <text:p text:style-name="P36"><text:span text:style-name="Strong_20_Emphasis"><text:span text:style-name="T320"/></text:span></text:p>
            </text:list-item>
            <text:list-item>
              <text:p text:style-name="P37"><text:span text:style-name="Strong_20_Emphasis"><text:span text:style-name="T328"><draw:control text:anchor-type="as-char" draw:z-index="7" draw:style-name="gr1" draw:text-style-name="P93" svg:width="0.35cm" svg:height="0.35cm" draw:control="control8"/></text:span></text:span><text:span text:style-name="Strong_20_Emphasis"><text:span text:style-name="T328"><text:tab/></text:span></text:span><text:span text:style-name="Strong_20_Emphasis"><text:span text:style-name="T320">Klik tweemaal op </text:span></text:span><text:span text:style-name="Strong_20_Emphasis"><text:span text:style-name="T335">Verder</text:span></text:span><text:span text:style-name="Strong_20_Emphasis"><text:span text:style-name="T320">.</text:span></text:span></text:p>
            </text:list-item>
            <text:list-item>
              <text:p text:style-name="P37"><text:span text:style-name="T338"><draw:control text:anchor-type="as-char" draw:z-index="8" draw:style-name="gr1" draw:text-style-name="P93" svg:width="0.35cm" svg:height="0.35cm" draw:control="control9"/></text:span><text:span text:style-name="T338"><text:tab/></text:span><text:span text:style-name="T337">Vul in </text:span><text:span text:style-name="Strong_20_Emphasis"><text:span text:style-name="T335">Naam</text:span></text:span><text:span text:style-name="Strong_20_Emphasis"><text:span text:style-name="T320"> </text:span></text:span><text:span text:style-name="Definition"><text:span text:style-name="T1">&lt;gebruiker&gt;</text:span></text:span><text:span text:style-name="Strong_20_Emphasis"><text:span text:style-name="T320"> en </text:span></text:span><text:span text:style-name="Strong_20_Emphasis"><text:span text:style-name="T335">Computernaam</text:span></text:span><text:span text:style-name="Strong_20_Emphasis"><text:span text:style-name="T320"> </text:span></text:span><text:span text:style-name="Definition"><text:span text:style-name="T1">&lt;computernaam&gt;</text:span></text:span><text:span text:style-name="Strong_20_Emphasis"><text:span text:style-name="T320">.<text:line-break/><text:tab/><text:tab/>Pas eventueel </text:span></text:span><text:span text:style-name="Definition"><text:span text:style-name="T1">&lt;gebruikersnaam&gt;</text:span></text:span><text:span text:style-name="Strong_20_Emphasis"><text:span text:style-name="T320"> aan.<text:line-break/><text:tab/><text:tab/>Geef tweemaal een </text:span></text:span><text:span text:style-name="Strong_20_Emphasis"><text:span text:style-name="T335">wachtwoord</text:span></text:span><text:span text:style-name="Strong_20_Emphasis"><text:span text:style-name="T320">.<text:line-break/><text:tab/><text:tab/>Zorg dat </text:span></text:span><text:span text:style-name="Strong_20_Emphasis"><text:span text:style-name="T335">Mijn wachtwoord vragen om aan te melden</text:span></text:span><text:span text:style-name="Strong_20_Emphasis"><text:span text:style-name="T320"> gekozen is.<text:line-break/><text:tab/><text:tab/></text:span></text:span><text:span text:style-name="T342">Indien gewenst:<text:tab/></text:span><text:span text:style-name="Strong_20_Emphasis"><text:span text:style-name="T320">V</text:span></text:span><text:span text:style-name="Strong_20_Emphasis"><text:span text:style-name="T334">ink aan </text:span></text:span><text:span text:style-name="Strong_20_Emphasis"><text:span text:style-name="T341">Mijn persoonlijke map versleutelen</text:span></text:span><text:span text:style-name="Strong_20_Emphasis"><text:span text:style-name="T334">.</text:span></text:span><text:span text:style-name="Strong_20_Emphasis"><text:span text:style-name="T320"><text:line-break/><text:tab/><text:tab/>Klik op </text:span></text:span><text:span text:style-name="Strong_20_Emphasis"><text:span text:style-name="T335">Verder</text:span></text:span><text:span text:style-name="Strong_20_Emphasis"><text:span text:style-name="T320">.</text:span></text:span></text:p>
              <text:p text:style-name="P36"><text:span text:style-name="Strong_20_Emphasis"><text:span text:style-name="T320"/></text:span></text:p>
            </text:list-item>
            <text:list-item>
              <text:p text:style-name="P37"><text:span text:style-name="Strong_20_Emphasis"><text:span text:style-name="T328"><draw:control text:anchor-type="as-char" draw:z-index="9" draw:style-name="gr1" draw:text-style-name="P93" svg:width="0.35cm" svg:height="0.35cm" draw:control="control10"/></text:span></text:span><text:span text:style-name="Strong_20_Emphasis"><text:span text:style-name="T328"><text:tab/></text:span></text:span><text:span text:style-name="Strong_20_Emphasis"><text:span text:style-name="T320">Klik op </text:span></text:span><text:span text:style-name="Strong_20_Emphasis"><text:span text:style-name="T335">Nu herstarten</text:span></text:span><text:span text:style-name="Strong_20_Emphasis"><text:span text:style-name="T320">.</text:span></text:span></text:p>
            </text:list-item>
            <text:list-item>
              <text:p text:style-name="P88"><text:span text:style-name="Strong_20_Emphasis"><text:span text:style-name="T328"><draw:control text:anchor-type="as-char" draw:z-index="10" draw:style-name="gr1" draw:text-style-name="P93" svg:width="0.35cm" svg:height="0.35cm" draw:control="control11"/></text:span></text:span><text:span text:style-name="Strong_20_Emphasis"><text:span text:style-name="T328"><text:tab/></text:span></text:span><text:span text:style-name="Strong_20_Emphasis"><text:span text:style-name="T320">Verwijder </text:span></text:span><text:span text:style-name="Strong_20_Emphasis"><text:span text:style-name="T321">het </text:span></text:span><text:span text:style-name="Strong_20_Emphasis"><text:span text:style-name="T320">installatiemedium (USB-stick </text:span></text:span><text:span text:style-name="Strong_20_Emphasis"><text:span text:style-name="T331">of </text:span></text:span><text:span text:style-name="Strong_20_Emphasis"><text:span text:style-name="T331"><text:reference-ref text:reference-format="text" text:ref-name="CDVD">DVD</text:reference-ref></text:span></text:span><text:span text:style-name="Strong_20_Emphasis"><text:span text:style-name="T320">).</text:span></text:span></text:p>
            </text:list-item>
          </text:list>
        </text:list-item>
      </text:list>
      <text:p text:style-name="P13"><text:span text:style-name="Strong_20_Emphasis"><text:span text:style-name="T320"/></text:span></text:p>
      <text:p text:style-name="P13"><text:span text:style-name="Strong_20_Emphasis"><text:span text:style-name="T320"/></text:span></text:p>
      <text:p text:style-name="P13"><text:span text:style-name="Strong_20_Emphasis"><text:span text:style-name="T320"/></text:span></text:p>
      <text:list xml:id="list4705809553939486304" text:style-name="L3">
        <text:list-header>
          <text:p text:style-name="P89"><text:span text:style-name="Strong_20_Emphasis"><text:span text:style-name="T429">NOTE</text:span></text:span><text:span text:style-name="Strong_20_Emphasis"><text:span text:style-name="T335"><text:tab/></text:span></text:span><text:span text:style-name="T336">De standaard (“vanilla”) i</text:span><text:span text:style-name="Strong_20_Emphasis"><text:span text:style-name="T320">nstallatie </text:span></text:span><text:span text:style-name="Strong_20_Emphasis"><text:span text:style-name="T323">van </text:span></text:span><text:span text:style-name="Strong_20_Emphasis"><text:span text:style-name="T323"><text:reference-ref text:reference-format="text" text:ref-name="Versie">Xubuntu 14.04 LTS</text:reference-ref></text:span></text:span><text:span text:style-name="Strong_20_Emphasis"><text:span text:style-name="T320"> </text:span></text:span><text:span text:style-name="Strong_20_Emphasis"><text:span text:style-name="T320"><text:reference-ref text:reference-format="text" text:ref-name="Editie">desktop</text:reference-ref></text:span></text:span><text:span text:style-name="Strong_20_Emphasis"><text:span text:style-name="T320"> </text:span></text:span><text:span text:style-name="Strong_20_Emphasis"><text:span text:style-name="T323">is </text:span></text:span><text:span text:style-name="Strong_20_Emphasis"><text:span text:style-name="T324">gereed</text:span></text:span><text:span text:style-name="Strong_20_Emphasis"><text:span text:style-name="T322">.<text:line-break/></text:span></text:span><text:span text:style-name="Strong_20_Emphasis"><text:span text:style-name="T323"><text:line-break/><text:tab/><text:tab/><text:tab/></text:span></text:span><text:span text:style-name="Strong_20_Emphasis"><text:span text:style-name="T326">D</text:span></text:span><text:span text:style-name="Strong_20_Emphasis"><text:span text:style-name="T323">e volgende stappen </text:span></text:span><text:span text:style-name="Strong_20_Emphasis"><text:span text:style-name="T326">voltooien de </text:span></text:span><text:span text:style-name="Strong_20_Emphasis"><text:span text:style-name="T323">installatie </text:span></text:span><text:span text:style-name="Strong_20_Emphasis"><text:span text:style-name="T325">van </text:span></text:span><text:span text:style-name="Strong_20_Emphasis"><text:span text:style-name="T325"><text:reference-ref text:reference-format="text" text:ref-name="Versie">Xubuntu 14.04 LTS</text:reference-ref></text:span></text:span><text:span text:style-name="Strong_20_Emphasis"><text:span text:style-name="T325"> </text:span></text:span><text:span text:style-name="Strong_20_Emphasis"><text:span text:style-name="T325"><text:reference-ref text:reference-format="text" text:ref-name="Editie">desktop</text:reference-ref></text:span></text:span><text:span text:style-name="Strong_20_Emphasis"><text:span text:style-name="T327">,<text:line-break/> <text:tab/><text:tab/><text:tab/></text:span></text:span><text:span text:style-name="Strong_20_Emphasis"><text:span text:style-name="T332">waaronder</text:span></text:span><text:span text:style-name="Strong_20_Emphasis"><text:span text:style-name="T333"> het terugzetten van de back-up (“restore”) en het voltooien van de werking<text:line-break/> <text:tab/><text:tab/><text:tab/>van de hardware (zoals de printer) en de software (zoals MP3 en beveiligde DVDs<text:line-break/> <text:tab/><text:tab/><text:tab/>afspelen).</text:span></text:span></text:p>
        </text:list-header>
      </text:list>
      <text:p text:style-name="P12"><text:span text:style-name="Emphasis"><text:span text:style-name="T49">2. Besturingssysteem installeren (vervolg)</text:span></text:span></text:p>
      <text:p text:style-name="P3"><text:span text:style-name="Emphasis"><text:span text:style-name="T303"/></text:span></text:p>
      <text:list xml:id="list194557185102673" text:continue-list="list7175279735049412975" text:style-name="L2">
        <text:list-item>
          <text:list>
            <text:list-item>
              <text:p text:style-name="P68"><text:span text:style-name="T54"><draw:control text:anchor-type="as-char" draw:z-index="11" draw:style-name="gr1" draw:text-style-name="P93" svg:width="0.35cm" svg:height="0.35cm" draw:control="control12"/></text:span><text:span text:style-name="T54"><text:tab/></text:span><text:span text:style-name="T1">Aanmelden als </text:span><text:span text:style-name="Definition"><text:span text:style-name="T1">&lt;gebruiker&gt;</text:span></text:span><text:span text:style-name="T1">.</text:span></text:p>
              <text:p text:style-name="P31"/>
              <text:list>
                <text:list-item>
                  <text:list>
                    <text:list-item>
                      <text:list>
                        <text:list-header>
                          <text:p text:style-name="P39"><text:span text:style-name="Emphasis"><text:span text:style-name="T347">Al</text:span></text:span><text:span text:style-name="Emphasis"><text:span text:style-name="T348">leen als hardware zoals</text:span></text:span><text:span text:style-name="Emphasis"><text:span text:style-name="T349"> de netwerkkaart </text:span></text:span><text:span text:style-name="Emphasis"><text:span text:style-name="T350">of videokaart </text:span></text:span><text:span text:style-name="Emphasis"><text:span text:style-name="T349">niet </text:span></text:span><text:span text:style-name="Emphasis"><text:span text:style-name="T350">(goed) </text:span></text:span><text:span text:style-name="Emphasis"><text:span text:style-name="T349">werkt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Emphasis"><text:span text:style-name="T401"><draw:control text:anchor-type="as-char" draw:z-index="44" draw:style-name="gr1" draw:text-style-name="P93" svg:width="0.35cm" svg:height="0.35cm" draw:control="control45"/></text:span></text:span><text:span text:style-name="Emphasis"><text:span text:style-name="T317"><text:tab/></text:span></text:span><text:span text:style-name="T4">Controleer </text:span><text:span text:style-name="T351">op </text:span><text:span text:style-name="T352">het</text:span><text:span text:style-name="T4"> </text:span><text:span text:style-name="T13">noodzakelijke</text:span><text:span text:style-name="T3"> </text:span><text:span text:style-name="T5">stuurprogramma </text:span><text:span text:style-name="T4">via </text:span><text:span text:style-name="T9">m</text:span><text:span text:style-name="T10">enu, </text:span><text:span text:style-name="T11">zoek </text:span><text:span text:style-name="User_20_Entry"><text:span text:style-name="T431">inst</text:span></text:span><text:span text:style-name="T11"> en klik op<text:line-break/><text:tab/><text:tab/></text:span><text:span text:style-name="Strong_20_Emphasis"><text:span text:style-name="T431">Instellingen- en systeembeheerder<text:line-break/><text:tab/><text:tab/></text:span></text:span><text:span text:style-name="Strong_20_Emphasis"><text:span text:style-name="T379">(</text:span></text:span><text:span text:style-name="T8">of via het menu, klik rechts op </text:span><text:span text:style-name="Strong_20_Emphasis"><text:span text:style-name="T432">Alle</text:span></text:span><text:span text:style-name="Strong_20_Emphasis"><text:span text:style-name="T25"> en links op </text:span></text:span><text:span text:style-name="Strong_20_Emphasis"><text:span text:style-name="T431">Instellingen- en systeembeheerder</text:span></text:span><text:span text:style-name="Strong_20_Emphasis"><text:span text:style-name="T380">,<text:line-break/><text:tab/><text:tab/> of via </text:span></text:span><text:span text:style-name="Strong_20_Emphasis"><text:span text:style-name="T381">het menu en klik rechtsonder in het menu op </text:span></text:span><text:span text:style-name="Strong_20_Emphasis"><text:span text:style-name="T372">Alle Ins</text:span></text:span><text:span text:style-name="Strong_20_Emphasis"><text:span text:style-name="T402">tellingen</text:span></text:span><text:span text:style-name="T403">)</text:span><text:span text:style-name="Strong_20_Emphasis"><text:span text:style-name="T26">.</text:span></text:span><text:span text:style-name="T11"><text:line-break/><text:tab/><text:tab/>Klik onder </text:span><text:span text:style-name="Strong_20_Emphasis"><text:span text:style-name="T431">Apparatuur</text:span></text:span><text:span text:style-name="T11"> op </text:span><text:span text:style-name="Strong_20_Emphasis"><text:span text:style-name="T373">Extra stuurprogramma's</text:span></text:span><text:span text:style-name="Strong_20_Emphasis"><text:span text:style-name="T383">.</text:span></text:span><text:span text:style-name="Emphasis"><text:span text:style-name="T430"><text:line-break/></text:span></text:span><text:span text:style-name="T374"><text:tab/><text:tab/></text:span><text:span text:style-name="T353">S</text:span><text:span text:style-name="T351">electeer </text:span><text:span text:style-name="T352">het</text:span><text:span text:style-name="T351"> </text:span><text:span text:style-name="T13">noodzakelijke</text:span><text:span text:style-name="T3"> </text:span><text:span text:style-name="T4">stuurprogramma,</text:span><text:span text:style-name="T6"> </text:span><text:span text:style-name="T4">en klik op </text:span><text:span text:style-name="Strong_20_Emphasis"><text:span text:style-name="T2">Wijzigingen doorvoeren</text:span></text:span><text:span text:style-name="T4">.</text:span><text:span text:style-name="T1"><text:line-break/><text:tab/><text:tab/>Klik op </text:span><text:span text:style-name="Strong_20_Emphasis"><text:span text:style-name="T1">Sluiten</text:span></text:span><text:span text:style-name="T1">.</text:span></text:p>
            </text:list-item>
            <text:list-item>
              <text:p text:style-name="P41"><text:span text:style-name="Emphasis"><text:span text:style-name="T304"><draw:control text:anchor-type="as-char" draw:z-index="12" draw:style-name="gr1" draw:text-style-name="P93" svg:width="0.35cm" svg:height="0.35cm" draw:control="control13"/></text:span></text:span><text:span text:style-name="T346"><text:tab/></text:span><text:span text:style-name="T345">Indien nodig/mogelijk:<text:tab/>Maak verbinding met het draadloze netwerk.<text:line-break/><text:tab/><text:tab/>Indien nodig:<text:tab/><text:tab/><text:tab/><text:tab/>Verwijder de netwerkkabel.</text:span></text:p>
              <text:p text:style-name="P44"><text:span text:style-name="Emphasis"><text:span text:style-name="T160"/></text:span></text:p>
            </text:list-item>
            <text:list-item>
              <text:p text:style-name="P47"><text:span text:style-name="T54"><draw:control text:anchor-type="as-char" draw:z-index="13" draw:style-name="gr1" draw:text-style-name="P93" svg:width="0.35cm" svg:height="0.35cm" draw:control="control14"/></text:span><text:span text:style-name="T54"><text:tab/></text:span><text:span text:style-name="T55">Controleer op updates en installeer deze via </text:span><text:span text:style-name="T63">m</text:span><text:span text:style-name="T64">enu, </text:span><text:span text:style-name="T65">zoek </text:span><text:span text:style-name="User_20_Entry"><text:span text:style-name="T216">inst</text:span></text:span><text:span text:style-name="T65"> en klik op<text:line-break/><text:tab/><text:tab/></text:span><text:span text:style-name="Strong_20_Emphasis"><text:span text:style-name="T217">Instellingen- en systeembeheerder<text:line-break/><text:tab/><text:tab/></text:span></text:span><text:span text:style-name="Strong_20_Emphasis"><text:span text:style-name="T104">(</text:span></text:span><text:span text:style-name="Strong_20_Emphasis"><text:span text:style-name="T62">of via het menu, klik rechts op </text:span></text:span><text:span text:style-name="Strong_20_Emphasis"><text:span text:style-name="T218">Alle</text:span></text:span><text:span text:style-name="Strong_20_Emphasis"><text:span text:style-name="T62"> en links op </text:span></text:span><text:span text:style-name="Strong_20_Emphasis"><text:span text:style-name="T217">Instellingen- en systeembeheerder</text:span></text:span><text:span text:style-name="Strong_20_Emphasis"><text:span text:style-name="T95">,<text:line-break/><text:tab/><text:tab/> of via </text:span></text:span><text:span text:style-name="Strong_20_Emphasis"><text:span text:style-name="T105">het menu en klik rechtsonder in het menu op </text:span></text:span><text:span text:style-name="Strong_20_Emphasis"><text:span text:style-name="T146">Alle Ins</text:span></text:span><text:span text:style-name="Strong_20_Emphasis"><text:span text:style-name="T219">tellingen</text:span></text:span><text:span text:style-name="Strong_20_Emphasis"><text:span text:style-name="T215">)</text:span></text:span><text:span text:style-name="Strong_20_Emphasis"><text:span text:style-name="T65">.</text:span></text:span><text:span text:style-name="T65"><text:line-break/><text:tab/><text:tab/>Klik onder </text:span><text:span text:style-name="Strong_20_Emphasis"><text:span text:style-name="T138">Sy</text:span></text:span><text:span text:style-name="Strong_20_Emphasis"><text:span text:style-name="T139">steem</text:span></text:span><text:span text:style-name="T65"> op </text:span><text:span text:style-name="Strong_20_Emphasis"><text:span text:style-name="T262">Updatebeheer</text:span></text:span><text:span text:style-name="T250">.</text:span></text:p>
            </text:list-item>
            <text:list-item>
              <text:p text:style-name="P35"><text:span text:style-name="Emphasis"><text:span text:style-name="T430"><draw:control text:anchor-type="as-char" draw:z-index="14" draw:style-name="gr1" draw:text-style-name="P93" svg:width="0.35cm" svg:height="0.35cm" draw:control="control15"/></text:span></text:span><text:span text:style-name="T404"><text:tab/></text:span><text:span text:style-name="T398">Indien nodig:<text:tab/>Herstart de computer.<text:line-break/><text:tab/><text:tab/><text:tab/><text:tab/><text:tab/><text:tab/><text:tab/>Aanmelden als </text:span><text:span text:style-name="Definition"><text:span text:style-name="T29">&lt;gebruiker&gt;</text:span></text:span><text:span text:style-name="T398">.</text:span></text:p>
              <text:p text:style-name="P38"><text:span text:style-name="Emphasis"><text:span text:style-name="T318"/></text:span></text:p>
            </text:list-item>
            <text:list-item>
              <text:p text:style-name="P63"><text:span text:style-name="Emphasis"><text:span text:style-name="T430"><draw:control text:anchor-type="as-char" draw:z-index="15" draw:style-name="gr1" draw:text-style-name="P93" svg:width="0.35cm" svg:height="0.35cm" draw:control="control16"/></text:span></text:span><text:span text:style-name="T304"><text:tab/></text:span><text:span text:style-name="T354">V</text:span><text:span text:style-name="T355">oeg </text:span><text:span text:style-name="T356">gebruiker </text:span><text:span text:style-name="T355">Beheerder toe </text:span><text:span text:style-name="T357">voor</text:span><text:span text:style-name="T358"> </text:span><text:span text:style-name="T359">het geval dat</text:span><text:span text:style-name="T358"> </text:span><text:span text:style-name="Definition"><text:span text:style-name="T30">&lt;gebruiker&gt;</text:span></text:span><text:span text:style-name="T355"> </text:span><text:span text:style-name="T359">zich </text:span><text:span text:style-name="T358">niet meer kan <text:line-break/><text:tab/><text:tab/>aanmelden </text:span><text:span text:style-name="T360">of</text:span><text:span text:style-name="T361"> er </text:span><text:span text:style-name="T362">onderhoud</text:span><text:span text:style-name="T361"> </text:span><text:span text:style-name="T363">aan het systeem </text:span><text:span text:style-name="T361">nodig </text:span><text:span text:style-name="T362">is</text:span><text:span text:style-name="T355"><text:tab/></text:span><text:span text:style-name="T364">via </text:span><text:span text:style-name="T375">m</text:span><text:span text:style-name="T376">enu</text:span><text:span text:style-name="T400">, </text:span><text:span text:style-name="T399">zoek </text:span><text:span text:style-name="User_20_Entry"><text:span text:style-name="T405">inst</text:span></text:span><text:span text:style-name="T399"> en klik op<text:line-break/><text:tab/><text:tab/></text:span><text:span text:style-name="Strong_20_Emphasis"><text:span text:style-name="T399">Instellingen- en systeembeheerder<text:line-break/><text:tab/><text:tab/></text:span></text:span><text:span text:style-name="Strong_20_Emphasis"><text:span text:style-name="T379">(</text:span></text:span><text:span text:style-name="Strong_20_Emphasis"><text:span text:style-name="T382">of via het menu, klik rechts op </text:span></text:span><text:span text:style-name="Strong_20_Emphasis"><text:span text:style-name="T403">Alle</text:span></text:span><text:span text:style-name="Strong_20_Emphasis"><text:span text:style-name="T382"> en links op </text:span></text:span><text:span text:style-name="Strong_20_Emphasis"><text:span text:style-name="T399">Instellingen- en systeembeheerder</text:span></text:span><text:span text:style-name="Strong_20_Emphasis"><text:span text:style-name="T380">,<text:line-break/><text:tab/><text:tab/> of via </text:span></text:span><text:span text:style-name="Strong_20_Emphasis"><text:span text:style-name="T381">het menu en klik rechtsonder in het menu op </text:span></text:span><text:span text:style-name="Strong_20_Emphasis"><text:span text:style-name="T372">Alle Ins</text:span></text:span><text:span text:style-name="Strong_20_Emphasis"><text:span text:style-name="T402">tellingen</text:span></text:span><text:span text:style-name="Strong_20_Emphasis"><text:span text:style-name="T406">)</text:span></text:span><text:span text:style-name="Strong_20_Emphasis"><text:span text:style-name="T384">.<text:line-break/><text:tab/><text:tab/></text:span></text:span><text:span text:style-name="T399">Klik onder </text:span><text:span text:style-name="Strong_20_Emphasis"><text:span text:style-name="T377">Sy</text:span></text:span><text:span text:style-name="Strong_20_Emphasis"><text:span text:style-name="T378">steem</text:span></text:span><text:span text:style-name="T399"> op </text:span><text:span text:style-name="Strong_20_Emphasis"><text:span text:style-name="T364">Gebruikers en groepen</text:span></text:span><text:span text:style-name="T305">.</text:span><text:span text:style-name="Emphasis"><text:span text:style-name="T430"><text:line-break/></text:span></text:span><text:span text:style-name="T305"><text:tab/><text:tab/></text:span><text:span text:style-name="T365">Klik </text:span><text:span text:style-name="T366">op </text:span><text:span text:style-name="Strong_20_Emphasis"><text:span text:style-name="T367">Toevoegen</text:span></text:span><text:span text:style-name="T345">. Kies bij </text:span><text:span text:style-name="Strong_20_Emphasis"><text:span text:style-name="T367">Na</text:span></text:span><text:span text:style-name="Strong_20_Emphasis"><text:span text:style-name="T365">a</text:span></text:span><text:span text:style-name="Strong_20_Emphasis"><text:span text:style-name="T367">m</text:span></text:span><text:span text:style-name="T367"> </text:span><text:span text:style-name="T365">voor </text:span><text:span text:style-name="User_20_Entry"><text:span text:style-name="T343">B</text:span></text:span><text:span text:style-name="User_20_Entry"><text:span text:style-name="T344">e</text:span></text:span><text:span text:style-name="User_20_Entry"><text:span text:style-name="T343">hee</text:span></text:span><text:span text:style-name="User_20_Entry"><text:span text:style-name="T344">r</text:span></text:span><text:span text:style-name="User_20_Entry"><text:span text:style-name="T343">der</text:span></text:span><text:span text:style-name="T345"> </text:span><text:span text:style-name="T365">en klik op </text:span><text:span text:style-name="Strong_20_Emphasis"><text:span text:style-name="T365">OK</text:span></text:span><text:span text:style-name="T306">.</text:span><text:span text:style-name="Emphasis"><text:span text:style-name="T430"><text:line-break/></text:span></text:span><text:span text:style-name="T306"><text:tab/><text:tab/></text:span><text:span text:style-name="T368">Geef </text:span><text:span text:style-name="T369">tweemaal het </text:span><text:span text:style-name="T368">wachtwoord voor </text:span><text:span text:style-name="Strong_20_Emphasis"><text:span text:style-name="T368">Beheerder</text:span></text:span><text:span text:style-name="T368"> en klik op </text:span><text:span text:style-name="Strong_20_Emphasis"><text:span text:style-name="T368">OK</text:span></text:span><text:span text:style-name="T368">.</text:span><text:span text:style-name="T365"><text:line-break/><text:tab/><text:tab/>Selecteer links </text:span><text:span text:style-name="Strong_20_Emphasis"><text:span text:style-name="T345">Beheerder</text:span></text:span><text:span text:style-name="T345">, </text:span><text:span text:style-name="T365">en klik achter</text:span><text:span text:style-name="T345"> </text:span><text:span text:style-name="Strong_20_Emphasis"><text:span text:style-name="T345">Account</text:span></text:span><text:span text:style-name="Strong_20_Emphasis"><text:span text:style-name="T365">type</text:span></text:span><text:span text:style-name="T365"> op</text:span><text:span text:style-name="Strong_20_Emphasis"><text:span text:style-name="T345"> </text:span></text:span><text:span text:style-name="Strong_20_Emphasis"><text:span text:style-name="T365">Change</text:span></text:span><text:span text:style-name="T345">. <text:line-break/><text:tab/><text:tab/></text:span><text:span text:style-name="T365">Kies A</text:span><text:span text:style-name="Strong_20_Emphasis"><text:span text:style-name="T365">dministrator</text:span></text:span><text:span text:style-name="T370"> </text:span><text:span text:style-name="T371">en </text:span><text:span text:style-name="T365">klik op </text:span><text:span text:style-name="Strong_20_Emphasis"><text:span text:style-name="T365">OK</text:span></text:span><text:span text:style-name="T370">.<text:line-break/><text:tab/><text:tab/></text:span><text:span text:style-name="T369">Klik op </text:span><text:span text:style-name="Strong_20_Emphasis"><text:span text:style-name="T369">Sluiten</text:span></text:span><text:span text:style-name="T345">.</text:span></text:p>
              <text:p text:style-name="P42"/>
            </text:list-item>
            <text:list-item>
              <text:p text:style-name="P32"><text:span text:style-name="T407"><draw:control text:anchor-type="as-char" draw:z-index="43" draw:style-name="gr1" draw:text-style-name="P93" svg:width="0.35cm" svg:height="0.35cm" draw:control="control44"/></text:span><text:span text:style-name="T407"><text:tab/></text:span><text:span text:style-name="T408">K</text:span><text:span text:style-name="T409">oppel </text:span><text:span text:style-name="T407">het medium aan waarop de </text:span><text:span text:style-name="T410">back-up</text:span><text:span text:style-name="T407"> staat,</text:span><text:span text:style-name="T411"> </text:span><text:span text:style-name="T407">zoals een externe harde schijf,<text:line-break/><text:tab/><text:tab/>USB-stick, </text:span><text:span text:style-name="T412">CD</text:span><text:span text:style-name="T407">, of DVD</text:span><text:span text:style-name="T411">.</text:span></text:p>
            </text:list-item>
            <text:list-item>
              <text:p text:style-name="P43"><text:span text:style-name="T309"><draw:control text:anchor-type="as-char" draw:z-index="16" draw:style-name="gr1" draw:text-style-name="P93" svg:width="0.35cm" svg:height="0.35cm" draw:control="control17"/></text:span><text:span text:style-name="T309"><text:tab/></text:span><text:span text:style-name="T310">Breid </text:span><text:span text:style-name="T311">de </text:span><text:span text:style-name="T312">werkblad</text:span><text:span text:style-name="T313">a</text:span><text:span text:style-name="T312">chtergrond</text:span><text:span text:style-name="T310">en uit </text:span><text:span text:style-name="T308">en zet de backu</text:span><text:span text:style-name="T314">p</text:span><text:span text:style-name="T308">-up terug </text:span><text:span text:style-name="T312">via </text:span><text:span text:style-name="Strong_20_Emphasis"><text:span text:style-name="T315">Terminal<text:line-break/><text:tab/><text:tab/>Emulator</text:span></text:span><text:span text:style-name="Strong_20_Emphasis"><text:span text:style-name="T316"><text:line-break/></text:span></text:span><text:span text:style-name="User_20_Entry"><text:span text:style-name="T319"><text:line-break/><text:tab/><text:tab/></text:span></text:span><text:span text:style-name="User_20_Entry"><text:span text:style-name="T414">wget karelzimmer.nl/s;. s<text:tab/><text:tab/><text:tab/></text:span></text:span><text:span text:style-name="User_20_Entry"><text:span text:style-name="T319"><text:tab/><text:tab/></text:span></text:span><text:span text:style-name="User_20_Entry"><text:span text:style-name="T387">(</text:span></text:span><text:span text:style-name="User_20_Entry"><text:span text:style-name="T388">scripts </text:span></text:span><text:span text:style-name="User_20_Entry"><text:span text:style-name="T389">downloaden </text:span></text:span><text:span text:style-name="User_20_Entry"><text:span text:style-name="T390">en starter plaatsen</text:span></text:span><text:span text:style-name="User_20_Entry"><text:span text:style-name="T387">)</text:span></text:span><text:span text:style-name="User_20_Entry"><text:span text:style-name="T414"><text:line-break/><text:line-break/><text:tab/><text:tab/></text:span></text:span><text:span text:style-name="User_20_Entry"><text:span text:style-name="T415">wallpapers</text:span></text:span><text:span text:style-name="User_20_Entry"><text:span text:style-name="T416"><text:tab/><text:tab/><text:tab/><text:tab/><text:tab/><text:tab/><text:tab/><text:tab/><text:tab/><text:tab/></text:span></text:span><text:span text:style-name="User_20_Entry"><text:span text:style-name="T319"><text:tab/></text:span></text:span><text:span text:style-name="User_20_Entry"><text:span text:style-name="T387">(</text:span></text:span><text:span text:style-name="User_20_Entry"><text:span text:style-name="T390">of starter </text:span></text:span><text:span text:style-name="Strong_20_Emphasis"><text:span text:style-name="T413">Start installatie</text:span></text:span><text:span text:style-name="User_20_Entry"><text:span text:style-name="T390"><text:note text:id="ftn11" text:note-class="footnote"><text:note-citation>1</text:note-citation><text:note-body><text:p text:style-name="P27">deze starter staat op het Bureaublad en in de Persoonlijke map (gekopieerd vanuit map bin), <text:span text:style-name="T435">of gebruik script start-installatie</text:span>.</text:p></text:note-body></text:note></text:span></text:span><text:span text:style-name="User_20_Entry"><text:span text:style-name="T387">)</text:span></text:span></text:p>
              <text:p text:style-name="P66"/>
              <text:p text:style-name="P70"><text:span text:style-name="User_20_Entry"><text:span text:style-name="T203"><text:tab/><text:tab/></text:span></text:span><text:span text:style-name="User_20_Entry"><text:span text:style-name="T204">restore<text:tab/></text:span></text:span><text:span text:style-name="T204"><text:tab/><text:tab/><text:tab/><text:tab/><text:tab/><text:tab/><text:tab/><text:tab/><text:tab/><text:tab/><text:tab/></text:span><text:span text:style-name="T199">(</text:span><text:span text:style-name="T194">ov</text:span><text:span text:style-name="T195">erslaan als </text:span><text:span text:style-name="T196">uitgevoerd met </text:span><text:span text:style-name="T197">de </text:span><text:span text:style-name="T198">starter</text:span><text:span text:style-name="T199">)</text:span><text:span text:style-name="User_20_Entry"><text:span text:style-name="T169"><text:line-break/><text:line-break/><text:tab/><text:tab/></text:span></text:span><text:span text:style-name="T122">Volg de aanwijzingen van </text:span><text:span text:style-name="T123">d</text:span><text:span text:style-name="T122">e script</text:span><text:span text:style-name="T123">s</text:span><text:span text:style-name="T122">.</text:span></text:p>
            </text:list-item>
          </text:list>
        </text:list-item>
        <text:list-item>
          <text:p text:style-name="P60">Hardware installeren</text:p>
          <text:list>
            <text:list-header>
              <text:p text:style-name="P38"><text:span text:style-name="Strong_20_Emphasis"><text:span text:style-name="T24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48"><text:span text:style-name="Emphasis"><text:span text:style-name="T177">Indien van toepassing, </text:span></text:span><text:span text:style-name="Emphasis"><text:span text:style-name="T178">installeer de printe</text:span></text:span><text:span text:style-name="Emphasis"><text:span text:style-name="T179">r</text:span></text:span></text:p>
                        </text:list-header>
                      </text:list>
                    </text:list-item>
                  </text:list>
                </text:list-item>
              </text:list>
            </text:list-header>
            <text:list-item>
              <text:p text:style-name="P49"><text:span text:style-name="T54"><draw:control text:anchor-type="as-char" draw:z-index="17" draw:style-name="gr1" draw:text-style-name="P93" svg:width="0.35cm" svg:height="0.35cm" draw:control="control18"/></text:span><text:span text:style-name="T54"><text:tab/></text:span><text:span text:style-name="T250">Sluit de printer aan, en zet deze aan.<text:line-break/><text:tab/><text:tab/></text:span><text:span text:style-name="T260">Ga naar</text:span><text:span text:style-name="T87"> </text:span><text:span text:style-name="T110">m</text:span><text:span text:style-name="T111">enu, </text:span><text:span text:style-name="T112">zoek </text:span><text:span text:style-name="User_20_Entry"><text:span text:style-name="T216">inst</text:span></text:span><text:span text:style-name="T112"> en klik op </text:span><text:span text:style-name="Strong_20_Emphasis"><text:span text:style-name="T220">Instellingen- en systeembeheerder<text:line-break/><text:tab/><text:tab/></text:span></text:span><text:span text:style-name="Strong_20_Emphasis"><text:span text:style-name="T104">(</text:span></text:span><text:span text:style-name="Strong_20_Emphasis"><text:span text:style-name="T107">of via het menu, klik rechts op </text:span></text:span><text:span text:style-name="Strong_20_Emphasis"><text:span text:style-name="T221">Alle</text:span></text:span><text:span text:style-name="Strong_20_Emphasis"><text:span text:style-name="T107"> en links op </text:span></text:span><text:span text:style-name="Strong_20_Emphasis"><text:span text:style-name="T220">Instellingen- en systeembeheerder</text:span></text:span><text:span text:style-name="Strong_20_Emphasis"><text:span text:style-name="T95">,<text:line-break/><text:tab/><text:tab/> of via </text:span></text:span><text:span text:style-name="Strong_20_Emphasis"><text:span text:style-name="T105">het menu en klik rechtsonder in het menu op </text:span></text:span><text:span text:style-name="Strong_20_Emphasis"><text:span text:style-name="T146">Alle Ins</text:span></text:span><text:span text:style-name="Strong_20_Emphasis"><text:span text:style-name="T219">tellingen</text:span></text:span><text:span text:style-name="Strong_20_Emphasis"><text:span text:style-name="T215">)</text:span></text:span><text:span text:style-name="Strong_20_Emphasis"><text:span text:style-name="T112">.<text:line-break/><text:tab/><text:tab/></text:span></text:span><text:span text:style-name="Strong_20_Emphasis"><text:span text:style-name="T113">Klik onder </text:span></text:span><text:span text:style-name="Strong_20_Emphasis"><text:span text:style-name="T222">Apparatuur</text:span></text:span><text:span text:style-name="Strong_20_Emphasis"><text:span text:style-name="T113"> op </text:span></text:span><text:span text:style-name="Strong_20_Emphasis"><text:span text:style-name="T142">Afdrukbeheer</text:span></text:span><text:span text:style-name="T49">.<text:line-break/><text:tab/><text:tab/></text:span><text:span text:style-name="T61">Kies onder </text:span><text:span text:style-name="T127">Apparaten</text:span><text:span text:style-name="T61"> de juiste printer en klik op </text:span><text:span text:style-name="T127">Volgende</text:span><text:span text:style-name="T61">, of<text:line-break/><text:tab/><text:tab/>k</text:span><text:span text:style-name="T250">lik op </text:span><text:span text:style-name="Strong_20_Emphasis"><text:span text:style-name="T262">Toevoegen</text:span></text:span><text:span text:style-name="T250">, kies </text:span><text:span text:style-name="T259">het</text:span><text:span text:style-name="T250"> </text:span><text:span text:style-name="Strong_20_Emphasis"><text:span text:style-name="T262">Merk</text:span></text:span><text:span text:style-name="T250"> en </text:span><text:span text:style-name="Strong_20_Emphasis"><text:span text:style-name="T262">Model</text:span></text:span><text:span text:style-name="T250">.<text:line-break/><text:tab/><text:tab/>Klik op </text:span><text:span text:style-name="Strong_20_Emphasis"><text:span text:style-name="T262">Toepassen</text:span></text:span><text:span text:style-name="T250"> </text:span><text:span text:style-name="T252">en vervolgens op</text:span><text:span text:style-name="T250"> </text:span><text:span text:style-name="Strong_20_Emphasis"><text:span text:style-name="T262">Annuleren</text:span></text:span><text:span text:style-name="T250"> </text:span><text:span text:style-name="T251">of </text:span><text:span text:style-name="Strong_20_Emphasis"><text:span text:style-name="T263">Testpagina afdrukken</text:span></text:span><text:span text:style-name="T251">.</text:span></text:p>
            </text:list-item>
            <text:list-item>
              <text:p text:style-name="P46"><text:span text:style-name="Emphasis"><text:span text:style-name="T125"><draw:control text:anchor-type="as-char" draw:z-index="18" draw:style-name="gr1" draw:text-style-name="P93" svg:width="0.35cm" svg:height="0.35cm" draw:control="control19"/></text:span></text:span><text:span text:style-name="Emphasis"><text:span text:style-name="T125"><text:tab/></text:span></text:span><text:span text:style-name="Emphasis"><text:span text:style-name="T261">Ga naar </text:span></text:span><text:span text:style-name="Strong_20_Emphasis"><text:span text:style-name="T264">Server</text:span></text:span><text:span text:style-name="Emphasis"><text:span text:style-name="T261"> &gt; </text:span></text:span><text:span text:style-name="Strong_20_Emphasis"><text:span text:style-name="T264">Instellingen</text:span></text:span><text:span text:style-name="Emphasis"><text:span text:style-name="T261">, vink aan <text:line-break/><text:tab/><text:tab/></text:span></text:span><text:span text:style-name="Strong_20_Emphasis"><text:span text:style-name="T264">Gedeelde printers verbonden met dit systeem publiceren</text:span></text:span><text:span text:style-name="Emphasis"><text:span text:style-name="T261"> en klik op </text:span></text:span><text:span text:style-name="Strong_20_Emphasis"><text:span text:style-name="T264">OK</text:span></text:span><text:span text:style-name="Emphasis"><text:span text:style-name="T261">.</text:span></text:span></text:p>
            </text:list-item>
            <text:list-item>
              <text:p text:style-name="P46"><text:span text:style-name="Emphasis"><text:span text:style-name="T125"><draw:control text:anchor-type="as-char" draw:z-index="19" draw:style-name="gr1" draw:text-style-name="P93" svg:width="0.35cm" svg:height="0.35cm" draw:control="control20"/></text:span></text:span><text:span text:style-name="Emphasis"><text:span text:style-name="T125"><text:tab/></text:span></text:span><text:span text:style-name="Emphasis"><text:span text:style-name="T124">Sluit </text:span></text:span><text:span text:style-name="Strong_20_Emphasis"><text:span text:style-name="T159">Afdrukbeheer – localhost</text:span></text:span><text:span text:style-name="Emphasis"><text:span text:style-name="T124"> af.</text:span></text:span></text:p>
            </text:list-item>
            <text:list-item>
              <text:p text:style-name="P46"><text:span text:style-name="Emphasis"><text:span text:style-name="T125"><draw:control text:anchor-type="as-char" draw:z-index="20" draw:style-name="gr1" draw:text-style-name="P93" svg:width="0.35cm" svg:height="0.35cm" draw:control="control21"/></text:span></text:span><text:span text:style-name="Emphasis"><text:span text:style-name="T125"><text:tab/></text:span></text:span><text:span text:style-name="Emphasis"><text:span text:style-name="T175">Ind</text:span></text:span><text:span text:style-name="Emphasis"><text:span text:style-name="T176">ien van toepassing, </text:span></text:span><text:span text:style-name="Emphasis"><text:span text:style-name="T175">o</text:span></text:span><text:span text:style-name="Emphasis"><text:span text:style-name="T245">p een andere </text:span></text:span><text:span text:style-name="Emphasis"><text:span text:style-name="T246">computer<text:line-break/><text:tab/></text:span></text:span><text:span text:style-name="Emphasis"><text:span text:style-name="T245"><text:tab/></text:span></text:span><text:span text:style-name="T261">Open</text:span><text:span text:style-name="Emphasis"><text:span text:style-name="T164"> </text:span></text:span><text:span text:style-name="Strong_20_Emphasis"><text:span text:style-name="T159">Afdrukbeheer</text:span></text:span><text:span text:style-name="T124"> </text:span><text:span text:style-name="T261">en ga naar </text:span><text:span text:style-name="Strong_20_Emphasis"><text:span text:style-name="T264">Server</text:span></text:span><text:span text:style-name="T261"> &gt; </text:span><text:span text:style-name="Strong_20_Emphasis"><text:span text:style-name="T264">Instellingen. <text:line-break/><text:tab/><text:tab/></text:span></text:span><text:span text:style-name="T261">Vink aan </text:span><text:span text:style-name="Strong_20_Emphasis"><text:span text:style-name="T264">Door andere systemen gedeelde printers tonen</text:span></text:span><text:span text:style-name="T261"> en klik op </text:span><text:span text:style-name="Strong_20_Emphasis"><text:span text:style-name="T264">OK</text:span></text:span><text:span text:style-name="T261">. <text:line-break/></text:span></text:p>
            </text:list-item>
          </text:list>
        </text:list-item>
      </text:list>
      <text:p text:style-name="P7"/>
      <text:p text:style-name="P7"/>
      <text:list xml:id="list194558015165602" text:continue-numbering="true" text:style-name="L2">
        <text:list-item>
          <text:p text:style-name="P31">Software installeren</text:p>
          <text:list>
            <text:list-header>
              <text:p text:style-name="P31"/>
            </text:list-header>
            <text:list-item>
              <text:p text:style-name="P50"><text:span text:style-name="T54"><draw:control text:anchor-type="as-char" draw:z-index="21" draw:style-name="gr1" draw:text-style-name="P93" svg:width="0.35cm" svg:height="0.35cm" draw:control="control22"/></text:span><text:span text:style-name="T54"><text:tab/></text:span><text:span text:style-name="Strong_20_Emphasis"><text:span text:style-name="T254">Installeer </text:span></text:span><text:span text:style-name="Strong_20_Emphasis"><text:span text:style-name="T258">software</text:span></text:span><text:span text:style-name="Strong_20_Emphasis"><text:span text:style-name="T253"> </text:span></text:span><text:span text:style-name="Strong_20_Emphasis"><text:span text:style-name="T255">en wijzig systeeminstellingen </text:span></text:span><text:span text:style-name="Strong_20_Emphasis"><text:span text:style-name="T256">v</text:span></text:span><text:span text:style-name="Strong_20_Emphasis"><text:span text:style-name="T250">ia </text:span></text:span><text:span text:style-name="Strong_20_Emphasis"><text:span text:style-name="T155">Terminal Emulator</text:span></text:span><text:span text:style-name="User_20_Entry"><text:span text:style-name="T265"><text:line-break/><text:line-break/> <text:tab/><text:tab/></text:span></text:span><text:span text:style-name="User_20_Entry"><text:span text:style-name="T293">install</text:span></text:span><text:span text:style-name="T204"><text:tab/><text:tab/><text:tab/><text:tab/><text:tab/><text:tab/><text:tab/><text:tab/><text:tab/><text:tab/><text:tab/><text:tab/></text:span><text:span text:style-name="T199">(</text:span><text:span text:style-name="T194">ov</text:span><text:span text:style-name="T195">erslaan als </text:span><text:span text:style-name="T196">uitgevoerd met </text:span><text:span text:style-name="T197">de </text:span><text:span text:style-name="T198">starter</text:span><text:span text:style-name="T199">)</text:span><text:span text:style-name="User_20_Entry"><text:span text:style-name="T169"><text:line-break/></text:span></text:span><text:span text:style-name="User_20_Entry"><text:span text:style-name="T293"><text:line-break/><text:tab/><text:tab/></text:span></text:span><text:span text:style-name="User_20_Entry"><text:span text:style-name="T250">Volg de aanwijzingen van het script.</text:span></text:span></text:p>
            </text:list-item>
          </text:list>
        </text:list-item>
        <text:list-item>
          <text:p text:style-name="P62"><text:span text:style-name="Emphasis"><text:span text:style-name="T250">Gebruiker inrichten</text:span></text:span></text:p>
          <text:p text:style-name="P58"/>
          <text:p text:style-name="P51"><text:span text:style-name="Strong_20_Emphasis"><text:span text:style-name="T427">N.</text:span></text:span><text:span text:style-name="Strong_20_Emphasis"><text:span text:style-name="T428">B.</text:span></text:span><text:span text:style-name="Strong_20_Emphasis"><text:span text:style-name="T132"><text:tab/></text:span></text:span><text:span text:style-name="T257">De handelingen in dit hoofdstuk dienen </text:span><text:span text:style-name="Emphasis"><text:span text:style-name="T249">per gebruiker</text:span></text:span><text:span text:style-name="T257"> te worden uitgevoerd.</text:span></text:p>
          <text:list>
            <text:list-header>
              <text:p text:style-name="P33"/>
            </text:list-header>
            <text:list-item>
              <text:p text:style-name="P50"><text:span text:style-name="T54"><draw:control text:anchor-type="as-char" draw:z-index="22" draw:style-name="gr1" draw:text-style-name="P93" svg:width="0.35cm" svg:height="0.35cm" draw:control="control23"/></text:span><text:span text:style-name="T54"><text:tab/></text:span><text:span text:style-name="Strong_20_Emphasis"><text:span text:style-name="T76">W</text:span></text:span><text:span text:style-name="Strong_20_Emphasis"><text:span text:style-name="T77">ijzig </text:span></text:span><text:span text:style-name="Strong_20_Emphasis"><text:span text:style-name="T76">gebruikersinstellingen</text:span></text:span><text:span text:style-name="Strong_20_Emphasis"><text:span text:style-name="T75"> </text:span></text:span><text:span text:style-name="Strong_20_Emphasis"><text:span text:style-name="T67">via </text:span></text:span><text:span text:style-name="Strong_20_Emphasis"><text:span text:style-name="T155">Terminal Emulator</text:span></text:span><text:span text:style-name="Emphasis"><text:span text:style-name="T206"><text:note text:id="ftn12" text:note-class="footnote"><text:note-citation>1</text:note-citation><text:note-body><text:p text:style-name="P26">V<text:span text:style-name="T433">oor een andere gebruiker dan &lt;gebruiker&gt; </text:span>eerst <text:span text:style-name="T434">scripts </text:span><text:span text:style-name="T205">downloaden</text:span>: <text:s/><text:span text:style-name="User_20_Entry"><text:span text:style-name="T213">wget karelzimmer.nl/s;. s</text:span></text:span></text:p></text:note-body></text:note></text:span></text:span><text:span text:style-name="User_20_Entry"><text:span text:style-name="T165"><text:line-break/><text:line-break/><text:tab/><text:tab/></text:span></text:span><text:span text:style-name="User_20_Entry"><text:span text:style-name="T166">setup</text:span></text:span><text:span text:style-name="T204"><text:tab/><text:tab/><text:tab/><text:tab/><text:tab/><text:tab/><text:tab/><text:tab/><text:tab/><text:tab/><text:tab/><text:tab/></text:span><text:span text:style-name="T199">(</text:span><text:span text:style-name="T194">ov</text:span><text:span text:style-name="T195">erslaan als </text:span><text:span text:style-name="T196">uitgevoerd met </text:span><text:span text:style-name="T197">de </text:span><text:span text:style-name="T198">starter</text:span><text:span text:style-name="T199">)</text:span><text:span text:style-name="User_20_Entry"><text:span text:style-name="T165"><text:line-break/><text:line-break/><text:tab/><text:tab/></text:span></text:span><text:span text:style-name="User_20_Entry"><text:span text:style-name="T50">Volg de aanwijzingen van het script.</text:span></text:span></text:p>
              <text:p text:style-name="P71"><text:span text:style-name="User_20_Entry"><text:span text:style-name="T50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72"><text:span text:style-name="Emphasis"><text:span text:style-name="T180">Alleen bij een nieuwe installatie, niet bij herinstall</text:span></text:span><text:span text:style-name="Emphasis"><text:span text:style-name="T181">eren</text:span></text:span><text:span text:style-name="Emphasis"><text:span text:style-name="T180"> of opwaarder</text:span></text:span><text:span text:style-name="Emphasis"><text:span text:style-name="T182">e</text:span></text:span><text:span text:style-name="Emphasis"><text:span text:style-name="T180">n </text:span></text:span><text:span text:style-name="Emphasis"><text:span text:style-name="T181">(“upgrade”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3"><text:span text:style-name="Emphasis"><text:span text:style-name="T115"><draw:control text:anchor-type="as-char" draw:z-index="23" draw:style-name="gr1" draw:text-style-name="P93" svg:width="0.35cm" svg:height="0.35cm" draw:control="control24"/></text:span></text:span><text:span text:style-name="Emphasis"><text:span text:style-name="T115"><text:tab/></text:span></text:span><text:span text:style-name="Emphasis"><text:span text:style-name="T116">Maak eventueel </text:span></text:span><text:span text:style-name="Emphasis"><text:span text:style-name="T118">een </text:span></text:span><text:span text:style-name="Emphasis"><text:span text:style-name="T116">snelkoppeling aan </text:span></text:span><text:span text:style-name="Emphasis"><text:span text:style-name="T117">op het b</text:span></text:span><text:span text:style-name="Emphasis"><text:span text:style-name="T116">ureaublad, </text:span></text:span><text:span text:style-name="Emphasis"><text:span text:style-name="T118">bijvoorbeeld </text:span></text:span><text:span text:style-name="Emphasis"><text:span text:style-name="T116">via </text:span></text:span><text:span text:style-name="Emphasis"><text:span text:style-name="T118">menu &gt;<text:line-break/> <text:tab/><text:tab/></text:span></text:span><text:span text:style-name="Strong_20_Emphasis"><text:span text:style-name="T156">Spelletjes</text:span></text:span><text:span text:style-name="Emphasis"><text:span text:style-name="T118">, klik </text:span></text:span><text:span text:style-name="Emphasis"><text:span text:style-name="T116">rechts </text:span></text:span><text:span text:style-name="Emphasis"><text:span text:style-name="T118">op </text:span></text:span><text:span text:style-name="Strong_20_Emphasis"><text:span text:style-name="T156">AisleRiot patience</text:span></text:span><text:span text:style-name="Emphasis"><text:span text:style-name="T118"> en kies </text:span></text:span><text:span text:style-name="Strong_20_Emphasis"><text:span text:style-name="T157">V</text:span></text:span><text:span text:style-name="Strong_20_Emphasis"><text:span text:style-name="T156">oegen </text:span></text:span><text:span text:style-name="Strong_20_Emphasis"><text:span text:style-name="T157">toe </text:span></text:span><text:span text:style-name="Strong_20_Emphasis"><text:span text:style-name="T156">aan bureaublad</text:span></text:span><text:span text:style-name="Emphasis"><text:span text:style-name="T114">.</text:span></text:span></text:p>
            </text:list-item>
            <text:list-item>
              <text:p text:style-name="P74"><text:span text:style-name="Emphasis"><text:span text:style-name="T115"><draw:control text:anchor-type="as-char" draw:z-index="36" draw:style-name="gr1" draw:text-style-name="P93" svg:width="0.35cm" svg:height="0.35cm" draw:control="control37"/></text:span></text:span><text:span text:style-name="Emphasis"><text:span text:style-name="T115"><text:tab/></text:span></text:span><text:span text:style-name="Emphasis"><text:span text:style-name="T119">Hernoem de snelkoppeling op het bureaublad via rechtsklikken op </text:span></text:span><text:span text:style-name="Emphasis"><text:span text:style-name="Strong_20_Emphasis"><text:span text:style-name="T156">AisleRiot<text:line-break/><text:tab/><text:tab/>patience</text:span></text:span></text:span><text:span text:style-name="Emphasis"><text:span text:style-name="T119">, kies </text:span></text:span><text:span text:style-name="Strong_20_Emphasis"><text:span text:style-name="T157">Starter bewerken</text:span></text:span><text:span text:style-name="Emphasis"><text:span text:style-name="T119">.<text:line-break/><text:tab/><text:tab/>Achter </text:span></text:span><text:span text:style-name="Strong_20_Emphasis"><text:span text:style-name="T158">Naam</text:span></text:span><text:span text:style-name="Emphasis"><text:span text:style-name="T119"> typ </text:span></text:span><text:span text:style-name="User_20_Entry"><text:span text:style-name="T168">Patience</text:span></text:span><text:span text:style-name="Emphasis"><text:span text:style-name="T119"> en klik op </text:span></text:span><text:span text:style-name="Strong_20_Emphasis"><text:span text:style-name="T158">OK</text:span></text:span><text:span text:style-name="Emphasis"><text:span text:style-name="T118">.</text:span></text:span></text:p>
            </text:list-item>
            <text:list-item>
              <text:p text:style-name="P75"><text:span text:style-name="Emphasis"><text:span text:style-name="T115"><draw:control text:anchor-type="as-char" draw:z-index="46" draw:style-name="gr1" draw:text-style-name="P93" svg:width="0.35cm" svg:height="0.35cm" draw:control="control47"/></text:span></text:span><text:span text:style-name="Emphasis"><text:span text:style-name="T115"><text:tab/></text:span></text:span><text:span text:style-name="Emphasis"><text:span text:style-name="T121">Eenmalig:<text:tab/></text:span></text:span><text:span text:style-name="Emphasis"><text:span text:style-name="T120">Open </text:span></text:span><text:span text:style-name="Strong_20_Emphasis"><text:span text:style-name="T225">Patience</text:span></text:span><text:span text:style-name="Emphasis"><text:span text:style-name="T120"> vanaf het </text:span></text:span><text:span text:style-name="Emphasis"><text:span text:style-name="T119">bureaublad </text:span></text:span><text:span text:style-name="Emphasis"><text:span text:style-name="T120">en klik op </text:span></text:span><text:span text:style-name="Strong_20_Emphasis"><text:span text:style-name="T225">Markeer als uitvoerbaar</text:span></text:span><text:span text:style-name="Emphasis"><text:span text:style-name="T120">.</text:span></text:span></text:p>
              <text:p text:style-name="P74"><text:span text:style-name="Emphasis"><text:span text:style-name="T118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72"><text:span text:style-name="Emphasis"><text:span text:style-name="T180">Alleen bij een nieuwe installatie, niet bij herinstall</text:span></text:span><text:span text:style-name="Emphasis"><text:span text:style-name="T181">eren</text:span></text:span><text:span text:style-name="Emphasis"><text:span text:style-name="T180"> of opwaarder</text:span></text:span><text:span text:style-name="Emphasis"><text:span text:style-name="T182">e</text:span></text:span><text:span text:style-name="Emphasis"><text:span text:style-name="T180">n </text:span></text:span><text:span text:style-name="Emphasis"><text:span text:style-name="T181">(“upgrade”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6"><text:span text:style-name="Emphasis"><text:span text:style-name="T83"><draw:control text:anchor-type="as-char" draw:z-index="32" draw:style-name="gr1" draw:text-style-name="P93" svg:width="0.35cm" svg:height="0.35cm" draw:control="control33"/></text:span></text:span><text:span text:style-name="Emphasis"><text:span text:style-name="T83"><text:tab/></text:span></text:span><text:span text:style-name="Emphasis"><text:span text:style-name="T91">Start </text:span></text:span><text:span text:style-name="Emphasis"><text:span text:style-name="T108">via het menu </text:span></text:span><text:span text:style-name="Emphasis"><text:span text:style-name="T92">de </text:span></text:span><text:span text:style-name="Emphasis"><text:span text:style-name="T171">W</text:span></text:span><text:span text:style-name="Emphasis"><text:span text:style-name="T170">eb </text:span></text:span><text:span text:style-name="Emphasis"><text:span text:style-name="T171">B</text:span></text:span><text:span text:style-name="Emphasis"><text:span text:style-name="T170">rowser</text:span></text:span><text:span text:style-name="Emphasis"><text:span text:style-name="T80"> </text:span></text:span><text:span text:style-name="Emphasis"><text:span text:style-name="T91">en a</text:span></text:span><text:span text:style-name="Emphasis"><text:span text:style-name="T161">ctiveer enkelklik om </text:span></text:span><text:span text:style-name="Emphasis"><text:span text:style-name="T162">het </text:span></text:span><text:span text:style-name="Emphasis"><text:span text:style-name="T163">I</text:span></text:span><text:span text:style-name="Emphasis"><text:span text:style-name="T161">nternetadres te<text:line-break/> <text:tab/><text:tab/>selecteren </text:span></text:span><text:span text:style-name="Emphasis"><text:span text:style-name="T67">via </text:span></text:span><text:span text:style-name="Emphasis"><text:span text:style-name="T80">adres </text:span></text:span><text:span text:style-name="User_20_Entry"><text:span text:style-name="T165">about:config</text:span></text:span><text:span text:style-name="Emphasis"><text:span text:style-name="T67"> en </text:span></text:span><text:span text:style-name="Emphasis"><text:span text:style-name="T82">typ </text:span></text:span><text:span text:style-name="Emphasis"><text:span text:style-name="T91">a</text:span></text:span><text:span text:style-name="Emphasis"><text:span text:style-name="T82">chter </text:span></text:span><text:span text:style-name="Emphasis"><text:span text:style-name="T129">Zoeken</text:span></text:span><text:span text:style-name="Emphasis"><text:span text:style-name="T67"> </text:span></text:span><text:span text:style-name="User_20_Entry"><text:span text:style-name="T165">click</text:span></text:span><text:span text:style-name="Emphasis"><text:span text:style-name="T67">.<text:line-break/><text:tab/><text:tab/></text:span></text:span><text:span text:style-name="Emphasis"><text:span text:style-name="T161">Dubbelklik </text:span></text:span><text:span text:style-name="Emphasis"><text:span text:style-name="T163">op de </text:span></text:span><text:span text:style-name="Emphasis"><text:span text:style-name="T161">regel </text:span></text:span><text:span text:style-name="Emphasis"><text:span text:style-name="T170">browser.urlbar.clickSelectsAll</text:span></text:span><text:span text:style-name="Emphasis"><text:span text:style-name="T161"> (w</text:span></text:span><text:span text:style-name="Emphasis"><text:span text:style-name="T67">aarde verandert in </text:span></text:span><text:span text:style-name="Emphasis"><text:span text:style-name="T128">true</text:span></text:span><text:span text:style-name="Emphasis"><text:span text:style-name="T67">).</text:span></text:span></text:p>
            </text:list-item>
            <text:list-item>
              <text:p text:style-name="P76"><text:span text:style-name="Emphasis"><text:span text:style-name="T83"><draw:control text:anchor-type="as-char" draw:z-index="33" draw:style-name="gr1" draw:text-style-name="P93" svg:width="0.35cm" svg:height="0.35cm" draw:control="control34"/></text:span></text:span><text:span text:style-name="Emphasis"><text:span text:style-name="T83"><text:tab/>Stel het papier</text:span></text:span><text:span text:style-name="Emphasis"><text:span text:style-name="T79">f</text:span></text:span><text:span text:style-name="Emphasis"><text:span text:style-name="T83">ormaat </text:span></text:span><text:span text:style-name="Emphasis"><text:span text:style-name="T80">in via</text:span></text:span><text:span text:style-name="T14"> menu rechtsboven &gt; </text:span><text:span text:style-name="Strong_20_Emphasis"><text:span text:style-name="T14">Afdrukken</text:span></text:span><text:span text:style-name="T14"> &gt; </text:span><text:span text:style-name="Strong_20_Emphasis"><text:span text:style-name="T14">Pagina-instellingen</text:span></text:span><text:span text:style-name="T14">.<text:line-break/><text:tab/><text:tab/>Kies</text:span><text:span text:style-name="Emphasis"><text:span text:style-name="T83"> </text:span></text:span><text:span text:style-name="Strong_20_Emphasis"><text:span text:style-name="T141">Papiergroote</text:span></text:span><text:span text:style-name="Emphasis"><text:span text:style-name="T83"> &gt; </text:span></text:span><text:span text:style-name="Strong_20_Emphasis"><text:span text:style-name="T141">A4</text:span></text:span><text:span text:style-name="Emphasis"><text:span text:style-name="T83">. Klik op </text:span></text:span><text:span text:style-name="Strong_20_Emphasis"><text:span text:style-name="T141">Toepassen</text:span></text:span><text:span text:style-name="Emphasis"><text:span text:style-name="T83"> </text:span></text:span><text:span text:style-name="Emphasis"><text:span text:style-name="T101">en vervolgens op </text:span></text:span><text:span text:style-name="Emphasis"><text:span text:style-name="T130">Sluiten</text:span></text:span><text:span text:style-name="Emphasis"><text:span text:style-name="T101">.</text:span></text:span></text:p>
            </text:list-item>
            <text:list-item>
              <text:p text:style-name="P77"><text:span text:style-name="Emphasis"><text:span text:style-name="T83"><draw:control text:anchor-type="as-char" draw:z-index="34" draw:style-name="gr1" draw:text-style-name="P93" svg:width="0.35cm" svg:height="0.35cm" draw:control="control35"/></text:span></text:span><text:span text:style-name="Emphasis"><text:span text:style-name="T83"><text:tab/></text:span></text:span><text:span text:style-name="Emphasis"><text:span text:style-name="T67">Stel </text:span></text:span><text:span text:style-name="Emphasis"><text:span text:style-name="T81">de </text:span></text:span><text:span text:style-name="Emphasis"><text:span text:style-name="T67">startpagina in </text:span></text:span><text:span text:style-name="Emphasis"><text:span text:style-name="T100">via </text:span></text:span><text:span text:style-name="Emphasis"><text:span text:style-name="T98">menu &gt; </text:span></text:span><text:span text:style-name="Strong_20_Emphasis"><text:span text:style-name="T148">Voorkeuren</text:span></text:span><text:span text:style-name="Emphasis"><text:span text:style-name="T98"> </text:span></text:span><text:span text:style-name="Emphasis"><text:span text:style-name="T100">&gt;</text:span></text:span><text:span text:style-name="Emphasis"><text:span text:style-name="T98"> </text:span></text:span><text:span text:style-name="Strong_20_Emphasis"><text:span text:style-name="T149">Algemeen</text:span></text:span><text:span text:style-name="Emphasis"><text:span text:style-name="T68">.</text:span></text:span></text:p>
            </text:list-item>
            <text:list-item>
              <text:p text:style-name="P78"><text:span text:style-name="Emphasis"><text:span text:style-name="T83"><draw:control text:anchor-type="as-char" draw:z-index="31" draw:style-name="gr1" draw:text-style-name="P93" svg:width="0.35cm" svg:height="0.35cm" draw:control="control32"/></text:span></text:span><text:span text:style-name="Emphasis"><text:span text:style-name="T83"><text:tab/></text:span></text:span><text:span text:style-name="Emphasis"><text:span text:style-name="T69">Wijzig PDF-lezer </text:span></text:span><text:span text:style-name="Emphasis"><text:span text:style-name="T98">via menu &gt; <text:tab/></text:span></text:span><text:span text:style-name="Strong_20_Emphasis"><text:span text:style-name="T148">Voorkeuren</text:span></text:span><text:span text:style-name="Emphasis"><text:span text:style-name="T98"> </text:span></text:span><text:span text:style-name="Emphasis"><text:span text:style-name="T100">&gt;</text:span></text:span><text:span text:style-name="Emphasis"><text:span text:style-name="T98"> </text:span></text:span><text:span text:style-name="Strong_20_Emphasis"><text:span text:style-name="T150">Toepassingen</text:span></text:span><text:span text:style-name="Emphasis"><text:span text:style-name="T67">.<text:line-break/><text:tab/><text:tab/></text:span></text:span><text:span text:style-name="Emphasis"><text:span text:style-name="T69">Zoek </text:span></text:span><text:span text:style-name="User_20_Entry"><text:span text:style-name="T167">pdf</text:span></text:span><text:span text:style-name="Emphasis"><text:span text:style-name="T69"> </text:span></text:span><text:span text:style-name="Emphasis"><text:span text:style-name="T74">en a</text:span></text:span><text:span text:style-name="Emphasis"><text:span text:style-name="T69">chter </text:span></text:span><text:span text:style-name="Strong_20_Emphasis"><text:span text:style-name="T150">Portable Document Format (PDF)</text:span></text:span><text:span text:style-name="Emphasis"><text:span text:style-name="T69"> selecteer<text:line-break/><text:tab/><text:tab/></text:span></text:span><text:span text:style-name="Strong_20_Emphasis"><text:span text:style-name="T150">Documentweergave gebruiken (Standaard)</text:span></text:span><text:span text:style-name="Emphasis"><text:span text:style-name="T69"> </text:span></text:span><text:span text:style-name="Emphasis"><text:span text:style-name="T70">(= Evince). </text:span></text:span><text:span text:style-name="Emphasis"><text:span text:style-name="T90">Klik op </text:span></text:span><text:span text:style-name="Strong_20_Emphasis"><text:span text:style-name="T151">Sluiten</text:span></text:span><text:span text:style-name="Emphasis"><text:span text:style-name="T90">.</text:span></text:span></text:p>
            </text:list-item>
            <text:list-item>
              <text:p text:style-name="P79"><text:span text:style-name="Emphasis"><text:span text:style-name="T54"><draw:control text:anchor-type="as-char" draw:z-index="24" draw:style-name="gr1" draw:text-style-name="P93" svg:width="0.35cm" svg:height="0.35cm" draw:control="control25"/></text:span></text:span><text:span text:style-name="Emphasis"><text:span text:style-name="T54"><text:tab/></text:span></text:span><text:span text:style-name="Emphasis"><text:span text:style-name="T174">Indien gewenst:<text:tab/></text:span></text:span><text:span text:style-name="Emphasis"><text:span text:style-name="T49">Synchroniseer Firefox-gegevens via </text:span></text:span><text:span text:style-name="Emphasis"><text:span text:style-name="T98">menu &gt; </text:span></text:span><text:span text:style-name="Strong_20_Emphasis"><text:span text:style-name="T148">Voorkeuren</text:span></text:span><text:span text:style-name="Emphasis"><text:span text:style-name="T98"> </text:span></text:span><text:span text:style-name="Emphasis"><text:span text:style-name="T100">&gt;</text:span></text:span><text:span text:style-name="Emphasis"><text:span text:style-name="T68"> </text:span></text:span><text:span text:style-name="Emphasis"><text:span text:style-name="T49"><text:s/></text:span></text:span><text:span text:style-name="Strong_20_Emphasis"><text:span text:style-name="T131">Sync</text:span></text:span><text:span text:style-name="Emphasis"><text:span text:style-name="T49">.<text:line-break/><text:tab/><text:tab/></text:span></text:span><text:span text:style-name="Emphasis"><text:span text:style-name="T58">Kies </text:span></text:span><text:span text:style-name="Strong_20_Emphasis"><text:span text:style-name="T136">Aanmelden</text:span></text:span><text:span text:style-name="Emphasis"><text:span text:style-name="T58">.</text:span></text:span></text:p>
              <text:p text:style-name="P79"><text:span text:style-name="Emphasis"><text:span text:style-name="T58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72"><text:span text:style-name="Emphasis"><text:span text:style-name="T180">Alleen bij een nieuwe installatie, niet bij herinstall</text:span></text:span><text:span text:style-name="Emphasis"><text:span text:style-name="T181">eren</text:span></text:span><text:span text:style-name="Emphasis"><text:span text:style-name="T180"> of opwaarder</text:span></text:span><text:span text:style-name="Emphasis"><text:span text:style-name="T182">e</text:span></text:span><text:span text:style-name="Emphasis"><text:span text:style-name="T180">n </text:span></text:span><text:span text:style-name="Emphasis"><text:span text:style-name="T181">(“upgrade”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0"><text:span text:style-name="T54"><draw:control text:anchor-type="as-char" draw:z-index="25" draw:style-name="gr1" draw:text-style-name="P93" svg:width="0.35cm" svg:height="0.35cm" draw:control="control26"/></text:span><text:span text:style-name="T54"><text:tab/></text:span><text:span text:style-name="T172">Stel e-mail in via </text:span><text:span text:style-name="T185">menu</text:span><text:span text:style-name="T173"> &gt; </text:span><text:span text:style-name="Strong_20_Emphasis"><text:span text:style-name="T186">Mail Reader</text:span></text:span><text:span text:style-name="Strong_20_Emphasis"><text:span text:style-name="T172">.</text:span></text:span></text:p>
            </text:list-item>
            <text:list-item>
              <text:p text:style-name="P81"><text:span text:style-name="Emphasis"><text:span text:style-name="T83"><draw:control text:anchor-type="as-char" draw:z-index="26" draw:style-name="gr1" draw:text-style-name="P93" svg:width="0.35cm" svg:height="0.35cm" draw:control="control27"/></text:span></text:span><text:span text:style-name="Emphasis"><text:span text:style-name="T83"><text:tab/></text:span></text:span><text:span text:style-name="Emphasis"><text:span text:style-name="T66">Stel het papier</text:span></text:span><text:span text:style-name="Emphasis"><text:span text:style-name="T79">f</text:span></text:span><text:span text:style-name="Emphasis"><text:span text:style-name="T66">ormaat in via</text:span></text:span><text:span text:style-name="Emphasis"><text:span text:style-name="T67"> </text:span></text:span><text:span text:style-name="Strong_20_Emphasis"><text:span text:style-name="T140">Bestand</text:span></text:span><text:span text:style-name="Emphasis"><text:span text:style-name="T66"> &gt; </text:span></text:span><text:span text:style-name="Strong_20_Emphasis"><text:span text:style-name="T140">Pagina-instellingen</text:span></text:span><text:span text:style-name="Emphasis"><text:span text:style-name="T66"> </text:span></text:span><text:span text:style-name="Emphasis"><text:span text:style-name="T99">&gt;</text:span></text:span><text:span text:style-name="Emphasis"><text:span text:style-name="T83"> </text:span></text:span><text:span text:style-name="Strong_20_Emphasis"><text:span text:style-name="T140">Papiergroote</text:span></text:span><text:span text:style-name="Emphasis"><text:span text:style-name="T66"> &gt; </text:span></text:span><text:span text:style-name="Strong_20_Emphasis"><text:span text:style-name="T140">A4</text:span></text:span><text:span text:style-name="Emphasis"><text:span text:style-name="T66">.<text:line-break/><text:tab/><text:tab/>Klik op </text:span></text:span><text:span text:style-name="Strong_20_Emphasis"><text:span text:style-name="T140">Toepassen</text:span></text:span><text:span text:style-name="Emphasis"><text:span text:style-name="T66">.</text:span></text:span></text:p>
            </text:list-item>
            <text:list-item>
              <text:p text:style-name="P68"><text:span text:style-name="Emphasis"><text:span text:style-name="T83"><draw:control text:anchor-type="as-char" draw:z-index="27" draw:style-name="gr1" draw:text-style-name="P93" svg:width="0.35cm" svg:height="0.35cm" draw:control="control28"/></text:span></text:span><text:span text:style-name="Emphasis"><text:span text:style-name="T83"><text:tab/></text:span></text:span><text:span text:style-name="Emphasis"><text:span text:style-name="T67">Verstuur een </text:span></text:span><text:span text:style-name="Emphasis"><text:span text:style-name="T73">test-E-mail.</text:span></text:span></text:p>
              <text:p text:style-name="P68"><text:span text:style-name="Emphasis"><text:span text:style-name="T73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82"><text:span text:style-name="Emphasis"><text:span text:style-name="T180">Alleen bij een nieuwe installatie, niet bij herinstall</text:span></text:span><text:span text:style-name="Emphasis"><text:span text:style-name="T181">eren</text:span></text:span><text:span text:style-name="Emphasis"><text:span text:style-name="T180"> of opwaarder</text:span></text:span><text:span text:style-name="Emphasis"><text:span text:style-name="T182">e</text:span></text:span><text:span text:style-name="Emphasis"><text:span text:style-name="T180">n </text:span></text:span><text:span text:style-name="Emphasis"><text:span text:style-name="T181">(“upgrade”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3"><text:span text:style-name="Emphasis"><text:span text:style-name="T83"><draw:control text:anchor-type="as-char" draw:z-index="30" draw:style-name="gr1" draw:text-style-name="P93" svg:width="0.35cm" svg:height="0.35cm" draw:control="control31"/></text:span></text:span><text:span text:style-name="Emphasis"><text:span text:style-name="T83"><text:tab/></text:span></text:span><text:span text:style-name="Emphasis"><text:span text:style-name="T86">Activeer enkelklik om te openen via </text:span></text:span><text:span text:style-name="Strong_20_Emphasis"><text:span text:style-name="T86">menu</text:span></text:span><text:span text:style-name="Emphasis"><text:span text:style-name="T86"> &gt; </text:span></text:span><text:span text:style-name="Strong_20_Emphasis"><text:span text:style-name="T152">File Manager</text:span></text:span><text:span text:style-name="Emphasis"><text:span text:style-name="T86"> of<text:line-break/> <text:tab/><text:tab/>klik op </text:span></text:span><text:span text:style-name="Strong_20_Emphasis"><text:span text:style-name="T152">Persoonlijke map</text:span></text:span><text:span text:style-name="Emphasis"><text:span text:style-name="T86"> linksonder op het </text:span></text:span><text:span text:style-name="Emphasis"><text:span text:style-name="T109">bureaublad)</text:span></text:span><text:span text:style-name="Emphasis"><text:span text:style-name="T86">.<text:line-break/><text:tab/><text:tab/>Ga naar </text:span></text:span><text:span text:style-name="Strong_20_Emphasis"><text:span text:style-name="T153">Bewerken</text:span></text:span><text:span text:style-name="Emphasis"><text:span text:style-name="T86"> &gt; </text:span></text:span><text:span text:style-name="Strong_20_Emphasis"><text:span text:style-name="T153">Voorkeuren</text:span></text:span><text:span text:style-name="Emphasis"><text:span text:style-name="T86">.<text:line-break/><text:tab/><text:tab/></text:span></text:span><text:span text:style-name="Emphasis"><text:span text:style-name="T102">Op</text:span></text:span><text:span text:style-name="Emphasis"><text:span text:style-name="T86"> tab</text:span></text:span><text:span text:style-name="Emphasis"><text:span text:style-name="T102">blad</text:span></text:span><text:span text:style-name="Emphasis"><text:span text:style-name="T86"> </text:span></text:span><text:span text:style-name="Strong_20_Emphasis"><text:span text:style-name="T154">Gedrag</text:span></text:span><text:span text:style-name="Emphasis"><text:span text:style-name="T86">, </text:span></text:span><text:span text:style-name="Emphasis"><text:span text:style-name="T102">k</text:span></text:span><text:span text:style-name="Emphasis"><text:span text:style-name="T86">ies </text:span></text:span><text:span text:style-name="Strong_20_Emphasis"><text:span text:style-name="T153">O</text:span></text:span><text:span text:style-name="Strong_20_Emphasis"><text:span text:style-name="T154">nderdelen</text:span></text:span><text:span text:style-name="Strong_20_Emphasis"><text:span text:style-name="T153"> met enkele klik </text:span></text:span><text:span text:style-name="Strong_20_Emphasis"><text:span text:style-name="T154">activeren</text:span></text:span><text:span text:style-name="Emphasis"><text:span text:style-name="T86">.<text:line-break/><text:tab/><text:tab/>Klik op </text:span></text:span><text:span text:style-name="Strong_20_Emphasis"><text:span text:style-name="T153">Sluiten</text:span></text:span><text:span text:style-name="Emphasis"><text:span text:style-name="T86">.</text:span></text:span></text:p>
            </text:list-item>
          </text:list>
          <text:p text:style-name="P61"><text:span text:style-name="Emphasis"><text:span text:style-name="T16">5. </text:span></text:span><text:span text:style-name="Emphasis"><text:span text:style-name="T15">Gebruiker inrichten </text:span></text:span><text:span text:style-name="Emphasis"><text:span text:style-name="T16">(vervolg)</text:span></text:span></text:p>
          <text:p text:style-name="P58"/>
          <text:p text:style-name="P52"><text:span text:style-name="Strong_20_Emphasis"><text:span text:style-name="T427">N.</text:span></text:span><text:span text:style-name="Strong_20_Emphasis"><text:span text:style-name="T428">B.</text:span></text:span><text:span text:style-name="Strong_20_Emphasis"><text:span text:style-name="T132"><text:tab/></text:span></text:span><text:span text:style-name="Emphasis"><text:span text:style-name="T257">De handelingen in dit hoofdstuk dienen </text:span></text:span><text:span text:style-name="Emphasis"><text:span text:style-name="T249">per gebruiker</text:span></text:span><text:span text:style-name="Emphasis"><text:span text:style-name="T257"> te worden uitgevoerd.</text:span></text:span></text:p>
          <text:list text:continue-numbering="true">
            <text:list-header>
              <text:p text:style-name="P84"><text:span text:style-name="User_20_Entry"><text:span text:style-name="T50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53"><text:span text:style-name="Emphasis"><text:span text:style-name="T180">Alleen bij een nieuwe installatie, niet bij herinstall</text:span></text:span><text:span text:style-name="Emphasis"><text:span text:style-name="T181">eren</text:span></text:span><text:span text:style-name="Emphasis"><text:span text:style-name="T180"> of opwaarder</text:span></text:span><text:span text:style-name="Emphasis"><text:span text:style-name="T182">e</text:span></text:span><text:span text:style-name="Emphasis"><text:span text:style-name="T180">n </text:span></text:span><text:span text:style-name="Emphasis"><text:span text:style-name="T181">(“upgrade”)</text:span></text:span></text:p>
                        </text:list-header>
                      </text:list>
                    </text:list-item>
                  </text:list>
                </text:list-item>
              </text:list>
            </text:list-header>
            <text:list-item>
              <text:p text:style-name="P46"><text:span text:style-name="Emphasis"><text:span text:style-name="T83"><draw:control text:anchor-type="as-char" draw:z-index="28" draw:style-name="gr1" draw:text-style-name="P93" svg:width="0.35cm" svg:height="0.35cm" draw:control="control29"/></text:span></text:span><text:span text:style-name="Emphasis"><text:span text:style-name="T83"><text:tab/></text:span></text:span><text:span text:style-name="Emphasis"><text:span text:style-name="T71">Maak documenten </text:span></text:span><text:span text:style-name="Emphasis"><text:span text:style-name="T72">standaard </text:span></text:span><text:span text:style-name="Emphasis"><text:span text:style-name="T71">aan in het Microsoft-formaat door het openen van een<text:line-break/><text:tab/><text:tab/>willekeurig LibreOffice-toepassing of LibreOffice-document.<text:line-break/><text:tab/><text:tab/>Ga naar </text:span></text:span><text:span text:style-name="Strong_20_Emphasis"><text:span text:style-name="T143">Extra</text:span></text:span><text:span text:style-name="Emphasis"><text:span text:style-name="T71"> &gt; </text:span></text:span><text:span text:style-name="Strong_20_Emphasis"><text:span text:style-name="T143">Opties</text:span></text:span><text:span text:style-name="Emphasis"><text:span text:style-name="T71"> &gt; </text:span></text:span><text:span text:style-name="Strong_20_Emphasis"><text:span text:style-name="T143">Laden/Opslaan</text:span></text:span><text:span text:style-name="Emphasis"><text:span text:style-name="T71"> &gt; </text:span></text:span><text:span text:style-name="Strong_20_Emphasis"><text:span text:style-name="T143">Algemeen</text:span></text:span><text:span text:style-name="Emphasis"><text:span text:style-name="T71">.<text:line-break/><text:tab/><text:tab/></text:span></text:span><text:span text:style-name="Emphasis"><text:span text:style-name="T84">Selecteer o</text:span></text:span><text:span text:style-name="Emphasis"><text:span text:style-name="T71">nder </text:span></text:span><text:span text:style-name="Strong_20_Emphasis"><text:span text:style-name="T143">Standaard bestandsindeling en ODF-instellingen</text:span></text:span><text:span text:style-name="Emphasis"><text:span text:style-name="T71"><text:line-break/><text:tab/><text:tab/></text:span></text:span><text:span text:style-name="Emphasis"><text:span text:style-name="T85">achtereenvolgens</text:span></text:span><text:span text:style-name="Emphasis"><text:span text:style-name="T84">:</text:span></text:span><text:span text:style-name="Emphasis"><text:span text:style-name="T71"><text:line-break/><text:tab/><text:tab/></text:span></text:span><text:span text:style-name="Strong_20_Emphasis"><text:span text:style-name="T143">Documenttype</text:span></text:span><text:span text:style-name="Emphasis"><text:span text:style-name="T71"><text:tab/><text:tab/></text:span></text:span><text:span text:style-name="Strong_20_Emphasis"><text:span text:style-name="T143">Altijd opslaan als</text:span></text:span><text:span text:style-name="Emphasis"><text:span text:style-name="T71"> <text:line-break/><text:tab/><text:tab/>Tekstdocument<text:tab/><text:tab/>Microsoft Word </text:span></text:span><text:span text:style-name="Emphasis"><text:span text:style-name="T78">2007/2010/</text:span></text:span><text:span text:style-name="Emphasis"><text:span text:style-name="T89">2013</text:span></text:span><text:span text:style-name="Emphasis"><text:span text:style-name="T78"> XML</text:span></text:span><text:span text:style-name="Emphasis"><text:span text:style-name="T71"><text:line-break/><text:tab/><text:tab/>Werkblad<text:tab/><text:tab/><text:tab/><text:tab/>Microsoft Excel </text:span></text:span><text:span text:style-name="Emphasis"><text:span text:style-name="T78">2007/2010/</text:span></text:span><text:span text:style-name="Emphasis"><text:span text:style-name="T89">2013</text:span></text:span><text:span text:style-name="Emphasis"><text:span text:style-name="T78"> XML</text:span></text:span><text:span text:style-name="Emphasis"><text:span text:style-name="T71"><text:line-break/><text:tab/><text:tab/>Presentatie<text:tab/><text:tab/><text:tab/>Microsoft PowerPoint </text:span></text:span><text:span text:style-name="Emphasis"><text:span text:style-name="T78">2007/2010/</text:span></text:span><text:span text:style-name="Emphasis"><text:span text:style-name="T89">2013</text:span></text:span><text:span text:style-name="Emphasis"><text:span text:style-name="T78"> XML</text:span></text:span><text:span text:style-name="Emphasis"><text:span text:style-name="T71"><text:line-break/><text:tab/><text:tab/>Klik op </text:span></text:span><text:span text:style-name="Strong_20_Emphasis"><text:span text:style-name="T143">OK</text:span></text:span><text:span text:style-name="Emphasis"><text:span text:style-name="T71"> en sluit </text:span></text:span><text:span text:style-name="Strong_20_Emphasis"><text:span text:style-name="T143">LibreOffice</text:span></text:span><text:span text:style-name="Emphasis"><text:span text:style-name="T71"> af.</text:span></text:span></text:p>
              <text:p text:style-name="P46"><text:span text:style-name="Emphasis"><text:span text:style-name="T71"/></text:span></text:p>
            </text:list-item>
            <text:list-item>
              <text:p text:style-name="P54"><text:span text:style-name="Numbering_20_Symbols"><text:span text:style-name="T83"><draw:control text:anchor-type="as-char" draw:z-index="37" draw:style-name="gr1" draw:text-style-name="P93" svg:width="0.35cm" svg:height="0.35cm" draw:control="control38"/></text:span></text:span><text:span text:style-name="Numbering_20_Symbols"><text:span text:style-name="T83"><text:tab/></text:span></text:span><text:span text:style-name="Emphasis"><text:span text:style-name="T93">Stel een automatische back-up in </text:span></text:span><text:span text:style-name="Emphasis"><text:span text:style-name="T94">via </text:span></text:span><text:span text:style-name="T144">menu</text:span><text:span text:style-name="T111">, </text:span><text:span text:style-name="T112">zoek </text:span><text:span text:style-name="User_20_Entry"><text:span text:style-name="T216">inst</text:span></text:span><text:span text:style-name="T112"> en klik op </text:span><text:span text:style-name="Strong_20_Emphasis"><text:span text:style-name="T220">Instellingen- en<text:line-break/><text:tab/><text:tab/>systeembeheerder<text:line-break/><text:tab/><text:tab/></text:span></text:span><text:span text:style-name="Strong_20_Emphasis"><text:span text:style-name="T104">(</text:span></text:span><text:span text:style-name="Strong_20_Emphasis"><text:span text:style-name="T107">of via het menu, klik rechts op </text:span></text:span><text:span text:style-name="Strong_20_Emphasis"><text:span text:style-name="T221">Alle</text:span></text:span><text:span text:style-name="Strong_20_Emphasis"><text:span text:style-name="T107"> en links op </text:span></text:span><text:span text:style-name="Strong_20_Emphasis"><text:span text:style-name="T220">Instellingen- en systeembeheerder</text:span></text:span><text:span text:style-name="Strong_20_Emphasis"><text:span text:style-name="T95">,<text:line-break/><text:tab/><text:tab/> of via </text:span></text:span><text:span text:style-name="Strong_20_Emphasis"><text:span text:style-name="T105">het menu en klik rechtsonder in het menu op </text:span></text:span><text:span text:style-name="Strong_20_Emphasis"><text:span text:style-name="T146">Alle Ins</text:span></text:span><text:span text:style-name="Strong_20_Emphasis"><text:span text:style-name="T219">tellingen</text:span></text:span><text:span text:style-name="Strong_20_Emphasis"><text:span text:style-name="T215">)</text:span></text:span><text:span text:style-name="Strong_20_Emphasis"><text:span text:style-name="T112">.<text:line-break/><text:tab/><text:tab/></text:span></text:span><text:span text:style-name="Strong_20_Emphasis"><text:span text:style-name="T113">Klik onder </text:span></text:span><text:span text:style-name="Strong_20_Emphasis"><text:span text:style-name="T223">Overige</text:span></text:span><text:span text:style-name="Strong_20_Emphasis"><text:span text:style-name="T113"> op </text:span></text:span><text:span text:style-name="Strong_20_Emphasis"><text:span text:style-name="T145">Reservekopieën</text:span></text:span><text:span text:style-name="Strong_20_Emphasis"><text:span text:style-name="T96">.</text:span></text:span><text:span text:style-name="Emphasis"><text:span text:style-name="T88"><text:line-break/><text:tab/><text:tab/></text:span></text:span><text:span text:style-name="Definition"><text:span text:style-name="T22">Volg de aanwijzingen op het scherm</text:span></text:span><text:span text:style-name="Emphasis"><text:span text:style-name="T97">.</text:span></text:span></text:p>
              <text:p text:style-name="P55"><text:span text:style-name="Emphasis"><text:span text:style-name="T97"/></text:span></text:p>
            </text:list-item>
            <text:list-item>
              <text:p text:style-name="P56"><text:span text:style-name="Numbering_20_Symbols"><text:span text:style-name="T83"><draw:control text:anchor-type="as-char" draw:z-index="45" draw:style-name="gr1" draw:text-style-name="P93" svg:width="0.35cm" svg:height="0.35cm" draw:control="control46"/></text:span></text:span><text:span text:style-name="Numbering_20_Symbols"><text:span text:style-name="T83"><text:tab/></text:span></text:span><text:span text:style-name="Emphasis"><text:span text:style-name="T106">Schakel tweede bureablad uit via menu</text:span></text:span><text:span text:style-name="Emphasis"><text:span text:style-name="T111">, </text:span></text:span><text:span text:style-name="Emphasis"><text:span text:style-name="T112">zoek </text:span></text:span><text:span text:style-name="User_20_Entry"><text:span text:style-name="T216">inst</text:span></text:span><text:span text:style-name="Emphasis"><text:span text:style-name="T112"> en klik op </text:span></text:span><text:span text:style-name="Strong_20_Emphasis"><text:span text:style-name="T220">Instellingen- en<text:line-break/><text:tab/><text:tab/>systeembeheerder<text:line-break/><text:tab/><text:tab/></text:span></text:span><text:span text:style-name="Strong_20_Emphasis"><text:span text:style-name="T104">(</text:span></text:span><text:span text:style-name="Strong_20_Emphasis"><text:span text:style-name="T107">of via het menu, klik rechts op </text:span></text:span><text:span text:style-name="Strong_20_Emphasis"><text:span text:style-name="T221">Alle</text:span></text:span><text:span text:style-name="Strong_20_Emphasis"><text:span text:style-name="T107"> en links op </text:span></text:span><text:span text:style-name="Strong_20_Emphasis"><text:span text:style-name="T220">Instellingen- en systeembeheerder</text:span></text:span><text:span text:style-name="Strong_20_Emphasis"><text:span text:style-name="T95">,<text:line-break/><text:tab/><text:tab/> of via </text:span></text:span><text:span text:style-name="Strong_20_Emphasis"><text:span text:style-name="T105">het menu en klik rechtsonder in het menu op </text:span></text:span><text:span text:style-name="Strong_20_Emphasis"><text:span text:style-name="T146">Alle Ins</text:span></text:span><text:span text:style-name="Strong_20_Emphasis"><text:span text:style-name="T219">tellingen</text:span></text:span><text:span text:style-name="Strong_20_Emphasis"><text:span text:style-name="T215">)</text:span></text:span><text:span text:style-name="Strong_20_Emphasis"><text:span text:style-name="T112">.<text:line-break/><text:tab/><text:tab/></text:span></text:span><text:span text:style-name="Strong_20_Emphasis"><text:span text:style-name="T113">Klik onder </text:span></text:span><text:span text:style-name="Strong_20_Emphasis"><text:span text:style-name="T224">Persoonlijk</text:span></text:span><text:span text:style-name="Strong_20_Emphasis"><text:span text:style-name="T113"> op </text:span></text:span><text:span text:style-name="Strong_20_Emphasis"><text:span text:style-name="T147">Werkbladen</text:span></text:span><text:span text:style-name="Strong_20_Emphasis"><text:span text:style-name="T96">.</text:span></text:span><text:span text:style-name="Emphasis"><text:span text:style-name="T88"><text:line-break/><text:tab/><text:tab/></text:span></text:span><text:span text:style-name="Emphasis"><text:span text:style-name="T106">Zet </text:span></text:span><text:span text:style-name="Strong_20_Emphasis"><text:span text:style-name="T224">Aantal werkbladen</text:span></text:span><text:span text:style-name="Emphasis"><text:span text:style-name="T106"> op </text:span></text:span><text:span text:style-name="Strong_20_Emphasis"><text:span text:style-name="T224">1</text:span></text:span><text:span text:style-name="Emphasis"><text:span text:style-name="T97">.</text:span></text:span></text:p>
              <text:p text:style-name="P57"><text:span text:style-name="Emphasis"><text:span text:style-name="T103"/></text:span></text:p>
              <text:p text:style-name="P57"><text:span text:style-name="Emphasis"><text:span text:style-name="T103"/></text:span></text:p>
              <text:p text:style-name="P57"><text:span text:style-name="Emphasis"><text:span text:style-name="T103"/></text:span></text:p>
            </text:list-item>
          </text:list>
        </text:list-item>
        <text:list-item>
          <text:p text:style-name="P34">Installatie afronden</text:p>
          <text:p text:style-name="P87"/>
          <text:list>
            <text:list-item>
              <text:p text:style-name="P91"><text:span text:style-name="Strong_20_Emphasis"><text:span text:style-name="T184"><draw:control text:anchor-type="as-char" draw:z-index="29" draw:style-name="gr1" draw:text-style-name="P93" svg:width="0.35cm" svg:height="0.35cm" draw:control="control30"/></text:span></text:span><text:span text:style-name="Strong_20_Emphasis"><text:span text:style-name="T184"><text:tab/>– </text:span></text:span></text:p>
            </text:list-item>
          </text:list>
        </text:list-item>
      </text:list>
      <text:p text:style-name="P14"/>
      <text:p text:style-name="P14"/>
      <text:p text:style-name="P14"/>
      <text:list xml:id="list194558551950060" text:continue-list="list4705809553939486304" text:style-name="L3">
        <text:list-header>
          <text:p text:style-name="P92"><text:span text:style-name="Strong_20_Emphasis"><text:span text:style-name="T425">NOTE</text:span></text:span><text:span text:style-name="Strong_20_Emphasis"><text:span text:style-name="T293"><text:tab/></text:span></text:span><text:span text:style-name="T295">De i</text:span><text:span text:style-name="Strong_20_Emphasis"><text:span text:style-name="T269">nstallatie </text:span></text:span><text:span text:style-name="Strong_20_Emphasis"><text:span text:style-name="T271">van </text:span></text:span><text:span text:style-name="Strong_20_Emphasis"><text:span text:style-name="T271"><text:reference-ref text:reference-format="text" text:ref-name="Versie">Xubuntu 14.04 LTS</text:reference-ref></text:span></text:span><text:span text:style-name="Strong_20_Emphasis"><text:span text:style-name="T269"> </text:span></text:span><text:span text:style-name="Strong_20_Emphasis"><text:span text:style-name="T269"><text:reference-ref text:reference-format="text" text:ref-name="Editie">desktop</text:reference-ref></text:span></text:span><text:span text:style-name="Strong_20_Emphasis"><text:span text:style-name="T269"> </text:span></text:span><text:span text:style-name="Strong_20_Emphasis"><text:span text:style-name="T272">is </text:span></text:span><text:span text:style-name="Strong_20_Emphasis"><text:span text:style-name="T270">voltooid.</text:span></text:span></text:p>
          <text:p text:style-name="P90"><text:span text:style-name="Strong_20_Emphasis"><text:span text:style-name="T266"><text:tab/><text:tab/><text:tab/></text:span></text:span><text:span text:style-name="T226">Checklist eindigt hier.</text:span></text:p>
        </text:list-header>
      </text:list>
      <text:p text:style-name="P16"/>
      <text:p text:style-name="P16"/>
      <text:p text:style-name="P16"/>
      <text:p text:style-name="P16">Dit werk is gelicenseerd onder een Creative Commons Naamsvermelding-GelijkDelen 3.0 Nederland licent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0.5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1pt" fo:font-style="normal" style:text-underline-style="none" fo:background-color="#cccccc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1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officeooo:paragraph-rsid="0278e82a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Xubuntu 14.04 LTS desktop algemeen</text:file-name></text:span><text:span text:style-name="MT1"><text:tab/></text:span><text:span text:style-name="MT1"><text:date style:data-style-name="N36" text:date-value="2015-09-26T19:45:56.019557383">26-09-2015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2</text:page-number>/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9-26T19:45:55.939398162</dc:date>
    <meta:printed-by>Karel Zimmer</meta:printed-by>
    <meta:print-date>2013-05-21T19:42:30</meta:print-date>
    <meta:keyword>Installatie</meta:keyword>
    <meta:keyword>Checklist</meta:keyword>
    <meta:keyword>Linux</meta:keyword>
    <meta:editing-cycles>3904</meta:editing-cycles>
    <meta:editing-duration>P7DT17H1M56S</meta:editing-duration>
    <dc:creator>Karel Zimmer</dc:creator>
    <meta:document-statistic meta:table-count="0" meta:image-count="0" meta:object-count="0" meta:page-count="6" meta:paragraph-count="89" meta:word-count="1616" meta:character-count="11389" meta:non-whitespace-character-count="9493"/>
    <meta:user-defined meta:name="Info 1"/>
    <meta:user-defined meta:name="Info 2"/>
    <meta:user-defined meta:name="Info 3"/>
    <meta:user-defined meta:name="Info 4"/>
  </office:meta>
</office:document-meta>
</file>